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799in"/>
    </style:style>
    <style:style style:name="co2" style:family="table-column">
      <style:table-column-properties fo:break-before="auto" style:column-width="0.5in"/>
    </style:style>
    <style:style style:name="co3" style:family="table-column">
      <style:table-column-properties fo:break-before="auto" style:column-width="0.35in"/>
    </style:style>
    <style:style style:name="co4" style:family="table-column">
      <style:table-column-properties fo:break-before="auto" style:column-width="0.3571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535in" fo:break-before="auto" style:use-optimal-row-height="true"/>
    </style:style>
    <style:style style:name="ro2" style:family="table-row">
      <style:table-row-properties style:row-height="1.111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Times New Roman" fo:font-size="8.5pt" style:font-size-asian="8.5pt" style:font-size-complex="8.5pt"/>
    </style:style>
    <style:style style:name="ce2" style:family="table-cell" style:parent-style-name="Default">
      <style:table-cell-properties style:text-align-source="fix" style:repeat-content="false" fo:border="0.0008in solid #000000" style:rotation-angle="90" style:vertical-align="middle"/>
      <style:paragraph-properties fo:text-align="center" fo:margin-left="0in"/>
      <style:text-properties style:font-name="Times New Roman" fo:font-size="8.5pt" style:font-size-asian="8.5pt" style:font-size-complex="8.5pt"/>
    </style:style>
    <style:style style:name="ce3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style:font-name="Times New Roman" fo:font-size="8.5pt" style:font-size-asian="8.5pt" style:font-size-complex="8.5pt"/>
    </style:style>
    <style:style style:name="ce4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style:font-name="Times New Roman" fo:font-size="8.5pt" style:font-size-asian="8.5pt" style:font-size-complex="8.5pt"/>
    </style:style>
    <style:style style:name="ce5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style:font-name="Times New Roman" fo:font-size="8.5pt" style:font-size-asian="8.5pt" style:font-size-complex="8.5pt"/>
    </style:style>
    <style:style style:name="ce6" style:family="table-cell" style:parent-style-name="Default">
      <style:text-properties style:font-name="Times New Roman" fo:font-size="8.5pt" style:font-size-asian="8.5pt" style:font-size-complex="8.5pt"/>
    </style:style>
    <style:style style:name="ce7" style:family="table-cell" style:parent-style-name="Default">
      <style:table-cell-properties fo:border="0.0008in solid #000000"/>
      <style:text-properties style:font-name="Times New Roman" fo:font-size="8.5pt" style:font-size-asian="8.5pt" style:font-size-complex="8.5pt"/>
    </style:style>
    <style:style style:name="ce8" style:family="table-cell" style:parent-style-name="Default" style:data-style-name="N121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style:font-name="Times New Roman" fo:font-size="8.5pt" style:font-size-asian="8.5pt" style:font-size-complex="8.5pt"/>
    </style:style>
    <style:style style:name="ce9" style:family="table-cell" style:parent-style-name="Default" style:data-style-name="N121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style:font-name="Times New Roman" fo:font-size="8.5pt" style:font-size-asian="8.5pt" style:font-size-complex="8.5pt"/>
    </style:style>
    <style:style style:name="ce10" style:family="table-cell" style:parent-style-name="Default" style:data-style-name="N121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style:font-name="Times New Roman" fo:font-size="8.5pt" style:font-size-asian="8.5pt" style:font-size-complex="8.5pt"/>
    </style:style>
    <style:style style:name="ce11" style:family="table-cell" style:parent-style-name="Default" style:data-style-name="N37">
      <style:table-cell-properties fo:border="0.0008in solid #000000"/>
      <style:text-properties style:font-name="Times New Roman" fo:font-size="8.5pt" style:font-size-asian="8.5pt" style:font-size-complex="8.5pt"/>
    </style:style>
    <style:style style:name="ce12" style:family="table-cell" style:parent-style-name="Default" style:data-style-name="N37">
      <style:table-cell-properties style:text-align-source="fix" style:repeat-content="false" fo:border="0.0008in solid #000000" style:rotation-angle="90" style:vertical-align="middle"/>
      <style:paragraph-properties fo:text-align="center" fo:margin-left="0in"/>
      <style:text-properties style:font-name="Times New Roman" fo:font-size="8.5pt" style:font-size-asian="8.5pt" style:font-size-complex="8.5pt"/>
    </style:style>
    <style:style style:name="ce13" style:family="table-cell" style:parent-style-name="Default" style:data-style-name="N0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style:font-name="Times New Roman" fo:font-size="8.5pt" style:font-size-asian="8.5pt" style:font-size-complex="8.5pt"/>
    </style:style>
    <style:style style:name="ce14" style:family="table-cell" style:parent-style-name="Default" style:data-style-name="N0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style:font-name="Times New Roman" fo:font-size="8.5pt" style:font-size-asian="8.5pt" style:font-size-complex="8.5pt"/>
    </style:style>
    <style:style style:name="ce15" style:family="table-cell" style:parent-style-name="Default" style:data-style-name="N0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style:font-name="Times New Roman" fo:font-size="8.5pt" style:font-size-asian="8.5pt" style:font-size-complex="8.5pt"/>
    </style:style>
    <style:style style:name="ce16" style:family="table-cell" style:parent-style-name="Default" style:data-style-name="N37">
      <style:table-cell-properties fo:border="none"/>
      <style:text-properties style:font-name="Times New Roman" fo:font-size="8.5pt" style:font-size-asian="8.5pt" style:font-size-complex="8.5pt"/>
    </style:style>
    <style:style style:name="ce17" style:family="table-cell" style:parent-style-name="Default" style:data-style-name="N37">
      <style:table-cell-properties style:text-align-source="fix" style:repeat-content="false" fo:border="none" style:rotation-angle="90" style:vertical-align="middle"/>
      <style:paragraph-properties fo:text-align="center" fo:margin-left="0in"/>
      <style:text-properties style:font-name="Times New Roman" fo:font-size="8.5pt" style:font-size-asian="8.5pt" style:font-size-complex="8.5pt"/>
    </style:style>
    <style:style style:name="ce18" style:family="table-cell" style:parent-style-name="Default" style:data-style-name="N0">
      <style:table-cell-properties style:text-align-source="fix" style:repeat-content="false" fo:border="none"/>
      <style:paragraph-properties fo:text-align="center" fo:margin-left="0in"/>
      <style:text-properties style:font-name="Times New Roman" fo:font-size="8.5pt" style:font-size-asian="8.5pt" style:font-size-complex="8.5pt"/>
    </style:style>
    <style:style style:name="ce19" style:family="table-cell" style:parent-style-name="Default" style:data-style-name="N37">
      <style:text-properties style:font-name="Times New Roman" fo:font-size="8.5pt" style:font-size-asian="8.5pt" style:font-size-complex="8.5pt"/>
    </style:style>
    <style:style style:name="ce20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Times New Roman" fo:font-size="8.5pt" style:font-size-asian="8.5pt" style:font-size-complex="8.5pt"/>
    </style:style>
    <style:style style:name="ce21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style:font-name="Times New Roman" fo:font-size="8.5pt" style:font-size-asian="8.5pt" style:font-size-complex="8.5pt"/>
    </style:style>
    <style:style style:name="ce22" style:family="table-cell" style:parent-style-name="Default" style:data-style-name="N120"/>
    <style:style style:name="ce23" style:family="table-cell" style:parent-style-name="Default" style:data-style-name="N0"/>
  </office:automatic-styles>
  <office:body>
    <office:spreadsheet>
      <table:table table:name="Sheet1" table:style-name="ta1" table:print-ranges="Sheet1.A1:Sheet1.H34">
        <office:forms form:automatic-focus="false" form:apply-design-mode="false"/>
        <table:table-column table:style-name="co1" table:default-cell-style-name="ce6"/>
        <table:table-column table:style-name="co2" table:number-columns-repeated="5" table:default-cell-style-name="ce6"/>
        <table:table-column table:style-name="co3" table:default-cell-style-name="ce6"/>
        <table:table-column table:style-name="co2" table:default-cell-style-name="ce6"/>
        <table:table-column table:style-name="co4" table:number-columns-repeated="3" table:default-cell-style-name="ce6"/>
        <table:table-column table:style-name="co5" table:number-columns-repeated="245" table:default-cell-style-name="ce6"/>
        <table:table-row table:style-name="ro1">
          <table:table-cell table:style-name="ce1" office:value-type="string" table:number-columns-spanned="8" table:number-rows-spanned="1">
            <text:p>Table of Movable Feasts</text:p>
          </table:table-cell>
          <table:covered-table-cell table:number-columns-repeated="2" table:style-name="ce7"/>
          <table:covered-table-cell table:number-columns-repeated="5" table:style-name="ce11"/>
          <table:table-cell table:style-name="ce16" table:number-columns-repeated="6"/>
          <table:table-cell table:number-columns-repeated="242"/>
        </table:table-row>
        <table:table-row table:style-name="ro2">
          <table:table-cell table:style-name="ce2" office:value-type="string">
            <text:p>Year of</text:p>
            <text:p>our Lord</text:p>
          </table:table-cell>
          <table:table-cell table:style-name="ce2" office:value-type="string">
            <text:p>Septuagesima</text:p>
            <text:p>Sunday</text:p>
          </table:table-cell>
          <table:table-cell table:style-name="ce2" office:value-type="string">
            <text:p>Ash</text:p>
            <text:p>Wednesday</text:p>
          </table:table-cell>
          <table:table-cell table:style-name="ce12" office:value-type="string">
            <text:p>Easter</text:p>
            <text:p>Sunday</text:p>
          </table:table-cell>
          <table:table-cell table:style-name="ce12" office:value-type="string">
            <text:p>Ascension</text:p>
            <text:p>Sunday</text:p>
          </table:table-cell>
          <table:table-cell table:style-name="ce12" office:value-type="string">
            <text:p>Pentecost</text:p>
            <text:p>(Whit-Sunday)</text:p>
          </table:table-cell>
          <table:table-cell table:style-name="ce12" office:value-type="string">
            <text:p># of Sundays</text:p>
            <text:p>after Pentecost</text:p>
          </table:table-cell>
          <table:table-cell table:style-name="ce12" office:value-type="string">
            <text:p>1st Sunday</text:p>
            <text:p>of Advent</text:p>
          </table:table-cell>
          <table:table-cell table:style-name="ce17" office:value-type="string">
            <text:p>Letters denoting</text:p>
            <text:p>Sundays</text:p>
          </table:table-cell>
          <table:table-cell table:style-name="ce17" table:number-columns-repeated="2"/>
          <table:table-cell table:style-name="ce17" office:value-type="string">
            <text:p>Golden Number</text:p>
          </table:table-cell>
          <table:table-cell table:style-name="ce17" office:value-type="string">
            <text:p>Epact</text:p>
          </table:table-cell>
          <table:table-cell table:style-name="ce19"/>
          <table:table-cell office:value-type="string">
            <text:p>Christmas</text:p>
          </table:table-cell>
          <table:table-cell office:value-type="string">
            <text:p>Sundays</text:p>
          </table:table-cell>
          <table:table-cell office:value-type="string">
            <text:p>Epacts</text:p>
          </table:table-cell>
          <table:table-cell table:number-columns-repeated="239"/>
        </table:table-row>
        <table:table-row table:style-name="ro1">
          <table:table-cell table:style-name="ce3" table:formula="oooc:=[Sheet2.A1]" office:value-type="float" office:value="2008">
            <text:p>2008</text:p>
          </table:table-cell>
          <table:table-cell table:style-name="ce8" table:formula="oooc:=[.D3]-63" office:value-type="date" office:date-value="2008-01-20">
            <text:p>20 Jan</text:p>
          </table:table-cell>
          <table:table-cell table:style-name="ce8" table:formula="oooc:=[.D3]-46" office:value-type="date" office:date-value="2008-02-06">
            <text:p>06 Feb</text:p>
          </table:table-cell>
          <table:table-cell table:style-name="ce8" table:formula="oooc:=[Sheet2.B1]" office:value-type="date" office:date-value="2008-03-23">
            <text:p>23 Mar</text:p>
          </table:table-cell>
          <table:table-cell table:style-name="ce8" table:formula="oooc:=[.D3]+39" office:value-type="date" office:date-value="2008-05-01">
            <text:p>01 May</text:p>
          </table:table-cell>
          <table:table-cell table:style-name="ce8" table:formula="oooc:=[.D3]+49" office:value-type="date" office:date-value="2008-05-11">
            <text:p>11 May</text:p>
          </table:table-cell>
          <table:table-cell table:style-name="ce13" table:formula="oooc:=INT(([.N3]-1)/7)-4" office:value-type="float" office:value="28">
            <text:p>28</text:p>
          </table:table-cell>
          <table:table-cell table:style-name="ce8" table:formula="oooc:=[.F3]+[.G3]*7+7" office:value-type="date" office:date-value="2008-11-30">
            <text:p>30 Nov</text:p>
          </table:table-cell>
          <table:table-cell table:style-name="ce18" table:formula="oooc:=OFFSET([.$P$2];[.K3];0) &amp; IF([.J3];&quot; &quot; &amp; OFFSET([.$P$2];[.K3]+1;0);&quot;&quot;)" office:value-type="string" office:string-value="f e">
            <text:p>f e</text:p>
          </table:table-cell>
          <table:table-cell table:style-name="ce18" table:formula="oooc:=com.sun.star.sheet.addin.DateFunctions.getIsLeapYear([.D3])" office:value-type="float" office:value="1">
            <text:p>1</text:p>
          </table:table-cell>
          <table:table-cell table:style-name="ce18" table:formula="oooc:=WEEKDAY(DATE([.A3];1;1))" office:value-type="float" office:value="3">
            <text:p>3</text:p>
          </table:table-cell>
          <table:table-cell table:style-name="ce18" table:formula="oooc:=MOD([.A3];19)+1" office:value-type="float" office:value="14">
            <text:p>14</text:p>
          </table:table-cell>
          <table:table-cell table:style-name="ce18" table:formula="oooc:=OFFSET([.$Q$2];[.L3];0)" office:value-type="string" office:string-value="C">
            <text:p>C</text:p>
          </table:table-cell>
          <table:table-cell table:style-name="ce20" table:formula="oooc:=[.O3]-[.F3]" office:value-type="float" office:value="228">
            <text:p>228</text:p>
          </table:table-cell>
          <table:table-cell table:style-name="ce21" table:formula="oooc:=DATE([.A3];12;25)" office:value-type="date" office:date-value="2008-12-25">
            <text:p>25 Dec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office:value-type="string">
            <text:p>a</text:p>
          </table:table-cell>
          <table:table-cell table:number-columns-repeated="238"/>
        </table:table-row>
        <table:table-row table:style-name="ro1">
          <table:table-cell table:style-name="ce4" table:formula="oooc:=[Sheet2.A2]" office:value-type="float" office:value="2009">
            <text:p>2009</text:p>
          </table:table-cell>
          <table:table-cell table:style-name="ce9" table:formula="oooc:=[.D4]-63" office:value-type="date" office:date-value="2009-02-08">
            <text:p>08 Feb</text:p>
          </table:table-cell>
          <table:table-cell table:style-name="ce9" table:formula="oooc:=[.D4]-46" office:value-type="date" office:date-value="2009-02-25">
            <text:p>25 Feb</text:p>
          </table:table-cell>
          <table:table-cell table:style-name="ce9" table:formula="oooc:=[Sheet2.B2]" office:value-type="date" office:date-value="2009-04-12">
            <text:p>12 Apr</text:p>
          </table:table-cell>
          <table:table-cell table:style-name="ce9" table:formula="oooc:=[.D4]+39" office:value-type="date" office:date-value="2009-05-21">
            <text:p>21 May</text:p>
          </table:table-cell>
          <table:table-cell table:style-name="ce9" table:formula="oooc:=[.D4]+49" office:value-type="date" office:date-value="2009-05-31">
            <text:p>31 May</text:p>
          </table:table-cell>
          <table:table-cell table:style-name="ce14" table:formula="oooc:=INT(([.N4]-1)/7)-4" office:value-type="float" office:value="25">
            <text:p>25</text:p>
          </table:table-cell>
          <table:table-cell table:style-name="ce9" table:formula="oooc:=[.F4]+[.G4]*7+7" office:value-type="date" office:date-value="2009-11-29">
            <text:p>29 Nov</text:p>
          </table:table-cell>
          <table:table-cell table:style-name="ce18" table:formula="oooc:=OFFSET([.$P$2];[.K4];0) &amp; IF([.J4];&quot; &quot; &amp; OFFSET([.$P$2];[.K4]+1;0);&quot;&quot;)" office:value-type="string" office:string-value="d">
            <text:p>d</text:p>
          </table:table-cell>
          <table:table-cell table:style-name="ce18" table:formula="oooc:=com.sun.star.sheet.addin.DateFunctions.getIsLeapYear([.D4])" office:value-type="float" office:value="0">
            <text:p>0</text:p>
          </table:table-cell>
          <table:table-cell table:style-name="ce18" table:formula="oooc:=WEEKDAY(DATE([.A4];1;1))" office:value-type="float" office:value="5">
            <text:p>5</text:p>
          </table:table-cell>
          <table:table-cell table:style-name="ce18" table:formula="oooc:=MOD([.A4];19)+1" office:value-type="float" office:value="15">
            <text:p>15</text:p>
          </table:table-cell>
          <table:table-cell table:style-name="ce18" table:formula="oooc:=OFFSET([.$Q$2];[.L4];0)" office:value-type="string" office:string-value="c">
            <text:p>c</text:p>
          </table:table-cell>
          <table:table-cell table:style-name="ce20" table:formula="oooc:=[.O4]-[.F4]" office:value-type="float" office:value="208">
            <text:p>208</text:p>
          </table:table-cell>
          <table:table-cell table:style-name="ce21" table:formula="oooc:=DATE([.A4];12;25)" office:value-type="date" office:date-value="2009-12-25">
            <text:p>25 Dec</text:p>
          </table:table-cell>
          <table:table-cell office:value-type="string">
            <text:p>g</text:p>
          </table:table-cell>
          <table:table-cell office:value-type="string">
            <text:p>k</text:p>
          </table:table-cell>
          <table:table-cell office:value-type="string">
            <text:p>b</text:p>
          </table:table-cell>
          <table:table-cell table:number-columns-repeated="238"/>
        </table:table-row>
        <table:table-row table:style-name="ro1">
          <table:table-cell table:style-name="ce4" table:formula="oooc:=[Sheet2.A3]" office:value-type="float" office:value="2010">
            <text:p>2010</text:p>
          </table:table-cell>
          <table:table-cell table:style-name="ce9" table:formula="oooc:=[.D5]-63" office:value-type="date" office:date-value="2010-01-31">
            <text:p>31 Jan</text:p>
          </table:table-cell>
          <table:table-cell table:style-name="ce9" table:formula="oooc:=[.D5]-46" office:value-type="date" office:date-value="2010-02-17">
            <text:p>17 Feb</text:p>
          </table:table-cell>
          <table:table-cell table:style-name="ce9" table:formula="oooc:=[Sheet2.B3]" office:value-type="date" office:date-value="2010-04-04">
            <text:p>04 Apr</text:p>
          </table:table-cell>
          <table:table-cell table:style-name="ce9" table:formula="oooc:=[.D5]+39" office:value-type="date" office:date-value="2010-05-13">
            <text:p>13 May</text:p>
          </table:table-cell>
          <table:table-cell table:style-name="ce9" table:formula="oooc:=[.D5]+49" office:value-type="date" office:date-value="2010-05-23">
            <text:p>23 May</text:p>
          </table:table-cell>
          <table:table-cell table:style-name="ce14" table:formula="oooc:=INT(([.N5]-1)/7)-4" office:value-type="float" office:value="26">
            <text:p>26</text:p>
          </table:table-cell>
          <table:table-cell table:style-name="ce9" table:formula="oooc:=[.F5]+[.G5]*7+7" office:value-type="date" office:date-value="2010-11-28">
            <text:p>28 Nov</text:p>
          </table:table-cell>
          <table:table-cell table:style-name="ce18" table:formula="oooc:=OFFSET([.$P$2];[.K5];0) &amp; IF([.J5];&quot; &quot; &amp; OFFSET([.$P$2];[.K5]+1;0);&quot;&quot;)" office:value-type="string" office:string-value="c">
            <text:p>c</text:p>
          </table:table-cell>
          <table:table-cell table:style-name="ce18" table:formula="oooc:=com.sun.star.sheet.addin.DateFunctions.getIsLeapYear([.D5])" office:value-type="float" office:value="0">
            <text:p>0</text:p>
          </table:table-cell>
          <table:table-cell table:style-name="ce18" table:formula="oooc:=WEEKDAY(DATE([.A5];1;1))" office:value-type="float" office:value="6">
            <text:p>6</text:p>
          </table:table-cell>
          <table:table-cell table:style-name="ce18" table:formula="oooc:=MOD([.A5];19)+1" office:value-type="float" office:value="16">
            <text:p>16</text:p>
          </table:table-cell>
          <table:table-cell table:style-name="ce18" table:formula="oooc:=OFFSET([.$Q$2];[.L5];0)" office:value-type="string" office:string-value="p">
            <text:p>p</text:p>
          </table:table-cell>
          <table:table-cell table:style-name="ce20" table:formula="oooc:=[.O5]-[.F5]" office:value-type="float" office:value="216">
            <text:p>216</text:p>
          </table:table-cell>
          <table:table-cell table:style-name="ce21" table:formula="oooc:=DATE([.A5];12;25)" office:value-type="date" office:date-value="2010-12-25">
            <text:p>25 Dec</text:p>
          </table:table-cell>
          <table:table-cell office:value-type="string">
            <text:p>f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table:number-columns-repeated="238"/>
        </table:table-row>
        <table:table-row table:style-name="ro1">
          <table:table-cell table:style-name="ce5" table:formula="oooc:=[Sheet2.A4]" office:value-type="float" office:value="2011">
            <text:p>2011</text:p>
          </table:table-cell>
          <table:table-cell table:style-name="ce10" table:formula="oooc:=[.D6]-63" office:value-type="date" office:date-value="2011-02-20">
            <text:p>20 Feb</text:p>
          </table:table-cell>
          <table:table-cell table:style-name="ce10" table:formula="oooc:=[.D6]-46" office:value-type="date" office:date-value="2011-03-09">
            <text:p>09 Mar</text:p>
          </table:table-cell>
          <table:table-cell table:style-name="ce10" table:formula="oooc:=[Sheet2.B4]" office:value-type="date" office:date-value="2011-04-24">
            <text:p>24 Apr</text:p>
          </table:table-cell>
          <table:table-cell table:style-name="ce10" table:formula="oooc:=[.D6]+39" office:value-type="date" office:date-value="2011-06-02">
            <text:p>02 Jun</text:p>
          </table:table-cell>
          <table:table-cell table:style-name="ce10" table:formula="oooc:=[.D6]+49" office:value-type="date" office:date-value="2011-06-12">
            <text:p>12 Jun</text:p>
          </table:table-cell>
          <table:table-cell table:style-name="ce15" table:formula="oooc:=INT(([.N6]-1)/7)-4" office:value-type="float" office:value="23">
            <text:p>23</text:p>
          </table:table-cell>
          <table:table-cell table:style-name="ce10" table:formula="oooc:=[.F6]+[.G6]*7+7" office:value-type="date" office:date-value="2011-11-27">
            <text:p>27 Nov</text:p>
          </table:table-cell>
          <table:table-cell table:style-name="ce18" table:formula="oooc:=OFFSET([.$P$2];[.K6];0) &amp; IF([.J6];&quot; &quot; &amp; OFFSET([.$P$2];[.K6]+1;0);&quot;&quot;)" office:value-type="string" office:string-value="b">
            <text:p>b</text:p>
          </table:table-cell>
          <table:table-cell table:style-name="ce18" table:formula="oooc:=com.sun.star.sheet.addin.DateFunctions.getIsLeapYear([.D6])" office:value-type="float" office:value="0">
            <text:p>0</text:p>
          </table:table-cell>
          <table:table-cell table:style-name="ce18" table:formula="oooc:=WEEKDAY(DATE([.A6];1;1))" office:value-type="float" office:value="7">
            <text:p>7</text:p>
          </table:table-cell>
          <table:table-cell table:style-name="ce18" table:formula="oooc:=MOD([.A6];19)+1" office:value-type="float" office:value="17">
            <text:p>17</text:p>
          </table:table-cell>
          <table:table-cell table:style-name="ce18" table:formula="oooc:=OFFSET([.$Q$2];[.L6];0)" office:value-type="string" office:string-value="F">
            <text:p>F</text:p>
          </table:table-cell>
          <table:table-cell table:style-name="ce20" table:formula="oooc:=[.O6]-[.F6]" office:value-type="float" office:value="196">
            <text:p>196</text:p>
          </table:table-cell>
          <table:table-cell table:style-name="ce21" table:formula="oooc:=DATE([.A6];12;25)" office:value-type="date" office:date-value="2011-12-25">
            <text:p>25 Dec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table:number-columns-repeated="238"/>
        </table:table-row>
        <table:table-row table:style-name="ro1">
          <table:table-cell table:style-name="ce3" table:formula="oooc:=[Sheet2.A5]" office:value-type="float" office:value="2012">
            <text:p>2012</text:p>
          </table:table-cell>
          <table:table-cell table:style-name="ce8" table:formula="oooc:=[.D7]-63" office:value-type="date" office:date-value="2012-02-05">
            <text:p>05 Feb</text:p>
          </table:table-cell>
          <table:table-cell table:style-name="ce8" table:formula="oooc:=[.D7]-46" office:value-type="date" office:date-value="2012-02-22">
            <text:p>22 Feb</text:p>
          </table:table-cell>
          <table:table-cell table:style-name="ce8" table:formula="oooc:=[Sheet2.B5]" office:value-type="date" office:date-value="2012-04-08">
            <text:p>08 Apr</text:p>
          </table:table-cell>
          <table:table-cell table:style-name="ce8" table:formula="oooc:=[.D7]+39" office:value-type="date" office:date-value="2012-05-17">
            <text:p>17 May</text:p>
          </table:table-cell>
          <table:table-cell table:style-name="ce8" table:formula="oooc:=[.D7]+49" office:value-type="date" office:date-value="2012-05-27">
            <text:p>27 May</text:p>
          </table:table-cell>
          <table:table-cell table:style-name="ce13" table:formula="oooc:=INT(([.N7]-1)/7)-4" office:value-type="float" office:value="26">
            <text:p>26</text:p>
          </table:table-cell>
          <table:table-cell table:style-name="ce8" table:formula="oooc:=[.F7]+[.G7]*7+7" office:value-type="date" office:date-value="2012-12-02">
            <text:p>02 Dec</text:p>
          </table:table-cell>
          <table:table-cell table:style-name="ce18" table:formula="oooc:=OFFSET([.$P$2];[.K7];0) &amp; IF([.J7];&quot; &quot; &amp; OFFSET([.$P$2];[.K7]+1;0);&quot;&quot;)" office:value-type="string" office:string-value="A g">
            <text:p>A g</text:p>
          </table:table-cell>
          <table:table-cell table:style-name="ce18" table:formula="oooc:=com.sun.star.sheet.addin.DateFunctions.getIsLeapYear([.D7])" office:value-type="float" office:value="1">
            <text:p>1</text:p>
          </table:table-cell>
          <table:table-cell table:style-name="ce18" table:formula="oooc:=WEEKDAY(DATE([.A7];1;1))" office:value-type="float" office:value="1">
            <text:p>1</text:p>
          </table:table-cell>
          <table:table-cell table:style-name="ce18" table:formula="oooc:=MOD([.A7];19)+1" office:value-type="float" office:value="18">
            <text:p>18</text:p>
          </table:table-cell>
          <table:table-cell table:style-name="ce18" table:formula="oooc:=OFFSET([.$Q$2];[.L7];0)" office:value-type="string" office:string-value="f">
            <text:p>f</text:p>
          </table:table-cell>
          <table:table-cell table:style-name="ce20" table:formula="oooc:=[.O7]-[.F7]" office:value-type="float" office:value="212">
            <text:p>212</text:p>
          </table:table-cell>
          <table:table-cell table:style-name="ce21" table:formula="oooc:=DATE([.A7];12;25)" office:value-type="date" office:date-value="2012-12-25">
            <text:p>25 Dec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  <table:table-cell office:value-type="string">
            <text:p>e</text:p>
          </table:table-cell>
          <table:table-cell table:number-columns-repeated="238"/>
        </table:table-row>
        <table:table-row table:style-name="ro1">
          <table:table-cell table:style-name="ce4" table:formula="oooc:=[Sheet2.A6]" office:value-type="float" office:value="2013">
            <text:p>2013</text:p>
          </table:table-cell>
          <table:table-cell table:style-name="ce9" table:formula="oooc:=[.D8]-63" office:value-type="date" office:date-value="2013-01-27">
            <text:p>27 Jan</text:p>
          </table:table-cell>
          <table:table-cell table:style-name="ce9" table:formula="oooc:=[.D8]-46" office:value-type="date" office:date-value="2013-02-13">
            <text:p>13 Feb</text:p>
          </table:table-cell>
          <table:table-cell table:style-name="ce9" table:formula="oooc:=[Sheet2.B6]" office:value-type="date" office:date-value="2013-03-31">
            <text:p>31 Mar</text:p>
          </table:table-cell>
          <table:table-cell table:style-name="ce9" table:formula="oooc:=[.D8]+39" office:value-type="date" office:date-value="2013-05-09">
            <text:p>09 May</text:p>
          </table:table-cell>
          <table:table-cell table:style-name="ce9" table:formula="oooc:=[.D8]+49" office:value-type="date" office:date-value="2013-05-19">
            <text:p>19 May</text:p>
          </table:table-cell>
          <table:table-cell table:style-name="ce14" table:formula="oooc:=INT(([.N8]-1)/7)-4" office:value-type="float" office:value="27">
            <text:p>27</text:p>
          </table:table-cell>
          <table:table-cell table:style-name="ce9" table:formula="oooc:=[.F8]+[.G8]*7+7" office:value-type="date" office:date-value="2013-12-01">
            <text:p>01 Dec</text:p>
          </table:table-cell>
          <table:table-cell table:style-name="ce18" table:formula="oooc:=OFFSET([.$P$2];[.K8];0) &amp; IF([.J8];&quot; &quot; &amp; OFFSET([.$P$2];[.K8]+1;0);&quot;&quot;)" office:value-type="string" office:string-value="f">
            <text:p>f</text:p>
          </table:table-cell>
          <table:table-cell table:style-name="ce18" table:formula="oooc:=com.sun.star.sheet.addin.DateFunctions.getIsLeapYear([.D8])" office:value-type="float" office:value="0">
            <text:p>0</text:p>
          </table:table-cell>
          <table:table-cell table:style-name="ce18" table:formula="oooc:=WEEKDAY(DATE([.A8];1;1))" office:value-type="float" office:value="3">
            <text:p>3</text:p>
          </table:table-cell>
          <table:table-cell table:style-name="ce18" table:formula="oooc:=MOD([.A8];19)+1" office:value-type="float" office:value="19">
            <text:p>19</text:p>
          </table:table-cell>
          <table:table-cell table:style-name="ce18" table:formula="oooc:=OFFSET([.$Q$2];[.L8];0)" office:value-type="string" office:string-value="s">
            <text:p>s</text:p>
          </table:table-cell>
          <table:table-cell table:style-name="ce20" table:formula="oooc:=[.O8]-[.F8]" office:value-type="float" office:value="220">
            <text:p>220</text:p>
          </table:table-cell>
          <table:table-cell table:style-name="ce21" table:formula="oooc:=DATE([.A8];12;25)" office:value-type="date" office:date-value="2013-12-25">
            <text:p>25 Dec</text:p>
          </table:table-cell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table:number-columns-repeated="238"/>
        </table:table-row>
        <table:table-row table:style-name="ro1">
          <table:table-cell table:style-name="ce4" table:formula="oooc:=[Sheet2.A7]" office:value-type="float" office:value="2014">
            <text:p>2014</text:p>
          </table:table-cell>
          <table:table-cell table:style-name="ce9" table:formula="oooc:=[.D9]-63" office:value-type="date" office:date-value="2014-02-16">
            <text:p>16 Feb</text:p>
          </table:table-cell>
          <table:table-cell table:style-name="ce9" table:formula="oooc:=[.D9]-46" office:value-type="date" office:date-value="2014-03-05">
            <text:p>05 Mar</text:p>
          </table:table-cell>
          <table:table-cell table:style-name="ce9" table:formula="oooc:=[Sheet2.B7]" office:value-type="date" office:date-value="2014-04-20">
            <text:p>20 Apr</text:p>
          </table:table-cell>
          <table:table-cell table:style-name="ce9" table:formula="oooc:=[.D9]+39" office:value-type="date" office:date-value="2014-05-29">
            <text:p>29 May</text:p>
          </table:table-cell>
          <table:table-cell table:style-name="ce9" table:formula="oooc:=[.D9]+49" office:value-type="date" office:date-value="2014-06-08">
            <text:p>08 Jun</text:p>
          </table:table-cell>
          <table:table-cell table:style-name="ce14" table:formula="oooc:=INT(([.N9]-1)/7)-4" office:value-type="float" office:value="24">
            <text:p>24</text:p>
          </table:table-cell>
          <table:table-cell table:style-name="ce9" table:formula="oooc:=[.F9]+[.G9]*7+7" office:value-type="date" office:date-value="2014-11-30">
            <text:p>30 Nov</text:p>
          </table:table-cell>
          <table:table-cell table:style-name="ce18" table:formula="oooc:=OFFSET([.$P$2];[.K9];0) &amp; IF([.J9];&quot; &quot; &amp; OFFSET([.$P$2];[.K9]+1;0);&quot;&quot;)" office:value-type="string" office:string-value="e">
            <text:p>e</text:p>
          </table:table-cell>
          <table:table-cell table:style-name="ce18" table:formula="oooc:=com.sun.star.sheet.addin.DateFunctions.getIsLeapYear([.D9])" office:value-type="float" office:value="0">
            <text:p>0</text:p>
          </table:table-cell>
          <table:table-cell table:style-name="ce18" table:formula="oooc:=WEEKDAY(DATE([.A9];1;1))" office:value-type="float" office:value="4">
            <text:p>4</text:p>
          </table:table-cell>
          <table:table-cell table:style-name="ce18" table:formula="oooc:=MOD([.A9];19)+1" office:value-type="float" office:value="1">
            <text:p>1</text:p>
          </table:table-cell>
          <table:table-cell table:style-name="ce18" table:formula="oooc:=OFFSET([.$Q$2];[.L9];0)" office:value-type="string" office:string-value="N">
            <text:p>N</text:p>
          </table:table-cell>
          <table:table-cell table:style-name="ce20" table:formula="oooc:=[.O9]-[.F9]" office:value-type="float" office:value="200">
            <text:p>200</text:p>
          </table:table-cell>
          <table:table-cell table:style-name="ce21" table:formula="oooc:=DATE([.A9];12;25)" office:value-type="date" office:date-value="2014-12-25">
            <text:p>25 Dec</text:p>
          </table:table-cell>
          <table:table-cell office:value-type="string">
            <text:p>b</text:p>
          </table:table-cell>
          <table:table-cell office:value-type="string">
            <text:p>e</text:p>
          </table:table-cell>
          <table:table-cell office:value-type="string">
            <text:p>g</text:p>
          </table:table-cell>
          <table:table-cell table:number-columns-repeated="238"/>
        </table:table-row>
        <table:table-row table:style-name="ro1">
          <table:table-cell table:style-name="ce5" table:formula="oooc:=[Sheet2.A8]" office:value-type="float" office:value="2015">
            <text:p>2015</text:p>
          </table:table-cell>
          <table:table-cell table:style-name="ce10" table:formula="oooc:=[.D10]-63" office:value-type="date" office:date-value="2015-02-01">
            <text:p>01 Feb</text:p>
          </table:table-cell>
          <table:table-cell table:style-name="ce10" table:formula="oooc:=[.D10]-46" office:value-type="date" office:date-value="2015-02-18">
            <text:p>18 Feb</text:p>
          </table:table-cell>
          <table:table-cell table:style-name="ce10" table:formula="oooc:=[Sheet2.B8]" office:value-type="date" office:date-value="2015-04-05">
            <text:p>05 Apr</text:p>
          </table:table-cell>
          <table:table-cell table:style-name="ce10" table:formula="oooc:=[.D10]+39" office:value-type="date" office:date-value="2015-05-14">
            <text:p>14 May</text:p>
          </table:table-cell>
          <table:table-cell table:style-name="ce10" table:formula="oooc:=[.D10]+49" office:value-type="date" office:date-value="2015-05-24">
            <text:p>24 May</text:p>
          </table:table-cell>
          <table:table-cell table:style-name="ce15" table:formula="oooc:=INT(([.N10]-1)/7)-4" office:value-type="float" office:value="26">
            <text:p>26</text:p>
          </table:table-cell>
          <table:table-cell table:style-name="ce10" table:formula="oooc:=[.F10]+[.G10]*7+7" office:value-type="date" office:date-value="2015-11-29">
            <text:p>29 Nov</text:p>
          </table:table-cell>
          <table:table-cell table:style-name="ce18" table:formula="oooc:=OFFSET([.$P$2];[.K10];0) &amp; IF([.J10];&quot; &quot; &amp; OFFSET([.$P$2];[.K10]+1;0);&quot;&quot;)" office:value-type="string" office:string-value="d">
            <text:p>d</text:p>
          </table:table-cell>
          <table:table-cell table:style-name="ce18" table:formula="oooc:=com.sun.star.sheet.addin.DateFunctions.getIsLeapYear([.D10])" office:value-type="float" office:value="0">
            <text:p>0</text:p>
          </table:table-cell>
          <table:table-cell table:style-name="ce18" table:formula="oooc:=WEEKDAY(DATE([.A10];1;1))" office:value-type="float" office:value="5">
            <text:p>5</text:p>
          </table:table-cell>
          <table:table-cell table:style-name="ce18" table:formula="oooc:=MOD([.A10];19)+1" office:value-type="float" office:value="2">
            <text:p>2</text:p>
          </table:table-cell>
          <table:table-cell table:style-name="ce18" table:formula="oooc:=OFFSET([.$Q$2];[.L10];0)" office:value-type="string" office:string-value="k">
            <text:p>k</text:p>
          </table:table-cell>
          <table:table-cell table:style-name="ce20" table:formula="oooc:=[.O10]-[.F10]" office:value-type="float" office:value="215">
            <text:p>215</text:p>
          </table:table-cell>
          <table:table-cell table:style-name="ce21" table:formula="oooc:=DATE([.A10];12;25)" office:value-type="date" office:date-value="2015-12-25">
            <text:p>25 Dec</text:p>
          </table:table-cell>
          <table:table-cell office:value-type="string">
            <text:p>A</text:p>
          </table:table-cell>
          <table:table-cell office:value-type="string">
            <text:p>r</text:p>
          </table:table-cell>
          <table:table-cell office:value-type="string">
            <text:p>h</text:p>
          </table:table-cell>
          <table:table-cell table:number-columns-repeated="238"/>
        </table:table-row>
        <table:table-row table:style-name="ro1">
          <table:table-cell table:style-name="ce3" table:formula="oooc:=[Sheet2.A9]" office:value-type="float" office:value="2016">
            <text:p>2016</text:p>
          </table:table-cell>
          <table:table-cell table:style-name="ce8" table:formula="oooc:=[.D11]-63" office:value-type="date" office:date-value="2016-01-24">
            <text:p>24 Jan</text:p>
          </table:table-cell>
          <table:table-cell table:style-name="ce8" table:formula="oooc:=[.D11]-46" office:value-type="date" office:date-value="2016-02-10">
            <text:p>10 Feb</text:p>
          </table:table-cell>
          <table:table-cell table:style-name="ce8" table:formula="oooc:=[Sheet2.B9]" office:value-type="date" office:date-value="2016-03-27">
            <text:p>27 Mar</text:p>
          </table:table-cell>
          <table:table-cell table:style-name="ce8" table:formula="oooc:=[.D11]+39" office:value-type="date" office:date-value="2016-05-05">
            <text:p>05 May</text:p>
          </table:table-cell>
          <table:table-cell table:style-name="ce8" table:formula="oooc:=[.D11]+49" office:value-type="date" office:date-value="2016-05-15">
            <text:p>15 May</text:p>
          </table:table-cell>
          <table:table-cell table:style-name="ce13" table:formula="oooc:=INT(([.N11]-1)/7)-4" office:value-type="float" office:value="27">
            <text:p>27</text:p>
          </table:table-cell>
          <table:table-cell table:style-name="ce8" table:formula="oooc:=[.F11]+[.G11]*7+7" office:value-type="date" office:date-value="2016-11-27">
            <text:p>27 Nov</text:p>
          </table:table-cell>
          <table:table-cell table:style-name="ce18" table:formula="oooc:=OFFSET([.$P$2];[.K11];0) &amp; IF([.J11];&quot; &quot; &amp; OFFSET([.$P$2];[.K11]+1;0);&quot;&quot;)" office:value-type="string" office:string-value="c b">
            <text:p>c b</text:p>
          </table:table-cell>
          <table:table-cell table:style-name="ce18" table:formula="oooc:=com.sun.star.sheet.addin.DateFunctions.getIsLeapYear([.D11])" office:value-type="float" office:value="1">
            <text:p>1</text:p>
          </table:table-cell>
          <table:table-cell table:style-name="ce18" table:formula="oooc:=WEEKDAY(DATE([.A11];1;1))" office:value-type="float" office:value="6">
            <text:p>6</text:p>
          </table:table-cell>
          <table:table-cell table:style-name="ce18" table:formula="oooc:=MOD([.A11];19)+1" office:value-type="float" office:value="3">
            <text:p>3</text:p>
          </table:table-cell>
          <table:table-cell table:style-name="ce18" table:formula="oooc:=OFFSET([.$Q$2];[.L11];0)" office:value-type="string" office:string-value="B">
            <text:p>B</text:p>
          </table:table-cell>
          <table:table-cell table:style-name="ce20" table:formula="oooc:=[.O11]-[.F11]" office:value-type="float" office:value="224">
            <text:p>224</text:p>
          </table:table-cell>
          <table:table-cell table:style-name="ce21" table:formula="oooc:=DATE([.A11];12;25)" office:value-type="date" office:date-value="2016-12-25">
            <text:p>25 Dec</text:p>
          </table:table-cell>
          <table:table-cell/>
          <table:table-cell office:value-type="string">
            <text:p>H</text:p>
          </table:table-cell>
          <table:table-cell office:value-type="string">
            <text:p>i</text:p>
          </table:table-cell>
          <table:table-cell table:number-columns-repeated="238"/>
        </table:table-row>
        <table:table-row table:style-name="ro1">
          <table:table-cell table:style-name="ce4" table:formula="oooc:=[Sheet2.A10]" office:value-type="float" office:value="2017">
            <text:p>2017</text:p>
          </table:table-cell>
          <table:table-cell table:style-name="ce9" table:formula="oooc:=[.D12]-63" office:value-type="date" office:date-value="2017-02-12">
            <text:p>12 Feb</text:p>
          </table:table-cell>
          <table:table-cell table:style-name="ce9" table:formula="oooc:=[.D12]-46" office:value-type="date" office:date-value="2017-03-01">
            <text:p>01 Mar</text:p>
          </table:table-cell>
          <table:table-cell table:style-name="ce9" table:formula="oooc:=[Sheet2.B10]" office:value-type="date" office:date-value="2017-04-16">
            <text:p>16 Apr</text:p>
          </table:table-cell>
          <table:table-cell table:style-name="ce9" table:formula="oooc:=[.D12]+39" office:value-type="date" office:date-value="2017-05-25">
            <text:p>25 May</text:p>
          </table:table-cell>
          <table:table-cell table:style-name="ce9" table:formula="oooc:=[.D12]+49" office:value-type="date" office:date-value="2017-06-04">
            <text:p>04 Jun</text:p>
          </table:table-cell>
          <table:table-cell table:style-name="ce14" table:formula="oooc:=INT(([.N12]-1)/7)-4" office:value-type="float" office:value="25">
            <text:p>25</text:p>
          </table:table-cell>
          <table:table-cell table:style-name="ce9" table:formula="oooc:=[.F12]+[.G12]*7+7" office:value-type="date" office:date-value="2017-12-03">
            <text:p>03 Dec</text:p>
          </table:table-cell>
          <table:table-cell table:style-name="ce18" table:formula="oooc:=OFFSET([.$P$2];[.K12];0) &amp; IF([.J12];&quot; &quot; &amp; OFFSET([.$P$2];[.K12]+1;0);&quot;&quot;)" office:value-type="string" office:string-value="A">
            <text:p>A</text:p>
          </table:table-cell>
          <table:table-cell table:style-name="ce18" table:formula="oooc:=com.sun.star.sheet.addin.DateFunctions.getIsLeapYear([.D12])" office:value-type="float" office:value="0">
            <text:p>0</text:p>
          </table:table-cell>
          <table:table-cell table:style-name="ce18" table:formula="oooc:=WEEKDAY(DATE([.A12];1;1))" office:value-type="float" office:value="1">
            <text:p>1</text:p>
          </table:table-cell>
          <table:table-cell table:style-name="ce18" table:formula="oooc:=MOD([.A12];19)+1" office:value-type="float" office:value="4">
            <text:p>4</text:p>
          </table:table-cell>
          <table:table-cell table:style-name="ce18" table:formula="oooc:=OFFSET([.$Q$2];[.L12];0)" office:value-type="string" office:string-value="b">
            <text:p>b</text:p>
          </table:table-cell>
          <table:table-cell table:style-name="ce20" table:formula="oooc:=[.O12]-[.F12]" office:value-type="float" office:value="204">
            <text:p>204</text:p>
          </table:table-cell>
          <table:table-cell table:style-name="ce21" table:formula="oooc:=DATE([.A12];12;25)" office:value-type="date" office:date-value="2017-12-25">
            <text:p>25 Dec</text:p>
          </table:table-cell>
          <table:table-cell/>
          <table:table-cell office:value-type="string">
            <text:p>h</text:p>
          </table:table-cell>
          <table:table-cell office:value-type="string">
            <text:p>j</text:p>
          </table:table-cell>
          <table:table-cell table:number-columns-repeated="238"/>
        </table:table-row>
        <table:table-row table:style-name="ro1">
          <table:table-cell table:style-name="ce4" table:formula="oooc:=[Sheet2.A11]" office:value-type="float" office:value="2018">
            <text:p>2018</text:p>
          </table:table-cell>
          <table:table-cell table:style-name="ce9" table:formula="oooc:=[.D13]-63" office:value-type="date" office:date-value="2018-01-28">
            <text:p>28 Jan</text:p>
          </table:table-cell>
          <table:table-cell table:style-name="ce9" table:formula="oooc:=[.D13]-46" office:value-type="date" office:date-value="2018-02-14">
            <text:p>14 Feb</text:p>
          </table:table-cell>
          <table:table-cell table:style-name="ce9" table:formula="oooc:=[Sheet2.B11]" office:value-type="date" office:date-value="2018-04-01">
            <text:p>01 Apr</text:p>
          </table:table-cell>
          <table:table-cell table:style-name="ce9" table:formula="oooc:=[.D13]+39" office:value-type="date" office:date-value="2018-05-10">
            <text:p>10 May</text:p>
          </table:table-cell>
          <table:table-cell table:style-name="ce9" table:formula="oooc:=[.D13]+49" office:value-type="date" office:date-value="2018-05-20">
            <text:p>20 May</text:p>
          </table:table-cell>
          <table:table-cell table:style-name="ce14" table:formula="oooc:=INT(([.N13]-1)/7)-4" office:value-type="float" office:value="27">
            <text:p>27</text:p>
          </table:table-cell>
          <table:table-cell table:style-name="ce9" table:formula="oooc:=[.F13]+[.G13]*7+7" office:value-type="date" office:date-value="2018-12-02">
            <text:p>02 Dec</text:p>
          </table:table-cell>
          <table:table-cell table:style-name="ce18" table:formula="oooc:=OFFSET([.$P$2];[.K13];0) &amp; IF([.J13];&quot; &quot; &amp; OFFSET([.$P$2];[.K13]+1;0);&quot;&quot;)" office:value-type="string" office:string-value="g">
            <text:p>g</text:p>
          </table:table-cell>
          <table:table-cell table:style-name="ce18" table:formula="oooc:=com.sun.star.sheet.addin.DateFunctions.getIsLeapYear([.D13])" office:value-type="float" office:value="0">
            <text:p>0</text:p>
          </table:table-cell>
          <table:table-cell table:style-name="ce18" table:formula="oooc:=WEEKDAY(DATE([.A13];1;1))" office:value-type="float" office:value="2">
            <text:p>2</text:p>
          </table:table-cell>
          <table:table-cell table:style-name="ce18" table:formula="oooc:=MOD([.A13];19)+1" office:value-type="float" office:value="5">
            <text:p>5</text:p>
          </table:table-cell>
          <table:table-cell table:style-name="ce18" table:formula="oooc:=OFFSET([.$Q$2];[.L13];0)" office:value-type="string" office:string-value="n">
            <text:p>n</text:p>
          </table:table-cell>
          <table:table-cell table:style-name="ce20" table:formula="oooc:=[.O13]-[.F13]" office:value-type="float" office:value="219">
            <text:p>219</text:p>
          </table:table-cell>
          <table:table-cell table:style-name="ce21" table:formula="oooc:=DATE([.A13];12;25)" office:value-type="date" office:date-value="2018-12-25">
            <text:p>25 Dec</text:p>
          </table:table-cell>
          <table:table-cell/>
          <table:table-cell office:value-type="string">
            <text:p>u</text:p>
          </table:table-cell>
          <table:table-cell office:value-type="string">
            <text:p>k</text:p>
          </table:table-cell>
          <table:table-cell table:number-columns-repeated="238"/>
        </table:table-row>
        <table:table-row table:style-name="ro1">
          <table:table-cell table:style-name="ce5" table:formula="oooc:=[Sheet2.A12]" office:value-type="float" office:value="2019">
            <text:p>2019</text:p>
          </table:table-cell>
          <table:table-cell table:style-name="ce10" table:formula="oooc:=[.D14]-63" office:value-type="date" office:date-value="2019-02-17">
            <text:p>17 Feb</text:p>
          </table:table-cell>
          <table:table-cell table:style-name="ce10" table:formula="oooc:=[.D14]-46" office:value-type="date" office:date-value="2019-03-06">
            <text:p>06 Mar</text:p>
          </table:table-cell>
          <table:table-cell table:style-name="ce10" table:formula="oooc:=[Sheet2.B12]" office:value-type="date" office:date-value="2019-04-21">
            <text:p>21 Apr</text:p>
          </table:table-cell>
          <table:table-cell table:style-name="ce10" table:formula="oooc:=[.D14]+39" office:value-type="date" office:date-value="2019-05-30">
            <text:p>30 May</text:p>
          </table:table-cell>
          <table:table-cell table:style-name="ce10" table:formula="oooc:=[.D14]+49" office:value-type="date" office:date-value="2019-06-09">
            <text:p>09 Jun</text:p>
          </table:table-cell>
          <table:table-cell table:style-name="ce15" table:formula="oooc:=INT(([.N14]-1)/7)-4" office:value-type="float" office:value="24">
            <text:p>24</text:p>
          </table:table-cell>
          <table:table-cell table:style-name="ce10" table:formula="oooc:=[.F14]+[.G14]*7+7" office:value-type="date" office:date-value="2019-12-01">
            <text:p>01 Dec</text:p>
          </table:table-cell>
          <table:table-cell table:style-name="ce18" table:formula="oooc:=OFFSET([.$P$2];[.K14];0) &amp; IF([.J14];&quot; &quot; &amp; OFFSET([.$P$2];[.K14]+1;0);&quot;&quot;)" office:value-type="string" office:string-value="f">
            <text:p>f</text:p>
          </table:table-cell>
          <table:table-cell table:style-name="ce18" table:formula="oooc:=com.sun.star.sheet.addin.DateFunctions.getIsLeapYear([.D14])" office:value-type="float" office:value="0">
            <text:p>0</text:p>
          </table:table-cell>
          <table:table-cell table:style-name="ce18" table:formula="oooc:=WEEKDAY(DATE([.A14];1;1))" office:value-type="float" office:value="3">
            <text:p>3</text:p>
          </table:table-cell>
          <table:table-cell table:style-name="ce18" table:formula="oooc:=MOD([.A14];19)+1" office:value-type="float" office:value="6">
            <text:p>6</text:p>
          </table:table-cell>
          <table:table-cell table:style-name="ce18" table:formula="oooc:=OFFSET([.$Q$2];[.L14];0)" office:value-type="string" office:string-value="E">
            <text:p>E</text:p>
          </table:table-cell>
          <table:table-cell table:style-name="ce20" table:formula="oooc:=[.O14]-[.F14]" office:value-type="float" office:value="199">
            <text:p>199</text:p>
          </table:table-cell>
          <table:table-cell table:style-name="ce21" table:formula="oooc:=DATE([.A14];12;25)" office:value-type="date" office:date-value="2019-12-25">
            <text:p>25 Dec</text:p>
          </table:table-cell>
          <table:table-cell/>
          <table:table-cell office:value-type="string">
            <text:p>P</text:p>
          </table:table-cell>
          <table:table-cell office:value-type="string">
            <text:p>l</text:p>
          </table:table-cell>
          <table:table-cell table:number-columns-repeated="238"/>
        </table:table-row>
        <table:table-row table:style-name="ro1">
          <table:table-cell table:style-name="ce3" table:formula="oooc:=[Sheet2.A13]" office:value-type="float" office:value="2020">
            <text:p>2020</text:p>
          </table:table-cell>
          <table:table-cell table:style-name="ce8" table:formula="oooc:=[.D15]-63" office:value-type="date" office:date-value="2020-02-09">
            <text:p>09 Feb</text:p>
          </table:table-cell>
          <table:table-cell table:style-name="ce8" table:formula="oooc:=[.D15]-46" office:value-type="date" office:date-value="2020-02-26">
            <text:p>26 Feb</text:p>
          </table:table-cell>
          <table:table-cell table:style-name="ce8" table:formula="oooc:=[Sheet2.B13]" office:value-type="date" office:date-value="2020-04-12">
            <text:p>12 Apr</text:p>
          </table:table-cell>
          <table:table-cell table:style-name="ce8" table:formula="oooc:=[.D15]+39" office:value-type="date" office:date-value="2020-05-21">
            <text:p>21 May</text:p>
          </table:table-cell>
          <table:table-cell table:style-name="ce8" table:formula="oooc:=[.D15]+49" office:value-type="date" office:date-value="2020-05-31">
            <text:p>31 May</text:p>
          </table:table-cell>
          <table:table-cell table:style-name="ce13" table:formula="oooc:=INT(([.N15]-1)/7)-4" office:value-type="float" office:value="25">
            <text:p>25</text:p>
          </table:table-cell>
          <table:table-cell table:style-name="ce8" table:formula="oooc:=[.F15]+[.G15]*7+7" office:value-type="date" office:date-value="2020-11-29">
            <text:p>29 Nov</text:p>
          </table:table-cell>
          <table:table-cell table:style-name="ce18" table:formula="oooc:=OFFSET([.$P$2];[.K15];0) &amp; IF([.J15];&quot; &quot; &amp; OFFSET([.$P$2];[.K15]+1;0);&quot;&quot;)" office:value-type="string" office:string-value="e d">
            <text:p>e d</text:p>
          </table:table-cell>
          <table:table-cell table:style-name="ce18" table:formula="oooc:=com.sun.star.sheet.addin.DateFunctions.getIsLeapYear([.D15])" office:value-type="float" office:value="1">
            <text:p>1</text:p>
          </table:table-cell>
          <table:table-cell table:style-name="ce18" table:formula="oooc:=WEEKDAY(DATE([.A15];1;1))" office:value-type="float" office:value="4">
            <text:p>4</text:p>
          </table:table-cell>
          <table:table-cell table:style-name="ce18" table:formula="oooc:=MOD([.A15];19)+1" office:value-type="float" office:value="7">
            <text:p>7</text:p>
          </table:table-cell>
          <table:table-cell table:style-name="ce18" table:formula="oooc:=OFFSET([.$Q$2];[.L15];0)" office:value-type="string" office:string-value="e">
            <text:p>e</text:p>
          </table:table-cell>
          <table:table-cell table:style-name="ce20" table:formula="oooc:=[.O15]-[.F15]" office:value-type="float" office:value="208">
            <text:p>208</text:p>
          </table:table-cell>
          <table:table-cell table:style-name="ce21" table:formula="oooc:=DATE([.A15];12;25)" office:value-type="date" office:date-value="2020-12-25">
            <text:p>25 Dec</text:p>
          </table:table-cell>
          <table:table-cell/>
          <table:table-cell office:value-type="string">
            <text:p>l</text:p>
          </table:table-cell>
          <table:table-cell office:value-type="string">
            <text:p>m</text:p>
          </table:table-cell>
          <table:table-cell table:number-columns-repeated="238"/>
        </table:table-row>
        <table:table-row table:style-name="ro1">
          <table:table-cell table:style-name="ce4" table:formula="oooc:=[Sheet2.A14]" office:value-type="float" office:value="2021">
            <text:p>2021</text:p>
          </table:table-cell>
          <table:table-cell table:style-name="ce9" table:formula="oooc:=[.D16]-63" office:value-type="date" office:date-value="2021-01-31">
            <text:p>31 Jan</text:p>
          </table:table-cell>
          <table:table-cell table:style-name="ce9" table:formula="oooc:=[.D16]-46" office:value-type="date" office:date-value="2021-02-17">
            <text:p>17 Feb</text:p>
          </table:table-cell>
          <table:table-cell table:style-name="ce9" table:formula="oooc:=[Sheet2.B14]" office:value-type="date" office:date-value="2021-04-04">
            <text:p>04 Apr</text:p>
          </table:table-cell>
          <table:table-cell table:style-name="ce9" table:formula="oooc:=[.D16]+39" office:value-type="date" office:date-value="2021-05-13">
            <text:p>13 May</text:p>
          </table:table-cell>
          <table:table-cell table:style-name="ce9" table:formula="oooc:=[.D16]+49" office:value-type="date" office:date-value="2021-05-23">
            <text:p>23 May</text:p>
          </table:table-cell>
          <table:table-cell table:style-name="ce14" table:formula="oooc:=INT(([.N16]-1)/7)-4" office:value-type="float" office:value="26">
            <text:p>26</text:p>
          </table:table-cell>
          <table:table-cell table:style-name="ce9" table:formula="oooc:=[.F16]+[.G16]*7+7" office:value-type="date" office:date-value="2021-11-28">
            <text:p>28 Nov</text:p>
          </table:table-cell>
          <table:table-cell table:style-name="ce18" table:formula="oooc:=OFFSET([.$P$2];[.K16];0) &amp; IF([.J16];&quot; &quot; &amp; OFFSET([.$P$2];[.K16]+1;0);&quot;&quot;)" office:value-type="string" office:string-value="c">
            <text:p>c</text:p>
          </table:table-cell>
          <table:table-cell table:style-name="ce18" table:formula="oooc:=com.sun.star.sheet.addin.DateFunctions.getIsLeapYear([.D16])" office:value-type="float" office:value="0">
            <text:p>0</text:p>
          </table:table-cell>
          <table:table-cell table:style-name="ce18" table:formula="oooc:=WEEKDAY(DATE([.A16];1;1))" office:value-type="float" office:value="6">
            <text:p>6</text:p>
          </table:table-cell>
          <table:table-cell table:style-name="ce18" table:formula="oooc:=MOD([.A16];19)+1" office:value-type="float" office:value="8">
            <text:p>8</text:p>
          </table:table-cell>
          <table:table-cell table:style-name="ce18" table:formula="oooc:=OFFSET([.$Q$2];[.L16];0)" office:value-type="string" office:string-value="r">
            <text:p>r</text:p>
          </table:table-cell>
          <table:table-cell table:style-name="ce20" table:formula="oooc:=[.O16]-[.F16]" office:value-type="float" office:value="216">
            <text:p>216</text:p>
          </table:table-cell>
          <table:table-cell table:style-name="ce21" table:formula="oooc:=DATE([.A16];12;25)" office:value-type="date" office:date-value="2021-12-25">
            <text:p>25 Dec</text:p>
          </table:table-cell>
          <table:table-cell/>
          <table:table-cell office:value-type="string">
            <text:p>C</text:p>
          </table:table-cell>
          <table:table-cell office:value-type="string">
            <text:p>n</text:p>
          </table:table-cell>
          <table:table-cell table:number-columns-repeated="238"/>
        </table:table-row>
        <table:table-row table:style-name="ro1">
          <table:table-cell table:style-name="ce4" table:formula="oooc:=[Sheet2.A15]" office:value-type="float" office:value="2022">
            <text:p>2022</text:p>
          </table:table-cell>
          <table:table-cell table:style-name="ce9" table:formula="oooc:=[.D17]-63" office:value-type="date" office:date-value="2022-02-13">
            <text:p>13 Feb</text:p>
          </table:table-cell>
          <table:table-cell table:style-name="ce9" table:formula="oooc:=[.D17]-46" office:value-type="date" office:date-value="2022-03-02">
            <text:p>02 Mar</text:p>
          </table:table-cell>
          <table:table-cell table:style-name="ce9" table:formula="oooc:=[Sheet2.B15]" office:value-type="date" office:date-value="2022-04-17">
            <text:p>17 Apr</text:p>
          </table:table-cell>
          <table:table-cell table:style-name="ce9" table:formula="oooc:=[.D17]+39" office:value-type="date" office:date-value="2022-05-26">
            <text:p>26 May</text:p>
          </table:table-cell>
          <table:table-cell table:style-name="ce9" table:formula="oooc:=[.D17]+49" office:value-type="date" office:date-value="2022-06-05">
            <text:p>05 Jun</text:p>
          </table:table-cell>
          <table:table-cell table:style-name="ce14" table:formula="oooc:=INT(([.N17]-1)/7)-4" office:value-type="float" office:value="24">
            <text:p>24</text:p>
          </table:table-cell>
          <table:table-cell table:style-name="ce9" table:formula="oooc:=[.F17]+[.G17]*7+7" office:value-type="date" office:date-value="2022-11-27">
            <text:p>27 Nov</text:p>
          </table:table-cell>
          <table:table-cell table:style-name="ce18" table:formula="oooc:=OFFSET([.$P$2];[.K17];0) &amp; IF([.J17];&quot; &quot; &amp; OFFSET([.$P$2];[.K17]+1;0);&quot;&quot;)" office:value-type="string" office:string-value="b">
            <text:p>b</text:p>
          </table:table-cell>
          <table:table-cell table:style-name="ce18" table:formula="oooc:=com.sun.star.sheet.addin.DateFunctions.getIsLeapYear([.D17])" office:value-type="float" office:value="0">
            <text:p>0</text:p>
          </table:table-cell>
          <table:table-cell table:style-name="ce18" table:formula="oooc:=WEEKDAY(DATE([.A17];1;1))" office:value-type="float" office:value="7">
            <text:p>7</text:p>
          </table:table-cell>
          <table:table-cell table:style-name="ce18" table:formula="oooc:=MOD([.A17];19)+1" office:value-type="float" office:value="9">
            <text:p>9</text:p>
          </table:table-cell>
          <table:table-cell table:style-name="ce18" table:formula="oooc:=OFFSET([.$Q$2];[.L17];0)" office:value-type="string" office:string-value="H">
            <text:p>H</text:p>
          </table:table-cell>
          <table:table-cell table:style-name="ce20" table:formula="oooc:=[.O17]-[.F17]" office:value-type="float" office:value="203">
            <text:p>203</text:p>
          </table:table-cell>
          <table:table-cell table:style-name="ce21" table:formula="oooc:=DATE([.A17];12;25)" office:value-type="date" office:date-value="2022-12-25">
            <text:p>25 Dec</text:p>
          </table:table-cell>
          <table:table-cell/>
          <table:table-cell office:value-type="string">
            <text:p>c</text:p>
          </table:table-cell>
          <table:table-cell office:value-type="string">
            <text:p>o</text:p>
          </table:table-cell>
          <table:table-cell table:number-columns-repeated="238"/>
        </table:table-row>
        <table:table-row table:style-name="ro1">
          <table:table-cell table:style-name="ce5" table:formula="oooc:=[Sheet2.A16]" office:value-type="float" office:value="2023">
            <text:p>2023</text:p>
          </table:table-cell>
          <table:table-cell table:style-name="ce10" table:formula="oooc:=[.D18]-63" office:value-type="date" office:date-value="2023-02-05">
            <text:p>05 Feb</text:p>
          </table:table-cell>
          <table:table-cell table:style-name="ce10" table:formula="oooc:=[.D18]-46" office:value-type="date" office:date-value="2023-02-22">
            <text:p>22 Feb</text:p>
          </table:table-cell>
          <table:table-cell table:style-name="ce10" table:formula="oooc:=[Sheet2.B16]" office:value-type="date" office:date-value="2023-04-09">
            <text:p>09 Apr</text:p>
          </table:table-cell>
          <table:table-cell table:style-name="ce10" table:formula="oooc:=[.D18]+39" office:value-type="date" office:date-value="2023-05-18">
            <text:p>18 May</text:p>
          </table:table-cell>
          <table:table-cell table:style-name="ce10" table:formula="oooc:=[.D18]+49" office:value-type="date" office:date-value="2023-05-28">
            <text:p>28 May</text:p>
          </table:table-cell>
          <table:table-cell table:style-name="ce15" table:formula="oooc:=INT(([.N18]-1)/7)-4" office:value-type="float" office:value="26">
            <text:p>26</text:p>
          </table:table-cell>
          <table:table-cell table:style-name="ce10" table:formula="oooc:=[.F18]+[.G18]*7+7" office:value-type="date" office:date-value="2023-12-03">
            <text:p>03 Dec</text:p>
          </table:table-cell>
          <table:table-cell table:style-name="ce18" table:formula="oooc:=OFFSET([.$P$2];[.K18];0) &amp; IF([.J18];&quot; &quot; &amp; OFFSET([.$P$2];[.K18]+1;0);&quot;&quot;)" office:value-type="string" office:string-value="A">
            <text:p>A</text:p>
          </table:table-cell>
          <table:table-cell table:style-name="ce18" table:formula="oooc:=com.sun.star.sheet.addin.DateFunctions.getIsLeapYear([.D18])" office:value-type="float" office:value="0">
            <text:p>0</text:p>
          </table:table-cell>
          <table:table-cell table:style-name="ce18" table:formula="oooc:=WEEKDAY(DATE([.A18];1;1))" office:value-type="float" office:value="1">
            <text:p>1</text:p>
          </table:table-cell>
          <table:table-cell table:style-name="ce18" table:formula="oooc:=MOD([.A18];19)+1" office:value-type="float" office:value="10">
            <text:p>10</text:p>
          </table:table-cell>
          <table:table-cell table:style-name="ce18" table:formula="oooc:=OFFSET([.$Q$2];[.L18];0)" office:value-type="string" office:string-value="h">
            <text:p>h</text:p>
          </table:table-cell>
          <table:table-cell table:style-name="ce20" table:formula="oooc:=[.O18]-[.F18]" office:value-type="float" office:value="211">
            <text:p>211</text:p>
          </table:table-cell>
          <table:table-cell table:style-name="ce21" table:formula="oooc:=DATE([.A18];12;25)" office:value-type="date" office:date-value="2023-12-25">
            <text:p>25 Dec</text:p>
          </table:table-cell>
          <table:table-cell/>
          <table:table-cell table:number-columns-repeated="2" office:value-type="string">
            <text:p>p</text:p>
          </table:table-cell>
          <table:table-cell table:number-columns-repeated="238"/>
        </table:table-row>
        <table:table-row table:style-name="ro1">
          <table:table-cell table:style-name="ce3" table:formula="oooc:=[Sheet2.A17]" office:value-type="float" office:value="2024">
            <text:p>2024</text:p>
          </table:table-cell>
          <table:table-cell table:style-name="ce8" table:formula="oooc:=[.D19]-63" office:value-type="date" office:date-value="2024-01-28">
            <text:p>28 Jan</text:p>
          </table:table-cell>
          <table:table-cell table:style-name="ce8" table:formula="oooc:=[.D19]-46" office:value-type="date" office:date-value="2024-02-14">
            <text:p>14 Feb</text:p>
          </table:table-cell>
          <table:table-cell table:style-name="ce8" table:formula="oooc:=[Sheet2.B17]" office:value-type="date" office:date-value="2024-03-31">
            <text:p>31 Mar</text:p>
          </table:table-cell>
          <table:table-cell table:style-name="ce8" table:formula="oooc:=[.D19]+39" office:value-type="date" office:date-value="2024-05-09">
            <text:p>09 May</text:p>
          </table:table-cell>
          <table:table-cell table:style-name="ce8" table:formula="oooc:=[.D19]+49" office:value-type="date" office:date-value="2024-05-19">
            <text:p>19 May</text:p>
          </table:table-cell>
          <table:table-cell table:style-name="ce13" table:formula="oooc:=INT(([.N19]-1)/7)-4" office:value-type="float" office:value="27">
            <text:p>27</text:p>
          </table:table-cell>
          <table:table-cell table:style-name="ce8" table:formula="oooc:=[.F19]+[.G19]*7+7" office:value-type="date" office:date-value="2024-12-01">
            <text:p>01 Dec</text:p>
          </table:table-cell>
          <table:table-cell table:style-name="ce18" table:formula="oooc:=OFFSET([.$P$2];[.K19];0) &amp; IF([.J19];&quot; &quot; &amp; OFFSET([.$P$2];[.K19]+1;0);&quot;&quot;)" office:value-type="string" office:string-value="g f">
            <text:p>g f</text:p>
          </table:table-cell>
          <table:table-cell table:style-name="ce18" table:formula="oooc:=com.sun.star.sheet.addin.DateFunctions.getIsLeapYear([.D19])" office:value-type="float" office:value="1">
            <text:p>1</text:p>
          </table:table-cell>
          <table:table-cell table:style-name="ce18" table:formula="oooc:=WEEKDAY(DATE([.A19];1;1))" office:value-type="float" office:value="2">
            <text:p>2</text:p>
          </table:table-cell>
          <table:table-cell table:style-name="ce18" table:formula="oooc:=MOD([.A19];19)+1" office:value-type="float" office:value="11">
            <text:p>11</text:p>
          </table:table-cell>
          <table:table-cell table:style-name="ce18" table:formula="oooc:=OFFSET([.$Q$2];[.L19];0)" office:value-type="string" office:string-value="u">
            <text:p>u</text:p>
          </table:table-cell>
          <table:table-cell table:style-name="ce20" table:formula="oooc:=[.O19]-[.F19]" office:value-type="float" office:value="220">
            <text:p>220</text:p>
          </table:table-cell>
          <table:table-cell table:style-name="ce21" table:formula="oooc:=DATE([.A19];12;25)" office:value-type="date" office:date-value="2024-12-25">
            <text:p>25 Dec</text:p>
          </table:table-cell>
          <table:table-cell/>
          <table:table-cell office:value-type="string">
            <text:p>F</text:p>
          </table:table-cell>
          <table:table-cell office:value-type="string">
            <text:p>q</text:p>
          </table:table-cell>
          <table:table-cell table:number-columns-repeated="238"/>
        </table:table-row>
        <table:table-row table:style-name="ro1">
          <table:table-cell table:style-name="ce4" table:formula="oooc:=[Sheet2.A18]" office:value-type="float" office:value="2025">
            <text:p>2025</text:p>
          </table:table-cell>
          <table:table-cell table:style-name="ce9" table:formula="oooc:=[.D20]-63" office:value-type="date" office:date-value="2025-02-16">
            <text:p>16 Feb</text:p>
          </table:table-cell>
          <table:table-cell table:style-name="ce9" table:formula="oooc:=[.D20]-46" office:value-type="date" office:date-value="2025-03-05">
            <text:p>05 Mar</text:p>
          </table:table-cell>
          <table:table-cell table:style-name="ce9" table:formula="oooc:=[Sheet2.B18]" office:value-type="date" office:date-value="2025-04-20">
            <text:p>20 Apr</text:p>
          </table:table-cell>
          <table:table-cell table:style-name="ce9" table:formula="oooc:=[.D20]+39" office:value-type="date" office:date-value="2025-05-29">
            <text:p>29 May</text:p>
          </table:table-cell>
          <table:table-cell table:style-name="ce9" table:formula="oooc:=[.D20]+49" office:value-type="date" office:date-value="2025-06-08">
            <text:p>08 Jun</text:p>
          </table:table-cell>
          <table:table-cell table:style-name="ce14" table:formula="oooc:=INT(([.N20]-1)/7)-4" office:value-type="float" office:value="24">
            <text:p>24</text:p>
          </table:table-cell>
          <table:table-cell table:style-name="ce9" table:formula="oooc:=[.F20]+[.G20]*7+7" office:value-type="date" office:date-value="2025-11-30">
            <text:p>30 Nov</text:p>
          </table:table-cell>
          <table:table-cell table:style-name="ce18" table:formula="oooc:=OFFSET([.$P$2];[.K20];0) &amp; IF([.J20];&quot; &quot; &amp; OFFSET([.$P$2];[.K20]+1;0);&quot;&quot;)" office:value-type="string" office:string-value="e">
            <text:p>e</text:p>
          </table:table-cell>
          <table:table-cell table:style-name="ce18" table:formula="oooc:=com.sun.star.sheet.addin.DateFunctions.getIsLeapYear([.D20])" office:value-type="float" office:value="0">
            <text:p>0</text:p>
          </table:table-cell>
          <table:table-cell table:style-name="ce18" table:formula="oooc:=WEEKDAY(DATE([.A20];1;1))" office:value-type="float" office:value="4">
            <text:p>4</text:p>
          </table:table-cell>
          <table:table-cell table:style-name="ce18" table:formula="oooc:=MOD([.A20];19)+1" office:value-type="float" office:value="12">
            <text:p>12</text:p>
          </table:table-cell>
          <table:table-cell table:style-name="ce18" table:formula="oooc:=OFFSET([.$Q$2];[.L20];0)" office:value-type="string" office:string-value="P">
            <text:p>P</text:p>
          </table:table-cell>
          <table:table-cell table:style-name="ce20" table:formula="oooc:=[.O20]-[.F20]" office:value-type="float" office:value="200">
            <text:p>200</text:p>
          </table:table-cell>
          <table:table-cell table:style-name="ce21" table:formula="oooc:=DATE([.A20];12;25)" office:value-type="date" office:date-value="2025-12-25">
            <text:p>25 Dec</text:p>
          </table:table-cell>
          <table:table-cell/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238"/>
        </table:table-row>
        <table:table-row table:style-name="ro1">
          <table:table-cell table:style-name="ce4" table:formula="oooc:=[Sheet2.A19]" office:value-type="float" office:value="2026">
            <text:p>2026</text:p>
          </table:table-cell>
          <table:table-cell table:style-name="ce9" table:formula="oooc:=[.D21]-63" office:value-type="date" office:date-value="2026-02-01">
            <text:p>01 Feb</text:p>
          </table:table-cell>
          <table:table-cell table:style-name="ce9" table:formula="oooc:=[.D21]-46" office:value-type="date" office:date-value="2026-02-18">
            <text:p>18 Feb</text:p>
          </table:table-cell>
          <table:table-cell table:style-name="ce9" table:formula="oooc:=[Sheet2.B19]" office:value-type="date" office:date-value="2026-04-05">
            <text:p>05 Apr</text:p>
          </table:table-cell>
          <table:table-cell table:style-name="ce9" table:formula="oooc:=[.D21]+39" office:value-type="date" office:date-value="2026-05-14">
            <text:p>14 May</text:p>
          </table:table-cell>
          <table:table-cell table:style-name="ce9" table:formula="oooc:=[.D21]+49" office:value-type="date" office:date-value="2026-05-24">
            <text:p>24 May</text:p>
          </table:table-cell>
          <table:table-cell table:style-name="ce14" table:formula="oooc:=INT(([.N21]-1)/7)-4" office:value-type="float" office:value="26">
            <text:p>26</text:p>
          </table:table-cell>
          <table:table-cell table:style-name="ce9" table:formula="oooc:=[.F21]+[.G21]*7+7" office:value-type="date" office:date-value="2026-11-29">
            <text:p>29 Nov</text:p>
          </table:table-cell>
          <table:table-cell table:style-name="ce18" table:formula="oooc:=OFFSET([.$P$2];[.K21];0) &amp; IF([.J21];&quot; &quot; &amp; OFFSET([.$P$2];[.K21]+1;0);&quot;&quot;)" office:value-type="string" office:string-value="d">
            <text:p>d</text:p>
          </table:table-cell>
          <table:table-cell table:style-name="ce18" table:formula="oooc:=com.sun.star.sheet.addin.DateFunctions.getIsLeapYear([.D21])" office:value-type="float" office:value="0">
            <text:p>0</text:p>
          </table:table-cell>
          <table:table-cell table:style-name="ce18" table:formula="oooc:=WEEKDAY(DATE([.A21];1;1))" office:value-type="float" office:value="5">
            <text:p>5</text:p>
          </table:table-cell>
          <table:table-cell table:style-name="ce18" table:formula="oooc:=MOD([.A21];19)+1" office:value-type="float" office:value="13">
            <text:p>13</text:p>
          </table:table-cell>
          <table:table-cell table:style-name="ce18" table:formula="oooc:=OFFSET([.$Q$2];[.L21];0)" office:value-type="string" office:string-value="l">
            <text:p>l</text:p>
          </table:table-cell>
          <table:table-cell table:style-name="ce20" table:formula="oooc:=[.O21]-[.F21]" office:value-type="float" office:value="215">
            <text:p>215</text:p>
          </table:table-cell>
          <table:table-cell table:style-name="ce21" table:formula="oooc:=DATE([.A21];12;25)" office:value-type="date" office:date-value="2026-12-25">
            <text:p>25 Dec</text:p>
          </table:table-cell>
          <table:table-cell/>
          <table:table-cell table:number-columns-repeated="2" office:value-type="string">
            <text:p>s</text:p>
          </table:table-cell>
          <table:table-cell table:number-columns-repeated="238"/>
        </table:table-row>
        <table:table-row table:style-name="ro1">
          <table:table-cell table:style-name="ce5" table:formula="oooc:=[Sheet2.A20]" office:value-type="float" office:value="2027">
            <text:p>2027</text:p>
          </table:table-cell>
          <table:table-cell table:style-name="ce10" table:formula="oooc:=[.D22]-63" office:value-type="date" office:date-value="2027-01-24">
            <text:p>24 Jan</text:p>
          </table:table-cell>
          <table:table-cell table:style-name="ce10" table:formula="oooc:=[.D22]-46" office:value-type="date" office:date-value="2027-02-10">
            <text:p>10 Feb</text:p>
          </table:table-cell>
          <table:table-cell table:style-name="ce10" table:formula="oooc:=[Sheet2.B20]" office:value-type="date" office:date-value="2027-03-28">
            <text:p>28 Mar</text:p>
          </table:table-cell>
          <table:table-cell table:style-name="ce10" table:formula="oooc:=[.D22]+39" office:value-type="date" office:date-value="2027-05-06">
            <text:p>06 May</text:p>
          </table:table-cell>
          <table:table-cell table:style-name="ce10" table:formula="oooc:=[.D22]+49" office:value-type="date" office:date-value="2027-05-16">
            <text:p>16 May</text:p>
          </table:table-cell>
          <table:table-cell table:style-name="ce15" table:formula="oooc:=INT(([.N22]-1)/7)-4" office:value-type="float" office:value="27">
            <text:p>27</text:p>
          </table:table-cell>
          <table:table-cell table:style-name="ce10" table:formula="oooc:=[.F22]+[.G22]*7+7" office:value-type="date" office:date-value="2027-11-28">
            <text:p>28 Nov</text:p>
          </table:table-cell>
          <table:table-cell table:style-name="ce18" table:formula="oooc:=OFFSET([.$P$2];[.K22];0) &amp; IF([.J22];&quot; &quot; &amp; OFFSET([.$P$2];[.K22]+1;0);&quot;&quot;)" office:value-type="string" office:string-value="c">
            <text:p>c</text:p>
          </table:table-cell>
          <table:table-cell table:style-name="ce18" table:formula="oooc:=com.sun.star.sheet.addin.DateFunctions.getIsLeapYear([.D22])" office:value-type="float" office:value="0">
            <text:p>0</text:p>
          </table:table-cell>
          <table:table-cell table:style-name="ce18" table:formula="oooc:=WEEKDAY(DATE([.A22];1;1))" office:value-type="float" office:value="6">
            <text:p>6</text:p>
          </table:table-cell>
          <table:table-cell table:style-name="ce18" table:formula="oooc:=MOD([.A22];19)+1" office:value-type="float" office:value="14">
            <text:p>14</text:p>
          </table:table-cell>
          <table:table-cell table:style-name="ce18" table:formula="oooc:=OFFSET([.$Q$2];[.L22];0)" office:value-type="string" office:string-value="C">
            <text:p>C</text:p>
          </table:table-cell>
          <table:table-cell table:style-name="ce20" table:formula="oooc:=[.O22]-[.F22]" office:value-type="float" office:value="223">
            <text:p>223</text:p>
          </table:table-cell>
          <table:table-cell table:style-name="ce21" table:formula="oooc:=DATE([.A22];12;25)" office:value-type="date" office:date-value="2027-12-25">
            <text:p>25 Dec</text:p>
          </table:table-cell>
          <table:table-cell table:number-columns-repeated="2"/>
          <table:table-cell office:value-type="string">
            <text:p>t</text:p>
          </table:table-cell>
          <table:table-cell table:number-columns-repeated="238"/>
        </table:table-row>
        <table:table-row table:style-name="ro1">
          <table:table-cell table:style-name="ce3" table:formula="oooc:=[Sheet2.A21]" office:value-type="float" office:value="2028">
            <text:p>2028</text:p>
          </table:table-cell>
          <table:table-cell table:style-name="ce8" table:formula="oooc:=[.D23]-63" office:value-type="date" office:date-value="2028-02-13">
            <text:p>13 Feb</text:p>
          </table:table-cell>
          <table:table-cell table:style-name="ce8" table:formula="oooc:=[.D23]-46" office:value-type="date" office:date-value="2028-03-01">
            <text:p>01 Mar</text:p>
          </table:table-cell>
          <table:table-cell table:style-name="ce8" table:formula="oooc:=[Sheet2.B21]" office:value-type="date" office:date-value="2028-04-16">
            <text:p>16 Apr</text:p>
          </table:table-cell>
          <table:table-cell table:style-name="ce8" table:formula="oooc:=[.D23]+39" office:value-type="date" office:date-value="2028-05-25">
            <text:p>25 May</text:p>
          </table:table-cell>
          <table:table-cell table:style-name="ce8" table:formula="oooc:=[.D23]+49" office:value-type="date" office:date-value="2028-06-04">
            <text:p>04 Jun</text:p>
          </table:table-cell>
          <table:table-cell table:style-name="ce13" table:formula="oooc:=INT(([.N23]-1)/7)-4" office:value-type="float" office:value="25">
            <text:p>25</text:p>
          </table:table-cell>
          <table:table-cell table:style-name="ce8" table:formula="oooc:=[.F23]+[.G23]*7+7" office:value-type="date" office:date-value="2028-12-03">
            <text:p>03 Dec</text:p>
          </table:table-cell>
          <table:table-cell table:style-name="ce18" table:formula="oooc:=OFFSET([.$P$2];[.K23];0) &amp; IF([.J23];&quot; &quot; &amp; OFFSET([.$P$2];[.K23]+1;0);&quot;&quot;)" office:value-type="string" office:string-value="b A">
            <text:p>b A</text:p>
          </table:table-cell>
          <table:table-cell table:style-name="ce18" table:formula="oooc:=com.sun.star.sheet.addin.DateFunctions.getIsLeapYear([.D23])" office:value-type="float" office:value="1">
            <text:p>1</text:p>
          </table:table-cell>
          <table:table-cell table:style-name="ce18" table:formula="oooc:=WEEKDAY(DATE([.A23];1;1))" office:value-type="float" office:value="7">
            <text:p>7</text:p>
          </table:table-cell>
          <table:table-cell table:style-name="ce18" table:formula="oooc:=MOD([.A23];19)+1" office:value-type="float" office:value="15">
            <text:p>15</text:p>
          </table:table-cell>
          <table:table-cell table:style-name="ce18" table:formula="oooc:=OFFSET([.$Q$2];[.L23];0)" office:value-type="string" office:string-value="c">
            <text:p>c</text:p>
          </table:table-cell>
          <table:table-cell table:style-name="ce20" table:formula="oooc:=[.O23]-[.F23]" office:value-type="float" office:value="204">
            <text:p>204</text:p>
          </table:table-cell>
          <table:table-cell table:style-name="ce21" table:formula="oooc:=DATE([.A23];12;25)" office:value-type="date" office:date-value="2028-12-25">
            <text:p>25 Dec</text:p>
          </table:table-cell>
          <table:table-cell table:number-columns-repeated="2"/>
          <table:table-cell office:value-type="string">
            <text:p>u</text:p>
          </table:table-cell>
          <table:table-cell table:number-columns-repeated="238"/>
        </table:table-row>
        <table:table-row table:style-name="ro1">
          <table:table-cell table:style-name="ce4" table:formula="oooc:=[Sheet2.A22]" office:value-type="float" office:value="2029">
            <text:p>2029</text:p>
          </table:table-cell>
          <table:table-cell table:style-name="ce9" table:formula="oooc:=[.D24]-63" office:value-type="date" office:date-value="2029-01-28">
            <text:p>28 Jan</text:p>
          </table:table-cell>
          <table:table-cell table:style-name="ce9" table:formula="oooc:=[.D24]-46" office:value-type="date" office:date-value="2029-02-14">
            <text:p>14 Feb</text:p>
          </table:table-cell>
          <table:table-cell table:style-name="ce9" table:formula="oooc:=[Sheet2.B22]" office:value-type="date" office:date-value="2029-04-01">
            <text:p>01 Apr</text:p>
          </table:table-cell>
          <table:table-cell table:style-name="ce9" table:formula="oooc:=[.D24]+39" office:value-type="date" office:date-value="2029-05-10">
            <text:p>10 May</text:p>
          </table:table-cell>
          <table:table-cell table:style-name="ce9" table:formula="oooc:=[.D24]+49" office:value-type="date" office:date-value="2029-05-20">
            <text:p>20 May</text:p>
          </table:table-cell>
          <table:table-cell table:style-name="ce14" table:formula="oooc:=INT(([.N24]-1)/7)-4" office:value-type="float" office:value="27">
            <text:p>27</text:p>
          </table:table-cell>
          <table:table-cell table:style-name="ce9" table:formula="oooc:=[.F24]+[.G24]*7+7" office:value-type="date" office:date-value="2029-12-02">
            <text:p>02 Dec</text:p>
          </table:table-cell>
          <table:table-cell table:style-name="ce18" table:formula="oooc:=OFFSET([.$P$2];[.K24];0) &amp; IF([.J24];&quot; &quot; &amp; OFFSET([.$P$2];[.K24]+1;0);&quot;&quot;)" office:value-type="string" office:string-value="g">
            <text:p>g</text:p>
          </table:table-cell>
          <table:table-cell table:style-name="ce18" table:formula="oooc:=com.sun.star.sheet.addin.DateFunctions.getIsLeapYear([.D24])" office:value-type="float" office:value="0">
            <text:p>0</text:p>
          </table:table-cell>
          <table:table-cell table:style-name="ce18" table:formula="oooc:=WEEKDAY(DATE([.A24];1;1))" office:value-type="float" office:value="2">
            <text:p>2</text:p>
          </table:table-cell>
          <table:table-cell table:style-name="ce18" table:formula="oooc:=MOD([.A24];19)+1" office:value-type="float" office:value="16">
            <text:p>16</text:p>
          </table:table-cell>
          <table:table-cell table:style-name="ce18" table:formula="oooc:=OFFSET([.$Q$2];[.L24];0)" office:value-type="string" office:string-value="p">
            <text:p>p</text:p>
          </table:table-cell>
          <table:table-cell table:style-name="ce20" table:formula="oooc:=[.O24]-[.F24]" office:value-type="float" office:value="219">
            <text:p>219</text:p>
          </table:table-cell>
          <table:table-cell table:style-name="ce21" table:formula="oooc:=DATE([.A24];12;25)" office:value-type="date" office:date-value="2029-12-25">
            <text:p>25 Dec</text:p>
          </table:table-cell>
          <table:table-cell table:number-columns-repeated="2"/>
          <table:table-cell office:value-type="string">
            <text:p>v</text:p>
          </table:table-cell>
          <table:table-cell table:number-columns-repeated="238"/>
        </table:table-row>
        <table:table-row table:style-name="ro1">
          <table:table-cell table:style-name="ce4" table:formula="oooc:=[Sheet2.A23]" office:value-type="float" office:value="2030">
            <text:p>2030</text:p>
          </table:table-cell>
          <table:table-cell table:style-name="ce9" table:formula="oooc:=[.D25]-63" office:value-type="date" office:date-value="2030-02-17">
            <text:p>17 Feb</text:p>
          </table:table-cell>
          <table:table-cell table:style-name="ce9" table:formula="oooc:=[.D25]-46" office:value-type="date" office:date-value="2030-03-06">
            <text:p>06 Mar</text:p>
          </table:table-cell>
          <table:table-cell table:style-name="ce9" table:formula="oooc:=[Sheet2.B23]" office:value-type="date" office:date-value="2030-04-21">
            <text:p>21 Apr</text:p>
          </table:table-cell>
          <table:table-cell table:style-name="ce9" table:formula="oooc:=[.D25]+39" office:value-type="date" office:date-value="2030-05-30">
            <text:p>30 May</text:p>
          </table:table-cell>
          <table:table-cell table:style-name="ce9" table:formula="oooc:=[.D25]+49" office:value-type="date" office:date-value="2030-06-09">
            <text:p>09 Jun</text:p>
          </table:table-cell>
          <table:table-cell table:style-name="ce14" table:formula="oooc:=INT(([.N25]-1)/7)-4" office:value-type="float" office:value="24">
            <text:p>24</text:p>
          </table:table-cell>
          <table:table-cell table:style-name="ce9" table:formula="oooc:=[.F25]+[.G25]*7+7" office:value-type="date" office:date-value="2030-12-01">
            <text:p>01 Dec</text:p>
          </table:table-cell>
          <table:table-cell table:style-name="ce18" table:formula="oooc:=OFFSET([.$P$2];[.K25];0) &amp; IF([.J25];&quot; &quot; &amp; OFFSET([.$P$2];[.K25]+1;0);&quot;&quot;)" office:value-type="string" office:string-value="f">
            <text:p>f</text:p>
          </table:table-cell>
          <table:table-cell table:style-name="ce18" table:formula="oooc:=com.sun.star.sheet.addin.DateFunctions.getIsLeapYear([.D25])" office:value-type="float" office:value="0">
            <text:p>0</text:p>
          </table:table-cell>
          <table:table-cell table:style-name="ce18" table:formula="oooc:=WEEKDAY(DATE([.A25];1;1))" office:value-type="float" office:value="3">
            <text:p>3</text:p>
          </table:table-cell>
          <table:table-cell table:style-name="ce18" table:formula="oooc:=MOD([.A25];19)+1" office:value-type="float" office:value="17">
            <text:p>17</text:p>
          </table:table-cell>
          <table:table-cell table:style-name="ce18" table:formula="oooc:=OFFSET([.$Q$2];[.L25];0)" office:value-type="string" office:string-value="F">
            <text:p>F</text:p>
          </table:table-cell>
          <table:table-cell table:style-name="ce20" table:formula="oooc:=[.O25]-[.F25]" office:value-type="float" office:value="199">
            <text:p>199</text:p>
          </table:table-cell>
          <table:table-cell table:style-name="ce21" table:formula="oooc:=DATE([.A25];12;25)" office:value-type="date" office:date-value="2030-12-25">
            <text:p>25 Dec</text:p>
          </table:table-cell>
          <table:table-cell table:number-columns-repeated="2"/>
          <table:table-cell office:value-type="string">
            <text:p>A</text:p>
          </table:table-cell>
          <table:table-cell table:number-columns-repeated="238"/>
        </table:table-row>
        <table:table-row table:style-name="ro1">
          <table:table-cell table:style-name="ce5" table:formula="oooc:=[Sheet2.A24]" office:value-type="float" office:value="2031">
            <text:p>2031</text:p>
          </table:table-cell>
          <table:table-cell table:style-name="ce10" table:formula="oooc:=[.D26]-63" office:value-type="date" office:date-value="2031-02-09">
            <text:p>09 Feb</text:p>
          </table:table-cell>
          <table:table-cell table:style-name="ce10" table:formula="oooc:=[.D26]-46" office:value-type="date" office:date-value="2031-02-26">
            <text:p>26 Feb</text:p>
          </table:table-cell>
          <table:table-cell table:style-name="ce10" table:formula="oooc:=[Sheet2.B24]" office:value-type="date" office:date-value="2031-04-13">
            <text:p>13 Apr</text:p>
          </table:table-cell>
          <table:table-cell table:style-name="ce10" table:formula="oooc:=[.D26]+39" office:value-type="date" office:date-value="2031-05-22">
            <text:p>22 May</text:p>
          </table:table-cell>
          <table:table-cell table:style-name="ce10" table:formula="oooc:=[.D26]+49" office:value-type="date" office:date-value="2031-06-01">
            <text:p>01 Jun</text:p>
          </table:table-cell>
          <table:table-cell table:style-name="ce15" table:formula="oooc:=INT(([.N26]-1)/7)-4" office:value-type="float" office:value="25">
            <text:p>25</text:p>
          </table:table-cell>
          <table:table-cell table:style-name="ce10" table:formula="oooc:=[.F26]+[.G26]*7+7" office:value-type="date" office:date-value="2031-11-30">
            <text:p>30 Nov</text:p>
          </table:table-cell>
          <table:table-cell table:style-name="ce18" table:formula="oooc:=OFFSET([.$P$2];[.K26];0) &amp; IF([.J26];&quot; &quot; &amp; OFFSET([.$P$2];[.K26]+1;0);&quot;&quot;)" office:value-type="string" office:string-value="e">
            <text:p>e</text:p>
          </table:table-cell>
          <table:table-cell table:style-name="ce18" table:formula="oooc:=com.sun.star.sheet.addin.DateFunctions.getIsLeapYear([.D26])" office:value-type="float" office:value="0">
            <text:p>0</text:p>
          </table:table-cell>
          <table:table-cell table:style-name="ce18" table:formula="oooc:=WEEKDAY(DATE([.A26];1;1))" office:value-type="float" office:value="4">
            <text:p>4</text:p>
          </table:table-cell>
          <table:table-cell table:style-name="ce18" table:formula="oooc:=MOD([.A26];19)+1" office:value-type="float" office:value="18">
            <text:p>18</text:p>
          </table:table-cell>
          <table:table-cell table:style-name="ce18" table:formula="oooc:=OFFSET([.$Q$2];[.L26];0)" office:value-type="string" office:string-value="f">
            <text:p>f</text:p>
          </table:table-cell>
          <table:table-cell table:style-name="ce20" table:formula="oooc:=[.O26]-[.F26]" office:value-type="float" office:value="207">
            <text:p>207</text:p>
          </table:table-cell>
          <table:table-cell table:style-name="ce21" table:formula="oooc:=DATE([.A26];12;25)" office:value-type="date" office:date-value="2031-12-25">
            <text:p>25 Dec</text:p>
          </table:table-cell>
          <table:table-cell table:number-columns-repeated="2"/>
          <table:table-cell office:value-type="string">
            <text:p>B</text:p>
          </table:table-cell>
          <table:table-cell table:number-columns-repeated="238"/>
        </table:table-row>
        <table:table-row table:style-name="ro1">
          <table:table-cell table:style-name="ce3" table:formula="oooc:=[Sheet2.A25]" office:value-type="float" office:value="2032">
            <text:p>2032</text:p>
          </table:table-cell>
          <table:table-cell table:style-name="ce8" table:formula="oooc:=[.D27]-63" office:value-type="date" office:date-value="2032-01-25">
            <text:p>25 Jan</text:p>
          </table:table-cell>
          <table:table-cell table:style-name="ce8" table:formula="oooc:=[.D27]-46" office:value-type="date" office:date-value="2032-02-11">
            <text:p>11 Feb</text:p>
          </table:table-cell>
          <table:table-cell table:style-name="ce8" table:formula="oooc:=[Sheet2.B25]" office:value-type="date" office:date-value="2032-03-28">
            <text:p>28 Mar</text:p>
          </table:table-cell>
          <table:table-cell table:style-name="ce8" table:formula="oooc:=[.D27]+39" office:value-type="date" office:date-value="2032-05-06">
            <text:p>06 May</text:p>
          </table:table-cell>
          <table:table-cell table:style-name="ce8" table:formula="oooc:=[.D27]+49" office:value-type="date" office:date-value="2032-05-16">
            <text:p>16 May</text:p>
          </table:table-cell>
          <table:table-cell table:style-name="ce13" table:formula="oooc:=INT(([.N27]-1)/7)-4" office:value-type="float" office:value="27">
            <text:p>27</text:p>
          </table:table-cell>
          <table:table-cell table:style-name="ce8" table:formula="oooc:=[.F27]+[.G27]*7+7" office:value-type="date" office:date-value="2032-11-28">
            <text:p>28 Nov</text:p>
          </table:table-cell>
          <table:table-cell table:style-name="ce18" table:formula="oooc:=OFFSET([.$P$2];[.K27];0) &amp; IF([.J27];&quot; &quot; &amp; OFFSET([.$P$2];[.K27]+1;0);&quot;&quot;)" office:value-type="string" office:string-value="d c">
            <text:p>d c</text:p>
          </table:table-cell>
          <table:table-cell table:style-name="ce18" table:formula="oooc:=com.sun.star.sheet.addin.DateFunctions.getIsLeapYear([.D27])" office:value-type="float" office:value="1">
            <text:p>1</text:p>
          </table:table-cell>
          <table:table-cell table:style-name="ce18" table:formula="oooc:=WEEKDAY(DATE([.A27];1;1))" office:value-type="float" office:value="5">
            <text:p>5</text:p>
          </table:table-cell>
          <table:table-cell table:style-name="ce18" table:formula="oooc:=MOD([.A27];19)+1" office:value-type="float" office:value="19">
            <text:p>19</text:p>
          </table:table-cell>
          <table:table-cell table:style-name="ce18" table:formula="oooc:=OFFSET([.$Q$2];[.L27];0)" office:value-type="string" office:string-value="s">
            <text:p>s</text:p>
          </table:table-cell>
          <table:table-cell table:style-name="ce20" table:formula="oooc:=[.O27]-[.F27]" office:value-type="float" office:value="223">
            <text:p>223</text:p>
          </table:table-cell>
          <table:table-cell table:style-name="ce21" table:formula="oooc:=DATE([.A27];12;25)" office:value-type="date" office:date-value="2032-12-25">
            <text:p>25 Dec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238"/>
        </table:table-row>
        <table:table-row table:style-name="ro1">
          <table:table-cell table:style-name="ce4" table:formula="oooc:=[Sheet2.A26]" office:value-type="float" office:value="2033">
            <text:p>2033</text:p>
          </table:table-cell>
          <table:table-cell table:style-name="ce9" table:formula="oooc:=[.D28]-63" office:value-type="date" office:date-value="2033-02-13">
            <text:p>13 Feb</text:p>
          </table:table-cell>
          <table:table-cell table:style-name="ce9" table:formula="oooc:=[.D28]-46" office:value-type="date" office:date-value="2033-03-02">
            <text:p>02 Mar</text:p>
          </table:table-cell>
          <table:table-cell table:style-name="ce9" table:formula="oooc:=[Sheet2.B26]" office:value-type="date" office:date-value="2033-04-17">
            <text:p>17 Apr</text:p>
          </table:table-cell>
          <table:table-cell table:style-name="ce9" table:formula="oooc:=[.D28]+39" office:value-type="date" office:date-value="2033-05-26">
            <text:p>26 May</text:p>
          </table:table-cell>
          <table:table-cell table:style-name="ce9" table:formula="oooc:=[.D28]+49" office:value-type="date" office:date-value="2033-06-05">
            <text:p>05 Jun</text:p>
          </table:table-cell>
          <table:table-cell table:style-name="ce14" table:formula="oooc:=INT(([.N28]-1)/7)-4" office:value-type="float" office:value="24">
            <text:p>24</text:p>
          </table:table-cell>
          <table:table-cell table:style-name="ce9" table:formula="oooc:=[.F28]+[.G28]*7+7" office:value-type="date" office:date-value="2033-11-27">
            <text:p>27 Nov</text:p>
          </table:table-cell>
          <table:table-cell table:style-name="ce18" table:formula="oooc:=OFFSET([.$P$2];[.K28];0) &amp; IF([.J28];&quot; &quot; &amp; OFFSET([.$P$2];[.K28]+1;0);&quot;&quot;)" office:value-type="string" office:string-value="b">
            <text:p>b</text:p>
          </table:table-cell>
          <table:table-cell table:style-name="ce18" table:formula="oooc:=com.sun.star.sheet.addin.DateFunctions.getIsLeapYear([.D28])" office:value-type="float" office:value="0">
            <text:p>0</text:p>
          </table:table-cell>
          <table:table-cell table:style-name="ce18" table:formula="oooc:=WEEKDAY(DATE([.A28];1;1))" office:value-type="float" office:value="7">
            <text:p>7</text:p>
          </table:table-cell>
          <table:table-cell table:style-name="ce18" table:formula="oooc:=MOD([.A28];19)+1" office:value-type="float" office:value="1">
            <text:p>1</text:p>
          </table:table-cell>
          <table:table-cell table:style-name="ce18" table:formula="oooc:=OFFSET([.$Q$2];[.L28];0)" office:value-type="string" office:string-value="N">
            <text:p>N</text:p>
          </table:table-cell>
          <table:table-cell table:style-name="ce20" table:formula="oooc:=[.O28]-[.F28]" office:value-type="float" office:value="203">
            <text:p>203</text:p>
          </table:table-cell>
          <table:table-cell table:style-name="ce21" table:formula="oooc:=DATE([.A28];12;25)" office:value-type="date" office:date-value="2033-12-25">
            <text:p>25 Dec</text:p>
          </table:table-cell>
          <table:table-cell table:number-columns-repeated="2"/>
          <table:table-cell office:value-type="string">
            <text:p>D</text:p>
          </table:table-cell>
          <table:table-cell table:number-columns-repeated="238"/>
        </table:table-row>
        <table:table-row table:style-name="ro1">
          <table:table-cell table:style-name="ce4" table:formula="oooc:=[Sheet2.A27]" office:value-type="float" office:value="2034">
            <text:p>2034</text:p>
          </table:table-cell>
          <table:table-cell table:style-name="ce9" table:formula="oooc:=[.D29]-63" office:value-type="date" office:date-value="2034-02-05">
            <text:p>05 Feb</text:p>
          </table:table-cell>
          <table:table-cell table:style-name="ce9" table:formula="oooc:=[.D29]-46" office:value-type="date" office:date-value="2034-02-22">
            <text:p>22 Feb</text:p>
          </table:table-cell>
          <table:table-cell table:style-name="ce9" table:formula="oooc:=[Sheet2.B27]" office:value-type="date" office:date-value="2034-04-09">
            <text:p>09 Apr</text:p>
          </table:table-cell>
          <table:table-cell table:style-name="ce9" table:formula="oooc:=[.D29]+39" office:value-type="date" office:date-value="2034-05-18">
            <text:p>18 May</text:p>
          </table:table-cell>
          <table:table-cell table:style-name="ce9" table:formula="oooc:=[.D29]+49" office:value-type="date" office:date-value="2034-05-28">
            <text:p>28 May</text:p>
          </table:table-cell>
          <table:table-cell table:style-name="ce14" table:formula="oooc:=INT(([.N29]-1)/7)-4" office:value-type="float" office:value="26">
            <text:p>26</text:p>
          </table:table-cell>
          <table:table-cell table:style-name="ce9" table:formula="oooc:=[.F29]+[.G29]*7+7" office:value-type="date" office:date-value="2034-12-03">
            <text:p>03 Dec</text:p>
          </table:table-cell>
          <table:table-cell table:style-name="ce18" table:formula="oooc:=OFFSET([.$P$2];[.K29];0) &amp; IF([.J29];&quot; &quot; &amp; OFFSET([.$P$2];[.K29]+1;0);&quot;&quot;)" office:value-type="string" office:string-value="A">
            <text:p>A</text:p>
          </table:table-cell>
          <table:table-cell table:style-name="ce18" table:formula="oooc:=com.sun.star.sheet.addin.DateFunctions.getIsLeapYear([.D29])" office:value-type="float" office:value="0">
            <text:p>0</text:p>
          </table:table-cell>
          <table:table-cell table:style-name="ce18" table:formula="oooc:=WEEKDAY(DATE([.A29];1;1))" office:value-type="float" office:value="1">
            <text:p>1</text:p>
          </table:table-cell>
          <table:table-cell table:style-name="ce18" table:formula="oooc:=MOD([.A29];19)+1" office:value-type="float" office:value="2">
            <text:p>2</text:p>
          </table:table-cell>
          <table:table-cell table:style-name="ce18" table:formula="oooc:=OFFSET([.$Q$2];[.L29];0)" office:value-type="string" office:string-value="k">
            <text:p>k</text:p>
          </table:table-cell>
          <table:table-cell table:style-name="ce20" table:formula="oooc:=[.O29]-[.F29]" office:value-type="float" office:value="211">
            <text:p>211</text:p>
          </table:table-cell>
          <table:table-cell table:style-name="ce21" table:formula="oooc:=DATE([.A29];12;25)" office:value-type="date" office:date-value="2034-12-25">
            <text:p>25 Dec</text:p>
          </table:table-cell>
          <table:table-cell table:number-columns-repeated="2"/>
          <table:table-cell office:value-type="string">
            <text:p>E</text:p>
          </table:table-cell>
          <table:table-cell table:number-columns-repeated="238"/>
        </table:table-row>
        <table:table-row table:style-name="ro1">
          <table:table-cell table:style-name="ce5" table:formula="oooc:=[Sheet2.A28]" office:value-type="float" office:value="2035">
            <text:p>2035</text:p>
          </table:table-cell>
          <table:table-cell table:style-name="ce10" table:formula="oooc:=[.D30]-63" office:value-type="date" office:date-value="2035-01-21">
            <text:p>21 Jan</text:p>
          </table:table-cell>
          <table:table-cell table:style-name="ce10" table:formula="oooc:=[.D30]-46" office:value-type="date" office:date-value="2035-02-07">
            <text:p>07 Feb</text:p>
          </table:table-cell>
          <table:table-cell table:style-name="ce10" table:formula="oooc:=[Sheet2.B28]" office:value-type="date" office:date-value="2035-03-25">
            <text:p>25 Mar</text:p>
          </table:table-cell>
          <table:table-cell table:style-name="ce10" table:formula="oooc:=[.D30]+39" office:value-type="date" office:date-value="2035-05-03">
            <text:p>03 May</text:p>
          </table:table-cell>
          <table:table-cell table:style-name="ce10" table:formula="oooc:=[.D30]+49" office:value-type="date" office:date-value="2035-05-13">
            <text:p>13 May</text:p>
          </table:table-cell>
          <table:table-cell table:style-name="ce15" table:formula="oooc:=INT(([.N30]-1)/7)-4" office:value-type="float" office:value="28">
            <text:p>28</text:p>
          </table:table-cell>
          <table:table-cell table:style-name="ce10" table:formula="oooc:=[.F30]+[.G30]*7+7" office:value-type="date" office:date-value="2035-12-02">
            <text:p>02 Dec</text:p>
          </table:table-cell>
          <table:table-cell table:style-name="ce18" table:formula="oooc:=OFFSET([.$P$2];[.K30];0) &amp; IF([.J30];&quot; &quot; &amp; OFFSET([.$P$2];[.K30]+1;0);&quot;&quot;)" office:value-type="string" office:string-value="g">
            <text:p>g</text:p>
          </table:table-cell>
          <table:table-cell table:style-name="ce18" table:formula="oooc:=com.sun.star.sheet.addin.DateFunctions.getIsLeapYear([.D30])" office:value-type="float" office:value="0">
            <text:p>0</text:p>
          </table:table-cell>
          <table:table-cell table:style-name="ce18" table:formula="oooc:=WEEKDAY(DATE([.A30];1;1))" office:value-type="float" office:value="2">
            <text:p>2</text:p>
          </table:table-cell>
          <table:table-cell table:style-name="ce18" table:formula="oooc:=MOD([.A30];19)+1" office:value-type="float" office:value="3">
            <text:p>3</text:p>
          </table:table-cell>
          <table:table-cell table:style-name="ce18" table:formula="oooc:=OFFSET([.$Q$2];[.L30];0)" office:value-type="string" office:string-value="B">
            <text:p>B</text:p>
          </table:table-cell>
          <table:table-cell table:style-name="ce20" table:formula="oooc:=[.O30]-[.F30]" office:value-type="float" office:value="226">
            <text:p>226</text:p>
          </table:table-cell>
          <table:table-cell table:style-name="ce21" table:formula="oooc:=DATE([.A30];12;25)" office:value-type="date" office:date-value="2035-12-25">
            <text:p>25 Dec</text:p>
          </table:table-cell>
          <table:table-cell table:number-columns-repeated="2"/>
          <table:table-cell office:value-type="string">
            <text:p>F</text:p>
          </table:table-cell>
          <table:table-cell table:number-columns-repeated="238"/>
        </table:table-row>
        <table:table-row table:style-name="ro1">
          <table:table-cell table:style-name="ce3" table:formula="oooc:=[Sheet2.A29]" office:value-type="float" office:value="2036">
            <text:p>2036</text:p>
          </table:table-cell>
          <table:table-cell table:style-name="ce8" table:formula="oooc:=[.D31]-63" office:value-type="date" office:date-value="2036-02-10">
            <text:p>10 Feb</text:p>
          </table:table-cell>
          <table:table-cell table:style-name="ce8" table:formula="oooc:=[.D31]-46" office:value-type="date" office:date-value="2036-02-27">
            <text:p>27 Feb</text:p>
          </table:table-cell>
          <table:table-cell table:style-name="ce8" table:formula="oooc:=[Sheet2.B29]" office:value-type="date" office:date-value="2036-04-13">
            <text:p>13 Apr</text:p>
          </table:table-cell>
          <table:table-cell table:style-name="ce8" table:formula="oooc:=[.D31]+39" office:value-type="date" office:date-value="2036-05-22">
            <text:p>22 May</text:p>
          </table:table-cell>
          <table:table-cell table:style-name="ce8" table:formula="oooc:=[.D31]+49" office:value-type="date" office:date-value="2036-06-01">
            <text:p>01 Jun</text:p>
          </table:table-cell>
          <table:table-cell table:style-name="ce13" table:formula="oooc:=INT(([.N31]-1)/7)-4" office:value-type="float" office:value="25">
            <text:p>25</text:p>
          </table:table-cell>
          <table:table-cell table:style-name="ce8" table:formula="oooc:=[.F31]+[.G31]*7+7" office:value-type="date" office:date-value="2036-11-30">
            <text:p>30 Nov</text:p>
          </table:table-cell>
          <table:table-cell table:style-name="ce18" table:formula="oooc:=OFFSET([.$P$2];[.K31];0) &amp; IF([.J31];&quot; &quot; &amp; OFFSET([.$P$2];[.K31]+1;0);&quot;&quot;)" office:value-type="string" office:string-value="f e">
            <text:p>f e</text:p>
          </table:table-cell>
          <table:table-cell table:style-name="ce18" table:formula="oooc:=com.sun.star.sheet.addin.DateFunctions.getIsLeapYear([.D31])" office:value-type="float" office:value="1">
            <text:p>1</text:p>
          </table:table-cell>
          <table:table-cell table:style-name="ce18" table:formula="oooc:=WEEKDAY(DATE([.A31];1;1))" office:value-type="float" office:value="3">
            <text:p>3</text:p>
          </table:table-cell>
          <table:table-cell table:style-name="ce18" table:formula="oooc:=MOD([.A31];19)+1" office:value-type="float" office:value="4">
            <text:p>4</text:p>
          </table:table-cell>
          <table:table-cell table:style-name="ce18" table:formula="oooc:=OFFSET([.$Q$2];[.L31];0)" office:value-type="string" office:string-value="b">
            <text:p>b</text:p>
          </table:table-cell>
          <table:table-cell table:style-name="ce20" table:formula="oooc:=[.O31]-[.F31]" office:value-type="float" office:value="207">
            <text:p>207</text:p>
          </table:table-cell>
          <table:table-cell table:style-name="ce21" table:formula="oooc:=DATE([.A31];12;25)" office:value-type="date" office:date-value="2036-12-25">
            <text:p>25 Dec</text:p>
          </table:table-cell>
          <table:table-cell table:number-columns-repeated="2"/>
          <table:table-cell office:value-type="string">
            <text:p>F</text:p>
          </table:table-cell>
          <table:table-cell table:number-columns-repeated="238"/>
        </table:table-row>
        <table:table-row table:style-name="ro1">
          <table:table-cell table:style-name="ce4" table:formula="oooc:=[Sheet2.A30]" office:value-type="float" office:value="2037">
            <text:p>2037</text:p>
          </table:table-cell>
          <table:table-cell table:style-name="ce9" table:formula="oooc:=[.D32]-63" office:value-type="date" office:date-value="2037-02-01">
            <text:p>01 Feb</text:p>
          </table:table-cell>
          <table:table-cell table:style-name="ce9" table:formula="oooc:=[.D32]-46" office:value-type="date" office:date-value="2037-02-18">
            <text:p>18 Feb</text:p>
          </table:table-cell>
          <table:table-cell table:style-name="ce9" table:formula="oooc:=[Sheet2.B30]" office:value-type="date" office:date-value="2037-04-05">
            <text:p>05 Apr</text:p>
          </table:table-cell>
          <table:table-cell table:style-name="ce9" table:formula="oooc:=[.D32]+39" office:value-type="date" office:date-value="2037-05-14">
            <text:p>14 May</text:p>
          </table:table-cell>
          <table:table-cell table:style-name="ce9" table:formula="oooc:=[.D32]+49" office:value-type="date" office:date-value="2037-05-24">
            <text:p>24 May</text:p>
          </table:table-cell>
          <table:table-cell table:style-name="ce14" table:formula="oooc:=INT(([.N32]-1)/7)-4" office:value-type="float" office:value="26">
            <text:p>26</text:p>
          </table:table-cell>
          <table:table-cell table:style-name="ce9" table:formula="oooc:=[.F32]+[.G32]*7+7" office:value-type="date" office:date-value="2037-11-29">
            <text:p>29 Nov</text:p>
          </table:table-cell>
          <table:table-cell table:style-name="ce18" table:formula="oooc:=OFFSET([.$P$2];[.K32];0) &amp; IF([.J32];&quot; &quot; &amp; OFFSET([.$P$2];[.K32]+1;0);&quot;&quot;)" office:value-type="string" office:string-value="d">
            <text:p>d</text:p>
          </table:table-cell>
          <table:table-cell table:style-name="ce18" table:formula="oooc:=com.sun.star.sheet.addin.DateFunctions.getIsLeapYear([.D32])" office:value-type="float" office:value="0">
            <text:p>0</text:p>
          </table:table-cell>
          <table:table-cell table:style-name="ce18" table:formula="oooc:=WEEKDAY(DATE([.A32];1;1))" office:value-type="float" office:value="5">
            <text:p>5</text:p>
          </table:table-cell>
          <table:table-cell table:style-name="ce18" table:formula="oooc:=MOD([.A32];19)+1" office:value-type="float" office:value="5">
            <text:p>5</text:p>
          </table:table-cell>
          <table:table-cell table:style-name="ce18" table:formula="oooc:=OFFSET([.$Q$2];[.L32];0)" office:value-type="string" office:string-value="n">
            <text:p>n</text:p>
          </table:table-cell>
          <table:table-cell table:style-name="ce20" table:formula="oooc:=[.O32]-[.F32]" office:value-type="float" office:value="215">
            <text:p>215</text:p>
          </table:table-cell>
          <table:table-cell table:style-name="ce21" table:formula="oooc:=DATE([.A32];12;25)" office:value-type="date" office:date-value="2037-12-25">
            <text:p>25 Dec</text:p>
          </table:table-cell>
          <table:table-cell table:number-columns-repeated="2"/>
          <table:table-cell office:value-type="string">
            <text:p>G</text:p>
          </table:table-cell>
          <table:table-cell table:number-columns-repeated="238"/>
        </table:table-row>
        <table:table-row table:style-name="ro1">
          <table:table-cell table:style-name="ce4" table:formula="oooc:=[Sheet2.A31]" office:value-type="float" office:value="2038">
            <text:p>2038</text:p>
          </table:table-cell>
          <table:table-cell table:style-name="ce9" table:formula="oooc:=[.D33]-63" office:value-type="date" office:date-value="2038-02-21">
            <text:p>21 Feb</text:p>
          </table:table-cell>
          <table:table-cell table:style-name="ce9" table:formula="oooc:=[.D33]-46" office:value-type="date" office:date-value="2038-03-10">
            <text:p>10 Mar</text:p>
          </table:table-cell>
          <table:table-cell table:style-name="ce9" table:formula="oooc:=[Sheet2.B31]" office:value-type="date" office:date-value="2038-04-25">
            <text:p>25 Apr</text:p>
          </table:table-cell>
          <table:table-cell table:style-name="ce9" table:formula="oooc:=[.D33]+39" office:value-type="date" office:date-value="2038-06-03">
            <text:p>03 Jun</text:p>
          </table:table-cell>
          <table:table-cell table:style-name="ce9" table:formula="oooc:=[.D33]+49" office:value-type="date" office:date-value="2038-06-13">
            <text:p>13 Jun</text:p>
          </table:table-cell>
          <table:table-cell table:style-name="ce14" table:formula="oooc:=INT(([.N33]-1)/7)-4" office:value-type="float" office:value="23">
            <text:p>23</text:p>
          </table:table-cell>
          <table:table-cell table:style-name="ce9" table:formula="oooc:=[.F33]+[.G33]*7+7" office:value-type="date" office:date-value="2038-11-28">
            <text:p>28 Nov</text:p>
          </table:table-cell>
          <table:table-cell table:style-name="ce18" table:formula="oooc:=OFFSET([.$P$2];[.K33];0) &amp; IF([.J33];&quot; &quot; &amp; OFFSET([.$P$2];[.K33]+1;0);&quot;&quot;)" office:value-type="string" office:string-value="c">
            <text:p>c</text:p>
          </table:table-cell>
          <table:table-cell table:style-name="ce18" table:formula="oooc:=com.sun.star.sheet.addin.DateFunctions.getIsLeapYear([.D33])" office:value-type="float" office:value="0">
            <text:p>0</text:p>
          </table:table-cell>
          <table:table-cell table:style-name="ce18" table:formula="oooc:=WEEKDAY(DATE([.A33];1;1))" office:value-type="float" office:value="6">
            <text:p>6</text:p>
          </table:table-cell>
          <table:table-cell table:style-name="ce18" table:formula="oooc:=MOD([.A33];19)+1" office:value-type="float" office:value="6">
            <text:p>6</text:p>
          </table:table-cell>
          <table:table-cell table:style-name="ce18" table:formula="oooc:=OFFSET([.$Q$2];[.L33];0)" office:value-type="string" office:string-value="E">
            <text:p>E</text:p>
          </table:table-cell>
          <table:table-cell table:style-name="ce20" table:formula="oooc:=[.O33]-[.F33]" office:value-type="float" office:value="195">
            <text:p>195</text:p>
          </table:table-cell>
          <table:table-cell table:style-name="ce21" table:formula="oooc:=DATE([.A33];12;25)" office:value-type="date" office:date-value="2038-12-25">
            <text:p>25 Dec</text:p>
          </table:table-cell>
          <table:table-cell table:number-columns-repeated="2"/>
          <table:table-cell office:value-type="string">
            <text:p>H</text:p>
          </table:table-cell>
          <table:table-cell table:number-columns-repeated="238"/>
        </table:table-row>
        <table:table-row table:style-name="ro1">
          <table:table-cell table:style-name="ce5" table:formula="oooc:=[Sheet2.A32]" office:value-type="float" office:value="2039">
            <text:p>2039</text:p>
          </table:table-cell>
          <table:table-cell table:style-name="ce10" table:formula="oooc:=[.D34]-63" office:value-type="date" office:date-value="2039-02-06">
            <text:p>06 Feb</text:p>
          </table:table-cell>
          <table:table-cell table:style-name="ce10" table:formula="oooc:=[.D34]-46" office:value-type="date" office:date-value="2039-02-23">
            <text:p>23 Feb</text:p>
          </table:table-cell>
          <table:table-cell table:style-name="ce10" table:formula="oooc:=[Sheet2.B32]" office:value-type="date" office:date-value="2039-04-10">
            <text:p>10 Apr</text:p>
          </table:table-cell>
          <table:table-cell table:style-name="ce10" table:formula="oooc:=[.D34]+39" office:value-type="date" office:date-value="2039-05-19">
            <text:p>19 May</text:p>
          </table:table-cell>
          <table:table-cell table:style-name="ce10" table:formula="oooc:=[.D34]+49" office:value-type="date" office:date-value="2039-05-29">
            <text:p>29 May</text:p>
          </table:table-cell>
          <table:table-cell table:style-name="ce15" table:formula="oooc:=INT(([.N34]-1)/7)-4" office:value-type="float" office:value="25">
            <text:p>25</text:p>
          </table:table-cell>
          <table:table-cell table:style-name="ce10" table:formula="oooc:=[.F34]+[.G34]*7+7" office:value-type="date" office:date-value="2039-11-27">
            <text:p>27 Nov</text:p>
          </table:table-cell>
          <table:table-cell table:style-name="ce18" table:formula="oooc:=OFFSET([.$P$2];[.K34];0) &amp; IF([.J34];&quot; &quot; &amp; OFFSET([.$P$2];[.K34]+1;0);&quot;&quot;)" office:value-type="string" office:string-value="b">
            <text:p>b</text:p>
          </table:table-cell>
          <table:table-cell table:style-name="ce18" table:formula="oooc:=com.sun.star.sheet.addin.DateFunctions.getIsLeapYear([.D34])" office:value-type="float" office:value="0">
            <text:p>0</text:p>
          </table:table-cell>
          <table:table-cell table:style-name="ce18" table:formula="oooc:=WEEKDAY(DATE([.A34];1;1))" office:value-type="float" office:value="7">
            <text:p>7</text:p>
          </table:table-cell>
          <table:table-cell table:style-name="ce18" table:formula="oooc:=MOD([.A34];19)+1" office:value-type="float" office:value="7">
            <text:p>7</text:p>
          </table:table-cell>
          <table:table-cell table:style-name="ce18" table:formula="oooc:=OFFSET([.$Q$2];[.L34];0)" office:value-type="string" office:string-value="e">
            <text:p>e</text:p>
          </table:table-cell>
          <table:table-cell table:style-name="ce20" table:formula="oooc:=[.O34]-[.F34]" office:value-type="float" office:value="210">
            <text:p>210</text:p>
          </table:table-cell>
          <table:table-cell table:style-name="ce21" table:formula="oooc:=DATE([.A34];12;25)" office:value-type="date" office:date-value="2039-12-25">
            <text:p>25 Dec</text:p>
          </table:table-cell>
          <table:table-cell table:number-columns-repeated="2"/>
          <table:table-cell office:value-type="string">
            <text:p>M</text:p>
          </table:table-cell>
          <table:table-cell table:number-columns-repeated="238"/>
        </table:table-row>
        <table:table-row table:style-name="ro1">
          <table:table-cell table:style-name="ce3" table:formula="oooc:=[Sheet2.A33]" office:value-type="float" office:value="2040">
            <text:p>2040</text:p>
          </table:table-cell>
          <table:table-cell table:style-name="ce8" table:formula="oooc:=[.D35]-63" office:value-type="date" office:date-value="2040-01-29">
            <text:p>29 Jan</text:p>
          </table:table-cell>
          <table:table-cell table:style-name="ce8" table:formula="oooc:=[.D35]-46" office:value-type="date" office:date-value="2040-02-15">
            <text:p>15 Feb</text:p>
          </table:table-cell>
          <table:table-cell table:style-name="ce8" table:formula="oooc:=[Sheet2.B33]" office:value-type="date" office:date-value="2040-04-01">
            <text:p>01 Apr</text:p>
          </table:table-cell>
          <table:table-cell table:style-name="ce8" table:formula="oooc:=[.D35]+39" office:value-type="date" office:date-value="2040-05-10">
            <text:p>10 May</text:p>
          </table:table-cell>
          <table:table-cell table:style-name="ce8" table:formula="oooc:=[.D35]+49" office:value-type="date" office:date-value="2040-05-20">
            <text:p>20 May</text:p>
          </table:table-cell>
          <table:table-cell table:style-name="ce13" table:formula="oooc:=INT(([.N35]-1)/7)-4" office:value-type="float" office:value="27">
            <text:p>27</text:p>
          </table:table-cell>
          <table:table-cell table:style-name="ce8" table:formula="oooc:=[.F35]+[.G35]*7+7" office:value-type="date" office:date-value="2040-12-02">
            <text:p>02 Dec</text:p>
          </table:table-cell>
          <table:table-cell table:style-name="ce18" table:formula="oooc:=OFFSET([.$P$2];[.K35];0) &amp; IF([.J35];&quot; &quot; &amp; OFFSET([.$P$2];[.K35]+1;0);&quot;&quot;)" office:value-type="string" office:string-value="A g">
            <text:p>A g</text:p>
          </table:table-cell>
          <table:table-cell table:style-name="ce18" table:formula="oooc:=com.sun.star.sheet.addin.DateFunctions.getIsLeapYear([.D35])" office:value-type="float" office:value="1">
            <text:p>1</text:p>
          </table:table-cell>
          <table:table-cell table:style-name="ce18" table:formula="oooc:=WEEKDAY(DATE([.A35];1;1))" office:value-type="float" office:value="1">
            <text:p>1</text:p>
          </table:table-cell>
          <table:table-cell table:style-name="ce18" table:formula="oooc:=MOD([.A35];19)+1" office:value-type="float" office:value="8">
            <text:p>8</text:p>
          </table:table-cell>
          <table:table-cell table:style-name="ce18" table:formula="oooc:=OFFSET([.$Q$2];[.L35];0)" office:value-type="string" office:string-value="r">
            <text:p>r</text:p>
          </table:table-cell>
          <table:table-cell table:style-name="ce20" table:formula="oooc:=[.O35]-[.F35]" office:value-type="float" office:value="219">
            <text:p>219</text:p>
          </table:table-cell>
          <table:table-cell table:style-name="ce21" table:formula="oooc:=DATE([.A35];12;25)" office:value-type="date" office:date-value="2040-12-25">
            <text:p>25 Dec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238"/>
        </table:table-row>
        <table:table-row table:style-name="ro1">
          <table:table-cell table:style-name="ce4" table:formula="oooc:=[Sheet2.A34]" office:value-type="float" office:value="2041">
            <text:p>2041</text:p>
          </table:table-cell>
          <table:table-cell table:style-name="ce9" table:formula="oooc:=[.D36]-63" office:value-type="date" office:date-value="2041-02-17">
            <text:p>17 Feb</text:p>
          </table:table-cell>
          <table:table-cell table:style-name="ce9" table:formula="oooc:=[.D36]-46" office:value-type="date" office:date-value="2041-03-06">
            <text:p>06 Mar</text:p>
          </table:table-cell>
          <table:table-cell table:style-name="ce9" table:formula="oooc:=[Sheet2.B34]" office:value-type="date" office:date-value="2041-04-21">
            <text:p>21 Apr</text:p>
          </table:table-cell>
          <table:table-cell table:style-name="ce9" table:formula="oooc:=[.D36]+39" office:value-type="date" office:date-value="2041-05-30">
            <text:p>30 May</text:p>
          </table:table-cell>
          <table:table-cell table:style-name="ce9" table:formula="oooc:=[.D36]+49" office:value-type="date" office:date-value="2041-06-09">
            <text:p>09 Jun</text:p>
          </table:table-cell>
          <table:table-cell table:style-name="ce14" table:formula="oooc:=INT(([.N36]-1)/7)-4" office:value-type="float" office:value="24">
            <text:p>24</text:p>
          </table:table-cell>
          <table:table-cell table:style-name="ce9" table:formula="oooc:=[.F36]+[.G36]*7+7" office:value-type="date" office:date-value="2041-12-01">
            <text:p>01 Dec</text:p>
          </table:table-cell>
          <table:table-cell table:style-name="ce18" table:formula="oooc:=OFFSET([.$P$2];[.K36];0) &amp; IF([.J36];&quot; &quot; &amp; OFFSET([.$P$2];[.K36]+1;0);&quot;&quot;)" office:value-type="string" office:string-value="f">
            <text:p>f</text:p>
          </table:table-cell>
          <table:table-cell table:style-name="ce18" table:formula="oooc:=com.sun.star.sheet.addin.DateFunctions.getIsLeapYear([.D36])" office:value-type="float" office:value="0">
            <text:p>0</text:p>
          </table:table-cell>
          <table:table-cell table:style-name="ce18" table:formula="oooc:=WEEKDAY(DATE([.A36];1;1))" office:value-type="float" office:value="3">
            <text:p>3</text:p>
          </table:table-cell>
          <table:table-cell table:style-name="ce18" table:formula="oooc:=MOD([.A36];19)+1" office:value-type="float" office:value="9">
            <text:p>9</text:p>
          </table:table-cell>
          <table:table-cell table:style-name="ce18" table:formula="oooc:=OFFSET([.$Q$2];[.L36];0)" office:value-type="string" office:string-value="H">
            <text:p>H</text:p>
          </table:table-cell>
          <table:table-cell table:style-name="ce20" table:formula="oooc:=[.O36]-[.F36]" office:value-type="float" office:value="199">
            <text:p>199</text:p>
          </table:table-cell>
          <table:table-cell table:style-name="ce21" table:formula="oooc:=DATE([.A36];12;25)" office:value-type="date" office:date-value="2041-12-25">
            <text:p>25 Dec</text:p>
          </table:table-cell>
          <table:table-cell table:number-columns-repeated="2"/>
          <table:table-cell office:value-type="string">
            <text:p>P</text:p>
          </table:table-cell>
          <table:table-cell table:number-columns-repeated="238"/>
        </table:table-row>
        <table:table-row table:style-name="ro1">
          <table:table-cell table:style-name="ce4" table:formula="oooc:=[Sheet2.A35]" office:value-type="float" office:value="2042">
            <text:p>2042</text:p>
          </table:table-cell>
          <table:table-cell table:style-name="ce9" table:formula="oooc:=[.D37]-63" office:value-type="date" office:date-value="2042-02-02">
            <text:p>02 Feb</text:p>
          </table:table-cell>
          <table:table-cell table:style-name="ce9" table:formula="oooc:=[.D37]-46" office:value-type="date" office:date-value="2042-02-19">
            <text:p>19 Feb</text:p>
          </table:table-cell>
          <table:table-cell table:style-name="ce9" table:formula="oooc:=[Sheet2.B35]" office:value-type="date" office:date-value="2042-04-06">
            <text:p>06 Apr</text:p>
          </table:table-cell>
          <table:table-cell table:style-name="ce9" table:formula="oooc:=[.D37]+39" office:value-type="date" office:date-value="2042-05-15">
            <text:p>15 May</text:p>
          </table:table-cell>
          <table:table-cell table:style-name="ce9" table:formula="oooc:=[.D37]+49" office:value-type="date" office:date-value="2042-05-25">
            <text:p>25 May</text:p>
          </table:table-cell>
          <table:table-cell table:style-name="ce14" table:formula="oooc:=INT(([.N37]-1)/7)-4" office:value-type="float" office:value="26">
            <text:p>26</text:p>
          </table:table-cell>
          <table:table-cell table:style-name="ce9" table:formula="oooc:=[.F37]+[.G37]*7+7" office:value-type="date" office:date-value="2042-11-30">
            <text:p>30 Nov</text:p>
          </table:table-cell>
          <table:table-cell table:style-name="ce18" table:formula="oooc:=OFFSET([.$P$2];[.K37];0) &amp; IF([.J37];&quot; &quot; &amp; OFFSET([.$P$2];[.K37]+1;0);&quot;&quot;)" office:value-type="string" office:string-value="e">
            <text:p>e</text:p>
          </table:table-cell>
          <table:table-cell table:style-name="ce18" table:formula="oooc:=com.sun.star.sheet.addin.DateFunctions.getIsLeapYear([.D37])" office:value-type="float" office:value="0">
            <text:p>0</text:p>
          </table:table-cell>
          <table:table-cell table:style-name="ce18" table:formula="oooc:=WEEKDAY(DATE([.A37];1;1))" office:value-type="float" office:value="4">
            <text:p>4</text:p>
          </table:table-cell>
          <table:table-cell table:style-name="ce18" table:formula="oooc:=MOD([.A37];19)+1" office:value-type="float" office:value="10">
            <text:p>10</text:p>
          </table:table-cell>
          <table:table-cell table:style-name="ce18" table:formula="oooc:=OFFSET([.$Q$2];[.L37];0)" office:value-type="string" office:string-value="h">
            <text:p>h</text:p>
          </table:table-cell>
          <table:table-cell table:style-name="ce20" table:formula="oooc:=[.O37]-[.F37]" office:value-type="float" office:value="214">
            <text:p>214</text:p>
          </table:table-cell>
          <table:table-cell table:style-name="ce21" table:formula="oooc:=DATE([.A37];12;25)" office:value-type="date" office:date-value="2042-12-25">
            <text:p>25 Dec</text:p>
          </table:table-cell>
          <table:table-cell table:number-columns-repeated="241"/>
        </table:table-row>
        <table:table-row table:style-name="ro1">
          <table:table-cell table:style-name="ce5" table:formula="oooc:=[Sheet2.A36]" office:value-type="float" office:value="2043">
            <text:p>2043</text:p>
          </table:table-cell>
          <table:table-cell table:style-name="ce10" table:formula="oooc:=[.D38]-63" office:value-type="date" office:date-value="2043-01-25">
            <text:p>25 Jan</text:p>
          </table:table-cell>
          <table:table-cell table:style-name="ce10" table:formula="oooc:=[.D38]-46" office:value-type="date" office:date-value="2043-02-11">
            <text:p>11 Feb</text:p>
          </table:table-cell>
          <table:table-cell table:style-name="ce10" table:formula="oooc:=[Sheet2.B36]" office:value-type="date" office:date-value="2043-03-29">
            <text:p>29 Mar</text:p>
          </table:table-cell>
          <table:table-cell table:style-name="ce10" table:formula="oooc:=[.D38]+39" office:value-type="date" office:date-value="2043-05-07">
            <text:p>07 May</text:p>
          </table:table-cell>
          <table:table-cell table:style-name="ce10" table:formula="oooc:=[.D38]+49" office:value-type="date" office:date-value="2043-05-17">
            <text:p>17 May</text:p>
          </table:table-cell>
          <table:table-cell table:style-name="ce15" table:formula="oooc:=INT(([.N38]-1)/7)-4" office:value-type="float" office:value="27">
            <text:p>27</text:p>
          </table:table-cell>
          <table:table-cell table:style-name="ce10" table:formula="oooc:=[.F38]+[.G38]*7+7" office:value-type="date" office:date-value="2043-11-29">
            <text:p>29 Nov</text:p>
          </table:table-cell>
          <table:table-cell table:style-name="ce18" table:formula="oooc:=OFFSET([.$P$2];[.K38];0) &amp; IF([.J38];&quot; &quot; &amp; OFFSET([.$P$2];[.K38]+1;0);&quot;&quot;)" office:value-type="string" office:string-value="d">
            <text:p>d</text:p>
          </table:table-cell>
          <table:table-cell table:style-name="ce18" table:formula="oooc:=com.sun.star.sheet.addin.DateFunctions.getIsLeapYear([.D38])" office:value-type="float" office:value="0">
            <text:p>0</text:p>
          </table:table-cell>
          <table:table-cell table:style-name="ce18" table:formula="oooc:=WEEKDAY(DATE([.A38];1;1))" office:value-type="float" office:value="5">
            <text:p>5</text:p>
          </table:table-cell>
          <table:table-cell table:style-name="ce18" table:formula="oooc:=MOD([.A38];19)+1" office:value-type="float" office:value="11">
            <text:p>11</text:p>
          </table:table-cell>
          <table:table-cell table:style-name="ce18" table:formula="oooc:=OFFSET([.$Q$2];[.L38];0)" office:value-type="string" office:string-value="u">
            <text:p>u</text:p>
          </table:table-cell>
          <table:table-cell table:style-name="ce20" table:formula="oooc:=[.O38]-[.F38]" office:value-type="float" office:value="222">
            <text:p>222</text:p>
          </table:table-cell>
          <table:table-cell table:style-name="ce21" table:formula="oooc:=DATE([.A38];12;25)" office:value-type="date" office:date-value="2043-12-25">
            <text:p>25 Dec</text:p>
          </table:table-cell>
          <table:table-cell table:number-columns-repeated="241"/>
        </table:table-row>
        <table:table-row table:style-name="ro1">
          <table:table-cell table:style-name="ce3" table:formula="oooc:=[Sheet2.A37]" office:value-type="float" office:value="2044">
            <text:p>2044</text:p>
          </table:table-cell>
          <table:table-cell table:style-name="ce8" table:formula="oooc:=[.D39]-63" office:value-type="date" office:date-value="2044-02-14">
            <text:p>14 Feb</text:p>
          </table:table-cell>
          <table:table-cell table:style-name="ce8" table:formula="oooc:=[.D39]-46" office:value-type="date" office:date-value="2044-03-02">
            <text:p>02 Mar</text:p>
          </table:table-cell>
          <table:table-cell table:style-name="ce8" table:formula="oooc:=[Sheet2.B37]" office:value-type="date" office:date-value="2044-04-17">
            <text:p>17 Apr</text:p>
          </table:table-cell>
          <table:table-cell table:style-name="ce8" table:formula="oooc:=[.D39]+39" office:value-type="date" office:date-value="2044-05-26">
            <text:p>26 May</text:p>
          </table:table-cell>
          <table:table-cell table:style-name="ce8" table:formula="oooc:=[.D39]+49" office:value-type="date" office:date-value="2044-06-05">
            <text:p>05 Jun</text:p>
          </table:table-cell>
          <table:table-cell table:style-name="ce13" table:formula="oooc:=INT(([.N39]-1)/7)-4" office:value-type="float" office:value="24">
            <text:p>24</text:p>
          </table:table-cell>
          <table:table-cell table:style-name="ce8" table:formula="oooc:=[.F39]+[.G39]*7+7" office:value-type="date" office:date-value="2044-11-27">
            <text:p>27 Nov</text:p>
          </table:table-cell>
          <table:table-cell table:style-name="ce18" table:formula="oooc:=OFFSET([.$P$2];[.K39];0) &amp; IF([.J39];&quot; &quot; &amp; OFFSET([.$P$2];[.K39]+1;0);&quot;&quot;)" office:value-type="string" office:string-value="c b">
            <text:p>c b</text:p>
          </table:table-cell>
          <table:table-cell table:style-name="ce18" table:formula="oooc:=com.sun.star.sheet.addin.DateFunctions.getIsLeapYear([.D39])" office:value-type="float" office:value="1">
            <text:p>1</text:p>
          </table:table-cell>
          <table:table-cell table:style-name="ce18" table:formula="oooc:=WEEKDAY(DATE([.A39];1;1))" office:value-type="float" office:value="6">
            <text:p>6</text:p>
          </table:table-cell>
          <table:table-cell table:style-name="ce18" table:formula="oooc:=MOD([.A39];19)+1" office:value-type="float" office:value="12">
            <text:p>12</text:p>
          </table:table-cell>
          <table:table-cell table:style-name="ce18" table:formula="oooc:=OFFSET([.$Q$2];[.L39];0)" office:value-type="string" office:string-value="P">
            <text:p>P</text:p>
          </table:table-cell>
          <table:table-cell table:style-name="ce20" table:formula="oooc:=[.O39]-[.F39]" office:value-type="float" office:value="203">
            <text:p>203</text:p>
          </table:table-cell>
          <table:table-cell table:style-name="ce21" table:formula="oooc:=DATE([.A39];12;25)" office:value-type="date" office:date-value="2044-12-25">
            <text:p>25 Dec</text:p>
          </table:table-cell>
          <table:table-cell table:number-columns-repeated="241"/>
        </table:table-row>
        <table:table-row table:style-name="ro1">
          <table:table-cell table:style-name="ce4" table:formula="oooc:=[Sheet2.A38]" office:value-type="float" office:value="2045">
            <text:p>2045</text:p>
          </table:table-cell>
          <table:table-cell table:style-name="ce9" table:formula="oooc:=[.D40]-63" office:value-type="date" office:date-value="2045-02-05">
            <text:p>05 Feb</text:p>
          </table:table-cell>
          <table:table-cell table:style-name="ce9" table:formula="oooc:=[.D40]-46" office:value-type="date" office:date-value="2045-02-22">
            <text:p>22 Feb</text:p>
          </table:table-cell>
          <table:table-cell table:style-name="ce9" table:formula="oooc:=[Sheet2.B38]" office:value-type="date" office:date-value="2045-04-09">
            <text:p>09 Apr</text:p>
          </table:table-cell>
          <table:table-cell table:style-name="ce9" table:formula="oooc:=[.D40]+39" office:value-type="date" office:date-value="2045-05-18">
            <text:p>18 May</text:p>
          </table:table-cell>
          <table:table-cell table:style-name="ce9" table:formula="oooc:=[.D40]+49" office:value-type="date" office:date-value="2045-05-28">
            <text:p>28 May</text:p>
          </table:table-cell>
          <table:table-cell table:style-name="ce14" table:formula="oooc:=INT(([.N40]-1)/7)-4" office:value-type="float" office:value="26">
            <text:p>26</text:p>
          </table:table-cell>
          <table:table-cell table:style-name="ce9" table:formula="oooc:=[.F40]+[.G40]*7+7" office:value-type="date" office:date-value="2045-12-03">
            <text:p>03 Dec</text:p>
          </table:table-cell>
          <table:table-cell table:style-name="ce18" table:formula="oooc:=OFFSET([.$P$2];[.K40];0) &amp; IF([.J40];&quot; &quot; &amp; OFFSET([.$P$2];[.K40]+1;0);&quot;&quot;)" office:value-type="string" office:string-value="A">
            <text:p>A</text:p>
          </table:table-cell>
          <table:table-cell table:style-name="ce18" table:formula="oooc:=com.sun.star.sheet.addin.DateFunctions.getIsLeapYear([.D40])" office:value-type="float" office:value="0">
            <text:p>0</text:p>
          </table:table-cell>
          <table:table-cell table:style-name="ce18" table:formula="oooc:=WEEKDAY(DATE([.A40];1;1))" office:value-type="float" office:value="1">
            <text:p>1</text:p>
          </table:table-cell>
          <table:table-cell table:style-name="ce18" table:formula="oooc:=MOD([.A40];19)+1" office:value-type="float" office:value="13">
            <text:p>13</text:p>
          </table:table-cell>
          <table:table-cell table:style-name="ce18" table:formula="oooc:=OFFSET([.$Q$2];[.L40];0)" office:value-type="string" office:string-value="l">
            <text:p>l</text:p>
          </table:table-cell>
          <table:table-cell table:style-name="ce20" table:formula="oooc:=[.O40]-[.F40]" office:value-type="float" office:value="211">
            <text:p>211</text:p>
          </table:table-cell>
          <table:table-cell table:style-name="ce21" table:formula="oooc:=DATE([.A40];12;25)" office:value-type="date" office:date-value="2045-12-25">
            <text:p>25 Dec</text:p>
          </table:table-cell>
          <table:table-cell table:number-columns-repeated="241"/>
        </table:table-row>
        <table:table-row table:style-name="ro1">
          <table:table-cell table:style-name="ce4" table:formula="oooc:=[Sheet2.A39]" office:value-type="float" office:value="2046">
            <text:p>2046</text:p>
          </table:table-cell>
          <table:table-cell table:style-name="ce9" table:formula="oooc:=[.D41]-63" office:value-type="date" office:date-value="2046-01-21">
            <text:p>21 Jan</text:p>
          </table:table-cell>
          <table:table-cell table:style-name="ce9" table:formula="oooc:=[.D41]-46" office:value-type="date" office:date-value="2046-02-07">
            <text:p>07 Feb</text:p>
          </table:table-cell>
          <table:table-cell table:style-name="ce9" table:formula="oooc:=[Sheet2.B39]" office:value-type="date" office:date-value="2046-03-25">
            <text:p>25 Mar</text:p>
          </table:table-cell>
          <table:table-cell table:style-name="ce9" table:formula="oooc:=[.D41]+39" office:value-type="date" office:date-value="2046-05-03">
            <text:p>03 May</text:p>
          </table:table-cell>
          <table:table-cell table:style-name="ce9" table:formula="oooc:=[.D41]+49" office:value-type="date" office:date-value="2046-05-13">
            <text:p>13 May</text:p>
          </table:table-cell>
          <table:table-cell table:style-name="ce14" table:formula="oooc:=INT(([.N41]-1)/7)-4" office:value-type="float" office:value="28">
            <text:p>28</text:p>
          </table:table-cell>
          <table:table-cell table:style-name="ce9" table:formula="oooc:=[.F41]+[.G41]*7+7" office:value-type="date" office:date-value="2046-12-02">
            <text:p>02 Dec</text:p>
          </table:table-cell>
          <table:table-cell table:style-name="ce18" table:formula="oooc:=OFFSET([.$P$2];[.K41];0) &amp; IF([.J41];&quot; &quot; &amp; OFFSET([.$P$2];[.K41]+1;0);&quot;&quot;)" office:value-type="string" office:string-value="g">
            <text:p>g</text:p>
          </table:table-cell>
          <table:table-cell table:style-name="ce18" table:formula="oooc:=com.sun.star.sheet.addin.DateFunctions.getIsLeapYear([.D41])" office:value-type="float" office:value="0">
            <text:p>0</text:p>
          </table:table-cell>
          <table:table-cell table:style-name="ce18" table:formula="oooc:=WEEKDAY(DATE([.A41];1;1))" office:value-type="float" office:value="2">
            <text:p>2</text:p>
          </table:table-cell>
          <table:table-cell table:style-name="ce18" table:formula="oooc:=MOD([.A41];19)+1" office:value-type="float" office:value="14">
            <text:p>14</text:p>
          </table:table-cell>
          <table:table-cell table:style-name="ce18" table:formula="oooc:=OFFSET([.$Q$2];[.L41];0)" office:value-type="string" office:string-value="C">
            <text:p>C</text:p>
          </table:table-cell>
          <table:table-cell table:style-name="ce20" table:formula="oooc:=[.O41]-[.F41]" office:value-type="float" office:value="226">
            <text:p>226</text:p>
          </table:table-cell>
          <table:table-cell table:style-name="ce21" table:formula="oooc:=DATE([.A41];12;25)" office:value-type="date" office:date-value="2046-12-25">
            <text:p>25 Dec</text:p>
          </table:table-cell>
          <table:table-cell table:number-columns-repeated="241"/>
        </table:table-row>
        <table:table-row table:style-name="ro1">
          <table:table-cell table:style-name="ce5" table:formula="oooc:=[Sheet2.A40]" office:value-type="float" office:value="2047">
            <text:p>2047</text:p>
          </table:table-cell>
          <table:table-cell table:style-name="ce10" table:formula="oooc:=[.D42]-63" office:value-type="date" office:date-value="2047-02-10">
            <text:p>10 Feb</text:p>
          </table:table-cell>
          <table:table-cell table:style-name="ce10" table:formula="oooc:=[.D42]-46" office:value-type="date" office:date-value="2047-02-27">
            <text:p>27 Feb</text:p>
          </table:table-cell>
          <table:table-cell table:style-name="ce10" table:formula="oooc:=[Sheet2.B40]" office:value-type="date" office:date-value="2047-04-14">
            <text:p>14 Apr</text:p>
          </table:table-cell>
          <table:table-cell table:style-name="ce10" table:formula="oooc:=[.D42]+39" office:value-type="date" office:date-value="2047-05-23">
            <text:p>23 May</text:p>
          </table:table-cell>
          <table:table-cell table:style-name="ce10" table:formula="oooc:=[.D42]+49" office:value-type="date" office:date-value="2047-06-02">
            <text:p>02 Jun</text:p>
          </table:table-cell>
          <table:table-cell table:style-name="ce15" table:formula="oooc:=INT(([.N42]-1)/7)-4" office:value-type="float" office:value="25">
            <text:p>25</text:p>
          </table:table-cell>
          <table:table-cell table:style-name="ce10" table:formula="oooc:=[.F42]+[.G42]*7+7" office:value-type="date" office:date-value="2047-12-01">
            <text:p>01 Dec</text:p>
          </table:table-cell>
          <table:table-cell table:style-name="ce18" table:formula="oooc:=OFFSET([.$P$2];[.K42];0) &amp; IF([.J42];&quot; &quot; &amp; OFFSET([.$P$2];[.K42]+1;0);&quot;&quot;)" office:value-type="string" office:string-value="f">
            <text:p>f</text:p>
          </table:table-cell>
          <table:table-cell table:style-name="ce18" table:formula="oooc:=com.sun.star.sheet.addin.DateFunctions.getIsLeapYear([.D42])" office:value-type="float" office:value="0">
            <text:p>0</text:p>
          </table:table-cell>
          <table:table-cell table:style-name="ce18" table:formula="oooc:=WEEKDAY(DATE([.A42];1;1))" office:value-type="float" office:value="3">
            <text:p>3</text:p>
          </table:table-cell>
          <table:table-cell table:style-name="ce18" table:formula="oooc:=MOD([.A42];19)+1" office:value-type="float" office:value="15">
            <text:p>15</text:p>
          </table:table-cell>
          <table:table-cell table:style-name="ce18" table:formula="oooc:=OFFSET([.$Q$2];[.L42];0)" office:value-type="string" office:string-value="c">
            <text:p>c</text:p>
          </table:table-cell>
          <table:table-cell table:style-name="ce20" table:formula="oooc:=[.O42]-[.F42]" office:value-type="float" office:value="206">
            <text:p>206</text:p>
          </table:table-cell>
          <table:table-cell table:style-name="ce21" table:formula="oooc:=DATE([.A42];12;25)" office:value-type="date" office:date-value="2047-12-25">
            <text:p>25 Dec</text:p>
          </table:table-cell>
          <table:table-cell table:number-columns-repeated="241"/>
        </table:table-row>
        <table:table-row table:style-name="ro1" table:number-rows-repeated="6549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office:forms form:automatic-focus="false" form:apply-design-mode="false"/>
        <table:table-column table:style-name="co5" table:default-cell-style-name="Default"/>
        <table:table-column table:style-name="co5" table:default-cell-style-name="ce22"/>
        <table:table-column table:style-name="co5" table:number-columns-repeated="8" table:default-cell-style-name="ce23"/>
        <table:table-column table:style-name="co5" table:default-cell-style-name="ce22"/>
        <table:table-row table:style-name="ro3">
          <table:table-cell office:value-type="float" office:value="2008">
            <text:p>2008</text:p>
          </table:table-cell>
          <table:table-cell table:formula="oooc:=[.K1]" office:value-type="date" office:date-value="2008-03-23">
            <text:p>3/23/2008</text:p>
          </table:table-cell>
          <table:table-cell table:formula="oooc:=MOD([.A1];19)" office:value-type="float" office:value="13">
            <text:p>13</text:p>
          </table:table-cell>
          <table:table-cell table:formula="oooc:=MOD([.A1];4)" office:value-type="float" office:value="0">
            <text:p>0</text:p>
          </table:table-cell>
          <table:table-cell table:formula="oooc:=MOD([.A1];7)" office:value-type="float" office:value="6">
            <text:p>6</text:p>
          </table:table-cell>
          <table:table-cell table:formula="oooc:=MOD((19*[.C1]+[.H1]);30)" office:value-type="float" office:value="1">
            <text:p>1</text:p>
          </table:table-cell>
          <table:table-cell table:formula="oooc:=MOD((2*[.D1]+4*[.E1]+6*[.F1]+[.I1]);7)" office:value-type="float" office:value="0">
            <text:p>0</text:p>
          </table:table-cell>
          <table:table-cell table:formula="oooc:=IF([.A1]&lt;1700;22;IF([.A1]&lt;1900;23;IF([.A1]&lt;2200;24;25)))" office:value-type="float" office:value="24">
            <text:p>24</text:p>
          </table:table-cell>
          <table:table-cell table:formula="oooc:=IF([.A1]&lt;1700;2;IF([.A1]&lt;1800;3;IF([.A1]&lt;1900;4;IF([.A1]&lt;2100;5;IF([.A1]&lt;2200;6;0)))))" office:value-type="float" office:value="5">
            <text:p>5</text:p>
          </table:table-cell>
          <table:table-cell table:formula="oooc:=IF([.F1]+[.G1]=35;28;IF(AND([.F1]=28;[.G1]=6;[.C1]&gt;10);27;[.F1]+[.G1]))" office:value-type="float" office:value="1">
            <text:p>1</text:p>
          </table:table-cell>
          <table:table-cell table:formula="oooc:=DATE([.A1];3;22)+[.J1]" office:value-type="date" office:date-value="2008-03-23">
            <text:p>3/23/2008</text:p>
          </table:table-cell>
        </table:table-row>
        <table:table-row table:style-name="ro3">
          <table:table-cell table:formula="oooc:=[.A1]+1" office:value-type="float" office:value="2009">
            <text:p>2009</text:p>
          </table:table-cell>
          <table:table-cell table:formula="oooc:=[.K2]" office:value-type="date" office:date-value="2009-04-12">
            <text:p>4/12/2009</text:p>
          </table:table-cell>
          <table:table-cell table:formula="oooc:=MOD([.A2];19)" office:value-type="float" office:value="14">
            <text:p>14</text:p>
          </table:table-cell>
          <table:table-cell table:formula="oooc:=MOD([.A2];4)" office:value-type="float" office:value="1">
            <text:p>1</text:p>
          </table:table-cell>
          <table:table-cell table:formula="oooc:=MOD([.A2];7)" office:value-type="float" office:value="0">
            <text:p>0</text:p>
          </table:table-cell>
          <table:table-cell table:formula="oooc:=MOD((19*[.C2]+[.H2]);30)" office:value-type="float" office:value="20">
            <text:p>20</text:p>
          </table:table-cell>
          <table:table-cell table:formula="oooc:=MOD((2*[.D2]+4*[.E2]+6*[.F2]+[.I2]);7)" office:value-type="float" office:value="1">
            <text:p>1</text:p>
          </table:table-cell>
          <table:table-cell table:formula="oooc:=IF([.A2]&lt;1700;22;IF([.A2]&lt;1900;23;IF([.A2]&lt;2200;24;25)))" office:value-type="float" office:value="24">
            <text:p>24</text:p>
          </table:table-cell>
          <table:table-cell table:formula="oooc:=IF([.A2]&lt;1700;2;IF([.A2]&lt;1800;3;IF([.A2]&lt;1900;4;IF([.A2]&lt;2100;5;IF([.A2]&lt;2200;6;0)))))" office:value-type="float" office:value="5">
            <text:p>5</text:p>
          </table:table-cell>
          <table:table-cell table:formula="oooc:=IF([.F2]+[.G2]=35;28;IF(AND([.F2]=28;[.G2]=6;[.C2]&gt;10);27;[.F2]+[.G2]))" office:value-type="float" office:value="21">
            <text:p>21</text:p>
          </table:table-cell>
          <table:table-cell table:formula="oooc:=DATE([.A2];3;22)+[.J2]" office:value-type="date" office:date-value="2009-04-12">
            <text:p>4/12/2009</text:p>
          </table:table-cell>
        </table:table-row>
        <table:table-row table:style-name="ro3">
          <table:table-cell table:formula="oooc:=[.A2]+1" office:value-type="float" office:value="2010">
            <text:p>2010</text:p>
          </table:table-cell>
          <table:table-cell table:formula="oooc:=[.K3]" office:value-type="date" office:date-value="2010-04-04">
            <text:p>4/4/2010</text:p>
          </table:table-cell>
          <table:table-cell table:formula="oooc:=MOD([.A3];19)" office:value-type="float" office:value="15">
            <text:p>15</text:p>
          </table:table-cell>
          <table:table-cell table:formula="oooc:=MOD([.A3];4)" office:value-type="float" office:value="2">
            <text:p>2</text:p>
          </table:table-cell>
          <table:table-cell table:formula="oooc:=MOD([.A3];7)" office:value-type="float" office:value="1">
            <text:p>1</text:p>
          </table:table-cell>
          <table:table-cell table:formula="oooc:=MOD((19*[.C3]+[.H3]);30)" office:value-type="float" office:value="9">
            <text:p>9</text:p>
          </table:table-cell>
          <table:table-cell table:formula="oooc:=MOD((2*[.D3]+4*[.E3]+6*[.F3]+[.I3]);7)" office:value-type="float" office:value="4">
            <text:p>4</text:p>
          </table:table-cell>
          <table:table-cell table:formula="oooc:=IF([.A3]&lt;1700;22;IF([.A3]&lt;1900;23;IF([.A3]&lt;2200;24;25)))" office:value-type="float" office:value="24">
            <text:p>24</text:p>
          </table:table-cell>
          <table:table-cell table:formula="oooc:=IF([.A3]&lt;1700;2;IF([.A3]&lt;1800;3;IF([.A3]&lt;1900;4;IF([.A3]&lt;2100;5;IF([.A3]&lt;2200;6;0)))))" office:value-type="float" office:value="5">
            <text:p>5</text:p>
          </table:table-cell>
          <table:table-cell table:formula="oooc:=IF([.F3]+[.G3]=35;28;IF(AND([.F3]=28;[.G3]=6;[.C3]&gt;10);27;[.F3]+[.G3]))" office:value-type="float" office:value="13">
            <text:p>13</text:p>
          </table:table-cell>
          <table:table-cell table:formula="oooc:=DATE([.A3];3;22)+[.J3]" office:value-type="date" office:date-value="2010-04-04">
            <text:p>4/4/2010</text:p>
          </table:table-cell>
        </table:table-row>
        <table:table-row table:style-name="ro3">
          <table:table-cell table:formula="oooc:=[.A3]+1" office:value-type="float" office:value="2011">
            <text:p>2011</text:p>
          </table:table-cell>
          <table:table-cell table:formula="oooc:=[.K4]" office:value-type="date" office:date-value="2011-04-24">
            <text:p>4/24/2011</text:p>
          </table:table-cell>
          <table:table-cell table:formula="oooc:=MOD([.A4];19)" office:value-type="float" office:value="16">
            <text:p>16</text:p>
          </table:table-cell>
          <table:table-cell table:formula="oooc:=MOD([.A4];4)" office:value-type="float" office:value="3">
            <text:p>3</text:p>
          </table:table-cell>
          <table:table-cell table:formula="oooc:=MOD([.A4];7)" office:value-type="float" office:value="2">
            <text:p>2</text:p>
          </table:table-cell>
          <table:table-cell table:formula="oooc:=MOD((19*[.C4]+[.H4]);30)" office:value-type="float" office:value="28">
            <text:p>28</text:p>
          </table:table-cell>
          <table:table-cell table:formula="oooc:=MOD((2*[.D4]+4*[.E4]+6*[.F4]+[.I4]);7)" office:value-type="float" office:value="5">
            <text:p>5</text:p>
          </table:table-cell>
          <table:table-cell table:formula="oooc:=IF([.A4]&lt;1700;22;IF([.A4]&lt;1900;23;IF([.A4]&lt;2200;24;25)))" office:value-type="float" office:value="24">
            <text:p>24</text:p>
          </table:table-cell>
          <table:table-cell table:formula="oooc:=IF([.A4]&lt;1700;2;IF([.A4]&lt;1800;3;IF([.A4]&lt;1900;4;IF([.A4]&lt;2100;5;IF([.A4]&lt;2200;6;0)))))" office:value-type="float" office:value="5">
            <text:p>5</text:p>
          </table:table-cell>
          <table:table-cell table:formula="oooc:=IF([.F4]+[.G4]=35;28;IF(AND([.F4]=28;[.G4]=6;[.C4]&gt;10);27;[.F4]+[.G4]))" office:value-type="float" office:value="33">
            <text:p>33</text:p>
          </table:table-cell>
          <table:table-cell table:formula="oooc:=DATE([.A4];3;22)+[.J4]" office:value-type="date" office:date-value="2011-04-24">
            <text:p>4/24/2011</text:p>
          </table:table-cell>
        </table:table-row>
        <table:table-row table:style-name="ro3">
          <table:table-cell table:formula="oooc:=[.A4]+1" office:value-type="float" office:value="2012">
            <text:p>2012</text:p>
          </table:table-cell>
          <table:table-cell table:formula="oooc:=[.K5]" office:value-type="date" office:date-value="2012-04-08">
            <text:p>4/8/2012</text:p>
          </table:table-cell>
          <table:table-cell table:formula="oooc:=MOD([.A5];19)" office:value-type="float" office:value="17">
            <text:p>17</text:p>
          </table:table-cell>
          <table:table-cell table:formula="oooc:=MOD([.A5];4)" office:value-type="float" office:value="0">
            <text:p>0</text:p>
          </table:table-cell>
          <table:table-cell table:formula="oooc:=MOD([.A5];7)" office:value-type="float" office:value="3">
            <text:p>3</text:p>
          </table:table-cell>
          <table:table-cell table:formula="oooc:=MOD((19*[.C5]+[.H5]);30)" office:value-type="float" office:value="17">
            <text:p>17</text:p>
          </table:table-cell>
          <table:table-cell table:formula="oooc:=MOD((2*[.D5]+4*[.E5]+6*[.F5]+[.I5]);7)" office:value-type="float" office:value="0">
            <text:p>0</text:p>
          </table:table-cell>
          <table:table-cell table:formula="oooc:=IF([.A5]&lt;1700;22;IF([.A5]&lt;1900;23;IF([.A5]&lt;2200;24;25)))" office:value-type="float" office:value="24">
            <text:p>24</text:p>
          </table:table-cell>
          <table:table-cell table:formula="oooc:=IF([.A5]&lt;1700;2;IF([.A5]&lt;1800;3;IF([.A5]&lt;1900;4;IF([.A5]&lt;2100;5;IF([.A5]&lt;2200;6;0)))))" office:value-type="float" office:value="5">
            <text:p>5</text:p>
          </table:table-cell>
          <table:table-cell table:formula="oooc:=IF([.F5]+[.G5]=35;28;IF(AND([.F5]=28;[.G5]=6;[.C5]&gt;10);27;[.F5]+[.G5]))" office:value-type="float" office:value="17">
            <text:p>17</text:p>
          </table:table-cell>
          <table:table-cell table:formula="oooc:=DATE([.A5];3;22)+[.J5]" office:value-type="date" office:date-value="2012-04-08">
            <text:p>4/8/2012</text:p>
          </table:table-cell>
        </table:table-row>
        <table:table-row table:style-name="ro3">
          <table:table-cell table:formula="oooc:=[.A5]+1" office:value-type="float" office:value="2013">
            <text:p>2013</text:p>
          </table:table-cell>
          <table:table-cell table:formula="oooc:=[.K6]" office:value-type="date" office:date-value="2013-03-31">
            <text:p>3/31/2013</text:p>
          </table:table-cell>
          <table:table-cell table:formula="oooc:=MOD([.A6];19)" office:value-type="float" office:value="18">
            <text:p>18</text:p>
          </table:table-cell>
          <table:table-cell table:formula="oooc:=MOD([.A6];4)" office:value-type="float" office:value="1">
            <text:p>1</text:p>
          </table:table-cell>
          <table:table-cell table:formula="oooc:=MOD([.A6];7)" office:value-type="float" office:value="4">
            <text:p>4</text:p>
          </table:table-cell>
          <table:table-cell table:formula="oooc:=MOD((19*[.C6]+[.H6]);30)" office:value-type="float" office:value="6">
            <text:p>6</text:p>
          </table:table-cell>
          <table:table-cell table:formula="oooc:=MOD((2*[.D6]+4*[.E6]+6*[.F6]+[.I6]);7)" office:value-type="float" office:value="3">
            <text:p>3</text:p>
          </table:table-cell>
          <table:table-cell table:formula="oooc:=IF([.A6]&lt;1700;22;IF([.A6]&lt;1900;23;IF([.A6]&lt;2200;24;25)))" office:value-type="float" office:value="24">
            <text:p>24</text:p>
          </table:table-cell>
          <table:table-cell table:formula="oooc:=IF([.A6]&lt;1700;2;IF([.A6]&lt;1800;3;IF([.A6]&lt;1900;4;IF([.A6]&lt;2100;5;IF([.A6]&lt;2200;6;0)))))" office:value-type="float" office:value="5">
            <text:p>5</text:p>
          </table:table-cell>
          <table:table-cell table:formula="oooc:=IF([.F6]+[.G6]=35;28;IF(AND([.F6]=28;[.G6]=6;[.C6]&gt;10);27;[.F6]+[.G6]))" office:value-type="float" office:value="9">
            <text:p>9</text:p>
          </table:table-cell>
          <table:table-cell table:formula="oooc:=DATE([.A6];3;22)+[.J6]" office:value-type="date" office:date-value="2013-03-31">
            <text:p>3/31/2013</text:p>
          </table:table-cell>
        </table:table-row>
        <table:table-row table:style-name="ro3">
          <table:table-cell table:formula="oooc:=[.A6]+1" office:value-type="float" office:value="2014">
            <text:p>2014</text:p>
          </table:table-cell>
          <table:table-cell table:formula="oooc:=[.K7]" office:value-type="date" office:date-value="2014-04-20">
            <text:p>4/20/2014</text:p>
          </table:table-cell>
          <table:table-cell table:formula="oooc:=MOD([.A7];19)" office:value-type="float" office:value="0">
            <text:p>0</text:p>
          </table:table-cell>
          <table:table-cell table:formula="oooc:=MOD([.A7];4)" office:value-type="float" office:value="2">
            <text:p>2</text:p>
          </table:table-cell>
          <table:table-cell table:formula="oooc:=MOD([.A7];7)" office:value-type="float" office:value="5">
            <text:p>5</text:p>
          </table:table-cell>
          <table:table-cell table:formula="oooc:=MOD((19*[.C7]+[.H7]);30)" office:value-type="float" office:value="24">
            <text:p>24</text:p>
          </table:table-cell>
          <table:table-cell table:formula="oooc:=MOD((2*[.D7]+4*[.E7]+6*[.F7]+[.I7]);7)" office:value-type="float" office:value="5">
            <text:p>5</text:p>
          </table:table-cell>
          <table:table-cell table:formula="oooc:=IF([.A7]&lt;1700;22;IF([.A7]&lt;1900;23;IF([.A7]&lt;2200;24;25)))" office:value-type="float" office:value="24">
            <text:p>24</text:p>
          </table:table-cell>
          <table:table-cell table:formula="oooc:=IF([.A7]&lt;1700;2;IF([.A7]&lt;1800;3;IF([.A7]&lt;1900;4;IF([.A7]&lt;2100;5;IF([.A7]&lt;2200;6;0)))))" office:value-type="float" office:value="5">
            <text:p>5</text:p>
          </table:table-cell>
          <table:table-cell table:formula="oooc:=IF([.F7]+[.G7]=35;28;IF(AND([.F7]=28;[.G7]=6;[.C7]&gt;10);27;[.F7]+[.G7]))" office:value-type="float" office:value="29">
            <text:p>29</text:p>
          </table:table-cell>
          <table:table-cell table:formula="oooc:=DATE([.A7];3;22)+[.J7]" office:value-type="date" office:date-value="2014-04-20">
            <text:p>4/20/2014</text:p>
          </table:table-cell>
        </table:table-row>
        <table:table-row table:style-name="ro3">
          <table:table-cell table:formula="oooc:=[.A7]+1" office:value-type="float" office:value="2015">
            <text:p>2015</text:p>
          </table:table-cell>
          <table:table-cell table:formula="oooc:=[.K8]" office:value-type="date" office:date-value="2015-04-05">
            <text:p>4/5/2015</text:p>
          </table:table-cell>
          <table:table-cell table:formula="oooc:=MOD([.A8];19)" office:value-type="float" office:value="1">
            <text:p>1</text:p>
          </table:table-cell>
          <table:table-cell table:formula="oooc:=MOD([.A8];4)" office:value-type="float" office:value="3">
            <text:p>3</text:p>
          </table:table-cell>
          <table:table-cell table:formula="oooc:=MOD([.A8];7)" office:value-type="float" office:value="6">
            <text:p>6</text:p>
          </table:table-cell>
          <table:table-cell table:formula="oooc:=MOD((19*[.C8]+[.H8]);30)" office:value-type="float" office:value="13">
            <text:p>13</text:p>
          </table:table-cell>
          <table:table-cell table:formula="oooc:=MOD((2*[.D8]+4*[.E8]+6*[.F8]+[.I8]);7)" office:value-type="float" office:value="1">
            <text:p>1</text:p>
          </table:table-cell>
          <table:table-cell table:formula="oooc:=IF([.A8]&lt;1700;22;IF([.A8]&lt;1900;23;IF([.A8]&lt;2200;24;25)))" office:value-type="float" office:value="24">
            <text:p>24</text:p>
          </table:table-cell>
          <table:table-cell table:formula="oooc:=IF([.A8]&lt;1700;2;IF([.A8]&lt;1800;3;IF([.A8]&lt;1900;4;IF([.A8]&lt;2100;5;IF([.A8]&lt;2200;6;0)))))" office:value-type="float" office:value="5">
            <text:p>5</text:p>
          </table:table-cell>
          <table:table-cell table:formula="oooc:=IF([.F8]+[.G8]=35;28;IF(AND([.F8]=28;[.G8]=6;[.C8]&gt;10);27;[.F8]+[.G8]))" office:value-type="float" office:value="14">
            <text:p>14</text:p>
          </table:table-cell>
          <table:table-cell table:formula="oooc:=DATE([.A8];3;22)+[.J8]" office:value-type="date" office:date-value="2015-04-05">
            <text:p>4/5/2015</text:p>
          </table:table-cell>
        </table:table-row>
        <table:table-row table:style-name="ro3">
          <table:table-cell table:formula="oooc:=[.A8]+1" office:value-type="float" office:value="2016">
            <text:p>2016</text:p>
          </table:table-cell>
          <table:table-cell table:formula="oooc:=[.K9]" office:value-type="date" office:date-value="2016-03-27">
            <text:p>3/27/2016</text:p>
          </table:table-cell>
          <table:table-cell table:formula="oooc:=MOD([.A9];19)" office:value-type="float" office:value="2">
            <text:p>2</text:p>
          </table:table-cell>
          <table:table-cell table:formula="oooc:=MOD([.A9];4)" office:value-type="float" office:value="0">
            <text:p>0</text:p>
          </table:table-cell>
          <table:table-cell table:formula="oooc:=MOD([.A9];7)" office:value-type="float" office:value="0">
            <text:p>0</text:p>
          </table:table-cell>
          <table:table-cell table:formula="oooc:=MOD((19*[.C9]+[.H9]);30)" office:value-type="float" office:value="2">
            <text:p>2</text:p>
          </table:table-cell>
          <table:table-cell table:formula="oooc:=MOD((2*[.D9]+4*[.E9]+6*[.F9]+[.I9]);7)" office:value-type="float" office:value="3">
            <text:p>3</text:p>
          </table:table-cell>
          <table:table-cell table:formula="oooc:=IF([.A9]&lt;1700;22;IF([.A9]&lt;1900;23;IF([.A9]&lt;2200;24;25)))" office:value-type="float" office:value="24">
            <text:p>24</text:p>
          </table:table-cell>
          <table:table-cell table:formula="oooc:=IF([.A9]&lt;1700;2;IF([.A9]&lt;1800;3;IF([.A9]&lt;1900;4;IF([.A9]&lt;2100;5;IF([.A9]&lt;2200;6;0)))))" office:value-type="float" office:value="5">
            <text:p>5</text:p>
          </table:table-cell>
          <table:table-cell table:formula="oooc:=IF([.F9]+[.G9]=35;28;IF(AND([.F9]=28;[.G9]=6;[.C9]&gt;10);27;[.F9]+[.G9]))" office:value-type="float" office:value="5">
            <text:p>5</text:p>
          </table:table-cell>
          <table:table-cell table:formula="oooc:=DATE([.A9];3;22)+[.J9]" office:value-type="date" office:date-value="2016-03-27">
            <text:p>3/27/2016</text:p>
          </table:table-cell>
        </table:table-row>
        <table:table-row table:style-name="ro3">
          <table:table-cell table:formula="oooc:=[.A9]+1" office:value-type="float" office:value="2017">
            <text:p>2017</text:p>
          </table:table-cell>
          <table:table-cell table:formula="oooc:=[.K10]" office:value-type="date" office:date-value="2017-04-16">
            <text:p>4/16/2017</text:p>
          </table:table-cell>
          <table:table-cell table:formula="oooc:=MOD([.A10];19)" office:value-type="float" office:value="3">
            <text:p>3</text:p>
          </table:table-cell>
          <table:table-cell table:formula="oooc:=MOD([.A10];4)" office:value-type="float" office:value="1">
            <text:p>1</text:p>
          </table:table-cell>
          <table:table-cell table:formula="oooc:=MOD([.A10];7)" office:value-type="float" office:value="1">
            <text:p>1</text:p>
          </table:table-cell>
          <table:table-cell table:formula="oooc:=MOD((19*[.C10]+[.H10]);30)" office:value-type="float" office:value="21">
            <text:p>21</text:p>
          </table:table-cell>
          <table:table-cell table:formula="oooc:=MOD((2*[.D10]+4*[.E10]+6*[.F10]+[.I10]);7)" office:value-type="float" office:value="4">
            <text:p>4</text:p>
          </table:table-cell>
          <table:table-cell table:formula="oooc:=IF([.A10]&lt;1700;22;IF([.A10]&lt;1900;23;IF([.A10]&lt;2200;24;25)))" office:value-type="float" office:value="24">
            <text:p>24</text:p>
          </table:table-cell>
          <table:table-cell table:formula="oooc:=IF([.A10]&lt;1700;2;IF([.A10]&lt;1800;3;IF([.A10]&lt;1900;4;IF([.A10]&lt;2100;5;IF([.A10]&lt;2200;6;0)))))" office:value-type="float" office:value="5">
            <text:p>5</text:p>
          </table:table-cell>
          <table:table-cell table:formula="oooc:=IF([.F10]+[.G10]=35;28;IF(AND([.F10]=28;[.G10]=6;[.C10]&gt;10);27;[.F10]+[.G10]))" office:value-type="float" office:value="25">
            <text:p>25</text:p>
          </table:table-cell>
          <table:table-cell table:formula="oooc:=DATE([.A10];3;22)+[.J10]" office:value-type="date" office:date-value="2017-04-16">
            <text:p>4/16/2017</text:p>
          </table:table-cell>
        </table:table-row>
        <table:table-row table:style-name="ro3">
          <table:table-cell table:formula="oooc:=[.A10]+1" office:value-type="float" office:value="2018">
            <text:p>2018</text:p>
          </table:table-cell>
          <table:table-cell table:formula="oooc:=[.K11]" office:value-type="date" office:date-value="2018-04-01">
            <text:p>4/1/2018</text:p>
          </table:table-cell>
          <table:table-cell table:formula="oooc:=MOD([.A11];19)" office:value-type="float" office:value="4">
            <text:p>4</text:p>
          </table:table-cell>
          <table:table-cell table:formula="oooc:=MOD([.A11];4)" office:value-type="float" office:value="2">
            <text:p>2</text:p>
          </table:table-cell>
          <table:table-cell table:formula="oooc:=MOD([.A11];7)" office:value-type="float" office:value="2">
            <text:p>2</text:p>
          </table:table-cell>
          <table:table-cell table:formula="oooc:=MOD((19*[.C11]+[.H11]);30)" office:value-type="float" office:value="10">
            <text:p>10</text:p>
          </table:table-cell>
          <table:table-cell table:formula="oooc:=MOD((2*[.D11]+4*[.E11]+6*[.F11]+[.I11]);7)" office:value-type="float" office:value="0">
            <text:p>0</text:p>
          </table:table-cell>
          <table:table-cell table:formula="oooc:=IF([.A11]&lt;1700;22;IF([.A11]&lt;1900;23;IF([.A11]&lt;2200;24;25)))" office:value-type="float" office:value="24">
            <text:p>24</text:p>
          </table:table-cell>
          <table:table-cell table:formula="oooc:=IF([.A11]&lt;1700;2;IF([.A11]&lt;1800;3;IF([.A11]&lt;1900;4;IF([.A11]&lt;2100;5;IF([.A11]&lt;2200;6;0)))))" office:value-type="float" office:value="5">
            <text:p>5</text:p>
          </table:table-cell>
          <table:table-cell table:formula="oooc:=IF([.F11]+[.G11]=35;28;IF(AND([.F11]=28;[.G11]=6;[.C11]&gt;10);27;[.F11]+[.G11]))" office:value-type="float" office:value="10">
            <text:p>10</text:p>
          </table:table-cell>
          <table:table-cell table:formula="oooc:=DATE([.A11];3;22)+[.J11]" office:value-type="date" office:date-value="2018-04-01">
            <text:p>4/1/2018</text:p>
          </table:table-cell>
        </table:table-row>
        <table:table-row table:style-name="ro3">
          <table:table-cell table:formula="oooc:=[.A11]+1" office:value-type="float" office:value="2019">
            <text:p>2019</text:p>
          </table:table-cell>
          <table:table-cell table:formula="oooc:=[.K12]" office:value-type="date" office:date-value="2019-04-21">
            <text:p>4/21/2019</text:p>
          </table:table-cell>
          <table:table-cell table:formula="oooc:=MOD([.A12];19)" office:value-type="float" office:value="5">
            <text:p>5</text:p>
          </table:table-cell>
          <table:table-cell table:formula="oooc:=MOD([.A12];4)" office:value-type="float" office:value="3">
            <text:p>3</text:p>
          </table:table-cell>
          <table:table-cell table:formula="oooc:=MOD([.A12];7)" office:value-type="float" office:value="3">
            <text:p>3</text:p>
          </table:table-cell>
          <table:table-cell table:formula="oooc:=MOD((19*[.C12]+[.H12]);30)" office:value-type="float" office:value="29">
            <text:p>29</text:p>
          </table:table-cell>
          <table:table-cell table:formula="oooc:=MOD((2*[.D12]+4*[.E12]+6*[.F12]+[.I12]);7)" office:value-type="float" office:value="1">
            <text:p>1</text:p>
          </table:table-cell>
          <table:table-cell table:formula="oooc:=IF([.A12]&lt;1700;22;IF([.A12]&lt;1900;23;IF([.A12]&lt;2200;24;25)))" office:value-type="float" office:value="24">
            <text:p>24</text:p>
          </table:table-cell>
          <table:table-cell table:formula="oooc:=IF([.A12]&lt;1700;2;IF([.A12]&lt;1800;3;IF([.A12]&lt;1900;4;IF([.A12]&lt;2100;5;IF([.A12]&lt;2200;6;0)))))" office:value-type="float" office:value="5">
            <text:p>5</text:p>
          </table:table-cell>
          <table:table-cell table:formula="oooc:=IF([.F12]+[.G12]=35;28;IF(AND([.F12]=28;[.G12]=6;[.C12]&gt;10);27;[.F12]+[.G12]))" office:value-type="float" office:value="30">
            <text:p>30</text:p>
          </table:table-cell>
          <table:table-cell table:formula="oooc:=DATE([.A12];3;22)+[.J12]" office:value-type="date" office:date-value="2019-04-21">
            <text:p>4/21/2019</text:p>
          </table:table-cell>
        </table:table-row>
        <table:table-row table:style-name="ro3">
          <table:table-cell table:formula="oooc:=[.A12]+1" office:value-type="float" office:value="2020">
            <text:p>2020</text:p>
          </table:table-cell>
          <table:table-cell table:formula="oooc:=[.K13]" office:value-type="date" office:date-value="2020-04-12">
            <text:p>4/12/2020</text:p>
          </table:table-cell>
          <table:table-cell table:formula="oooc:=MOD([.A13];19)" office:value-type="float" office:value="6">
            <text:p>6</text:p>
          </table:table-cell>
          <table:table-cell table:formula="oooc:=MOD([.A13];4)" office:value-type="float" office:value="0">
            <text:p>0</text:p>
          </table:table-cell>
          <table:table-cell table:formula="oooc:=MOD([.A13];7)" office:value-type="float" office:value="4">
            <text:p>4</text:p>
          </table:table-cell>
          <table:table-cell table:formula="oooc:=MOD((19*[.C13]+[.H13]);30)" office:value-type="float" office:value="18">
            <text:p>18</text:p>
          </table:table-cell>
          <table:table-cell table:formula="oooc:=MOD((2*[.D13]+4*[.E13]+6*[.F13]+[.I13]);7)" office:value-type="float" office:value="3">
            <text:p>3</text:p>
          </table:table-cell>
          <table:table-cell table:formula="oooc:=IF([.A13]&lt;1700;22;IF([.A13]&lt;1900;23;IF([.A13]&lt;2200;24;25)))" office:value-type="float" office:value="24">
            <text:p>24</text:p>
          </table:table-cell>
          <table:table-cell table:formula="oooc:=IF([.A13]&lt;1700;2;IF([.A13]&lt;1800;3;IF([.A13]&lt;1900;4;IF([.A13]&lt;2100;5;IF([.A13]&lt;2200;6;0)))))" office:value-type="float" office:value="5">
            <text:p>5</text:p>
          </table:table-cell>
          <table:table-cell table:formula="oooc:=IF([.F13]+[.G13]=35;28;IF(AND([.F13]=28;[.G13]=6;[.C13]&gt;10);27;[.F13]+[.G13]))" office:value-type="float" office:value="21">
            <text:p>21</text:p>
          </table:table-cell>
          <table:table-cell table:formula="oooc:=DATE([.A13];3;22)+[.J13]" office:value-type="date" office:date-value="2020-04-12">
            <text:p>4/12/2020</text:p>
          </table:table-cell>
        </table:table-row>
        <table:table-row table:style-name="ro3">
          <table:table-cell table:formula="oooc:=[.A13]+1" office:value-type="float" office:value="2021">
            <text:p>2021</text:p>
          </table:table-cell>
          <table:table-cell table:formula="oooc:=[.K14]" office:value-type="date" office:date-value="2021-04-04">
            <text:p>4/4/2021</text:p>
          </table:table-cell>
          <table:table-cell table:formula="oooc:=MOD([.A14];19)" office:value-type="float" office:value="7">
            <text:p>7</text:p>
          </table:table-cell>
          <table:table-cell table:formula="oooc:=MOD([.A14];4)" office:value-type="float" office:value="1">
            <text:p>1</text:p>
          </table:table-cell>
          <table:table-cell table:formula="oooc:=MOD([.A14];7)" office:value-type="float" office:value="5">
            <text:p>5</text:p>
          </table:table-cell>
          <table:table-cell table:formula="oooc:=MOD((19*[.C14]+[.H14]);30)" office:value-type="float" office:value="7">
            <text:p>7</text:p>
          </table:table-cell>
          <table:table-cell table:formula="oooc:=MOD((2*[.D14]+4*[.E14]+6*[.F14]+[.I14]);7)" office:value-type="float" office:value="6">
            <text:p>6</text:p>
          </table:table-cell>
          <table:table-cell table:formula="oooc:=IF([.A14]&lt;1700;22;IF([.A14]&lt;1900;23;IF([.A14]&lt;2200;24;25)))" office:value-type="float" office:value="24">
            <text:p>24</text:p>
          </table:table-cell>
          <table:table-cell table:formula="oooc:=IF([.A14]&lt;1700;2;IF([.A14]&lt;1800;3;IF([.A14]&lt;1900;4;IF([.A14]&lt;2100;5;IF([.A14]&lt;2200;6;0)))))" office:value-type="float" office:value="5">
            <text:p>5</text:p>
          </table:table-cell>
          <table:table-cell table:formula="oooc:=IF([.F14]+[.G14]=35;28;IF(AND([.F14]=28;[.G14]=6;[.C14]&gt;10);27;[.F14]+[.G14]))" office:value-type="float" office:value="13">
            <text:p>13</text:p>
          </table:table-cell>
          <table:table-cell table:formula="oooc:=DATE([.A14];3;22)+[.J14]" office:value-type="date" office:date-value="2021-04-04">
            <text:p>4/4/2021</text:p>
          </table:table-cell>
        </table:table-row>
        <table:table-row table:style-name="ro3">
          <table:table-cell table:formula="oooc:=[.A14]+1" office:value-type="float" office:value="2022">
            <text:p>2022</text:p>
          </table:table-cell>
          <table:table-cell table:formula="oooc:=[.K15]" office:value-type="date" office:date-value="2022-04-17">
            <text:p>4/17/2022</text:p>
          </table:table-cell>
          <table:table-cell table:formula="oooc:=MOD([.A15];19)" office:value-type="float" office:value="8">
            <text:p>8</text:p>
          </table:table-cell>
          <table:table-cell table:formula="oooc:=MOD([.A15];4)" office:value-type="float" office:value="2">
            <text:p>2</text:p>
          </table:table-cell>
          <table:table-cell table:formula="oooc:=MOD([.A15];7)" office:value-type="float" office:value="6">
            <text:p>6</text:p>
          </table:table-cell>
          <table:table-cell table:formula="oooc:=MOD((19*[.C15]+[.H15]);30)" office:value-type="float" office:value="26">
            <text:p>26</text:p>
          </table:table-cell>
          <table:table-cell table:formula="oooc:=MOD((2*[.D15]+4*[.E15]+6*[.F15]+[.I15]);7)" office:value-type="float" office:value="0">
            <text:p>0</text:p>
          </table:table-cell>
          <table:table-cell table:formula="oooc:=IF([.A15]&lt;1700;22;IF([.A15]&lt;1900;23;IF([.A15]&lt;2200;24;25)))" office:value-type="float" office:value="24">
            <text:p>24</text:p>
          </table:table-cell>
          <table:table-cell table:formula="oooc:=IF([.A15]&lt;1700;2;IF([.A15]&lt;1800;3;IF([.A15]&lt;1900;4;IF([.A15]&lt;2100;5;IF([.A15]&lt;2200;6;0)))))" office:value-type="float" office:value="5">
            <text:p>5</text:p>
          </table:table-cell>
          <table:table-cell table:formula="oooc:=IF([.F15]+[.G15]=35;28;IF(AND([.F15]=28;[.G15]=6;[.C15]&gt;10);27;[.F15]+[.G15]))" office:value-type="float" office:value="26">
            <text:p>26</text:p>
          </table:table-cell>
          <table:table-cell table:formula="oooc:=DATE([.A15];3;22)+[.J15]" office:value-type="date" office:date-value="2022-04-17">
            <text:p>4/17/2022</text:p>
          </table:table-cell>
        </table:table-row>
        <table:table-row table:style-name="ro3">
          <table:table-cell table:formula="oooc:=[.A15]+1" office:value-type="float" office:value="2023">
            <text:p>2023</text:p>
          </table:table-cell>
          <table:table-cell table:formula="oooc:=[.K16]" office:value-type="date" office:date-value="2023-04-09">
            <text:p>4/9/2023</text:p>
          </table:table-cell>
          <table:table-cell table:formula="oooc:=MOD([.A16];19)" office:value-type="float" office:value="9">
            <text:p>9</text:p>
          </table:table-cell>
          <table:table-cell table:formula="oooc:=MOD([.A16];4)" office:value-type="float" office:value="3">
            <text:p>3</text:p>
          </table:table-cell>
          <table:table-cell table:formula="oooc:=MOD([.A16];7)" office:value-type="float" office:value="0">
            <text:p>0</text:p>
          </table:table-cell>
          <table:table-cell table:formula="oooc:=MOD((19*[.C16]+[.H16]);30)" office:value-type="float" office:value="15">
            <text:p>15</text:p>
          </table:table-cell>
          <table:table-cell table:formula="oooc:=MOD((2*[.D16]+4*[.E16]+6*[.F16]+[.I16]);7)" office:value-type="float" office:value="3">
            <text:p>3</text:p>
          </table:table-cell>
          <table:table-cell table:formula="oooc:=IF([.A16]&lt;1700;22;IF([.A16]&lt;1900;23;IF([.A16]&lt;2200;24;25)))" office:value-type="float" office:value="24">
            <text:p>24</text:p>
          </table:table-cell>
          <table:table-cell table:formula="oooc:=IF([.A16]&lt;1700;2;IF([.A16]&lt;1800;3;IF([.A16]&lt;1900;4;IF([.A16]&lt;2100;5;IF([.A16]&lt;2200;6;0)))))" office:value-type="float" office:value="5">
            <text:p>5</text:p>
          </table:table-cell>
          <table:table-cell table:formula="oooc:=IF([.F16]+[.G16]=35;28;IF(AND([.F16]=28;[.G16]=6;[.C16]&gt;10);27;[.F16]+[.G16]))" office:value-type="float" office:value="18">
            <text:p>18</text:p>
          </table:table-cell>
          <table:table-cell table:formula="oooc:=DATE([.A16];3;22)+[.J16]" office:value-type="date" office:date-value="2023-04-09">
            <text:p>4/9/2023</text:p>
          </table:table-cell>
        </table:table-row>
        <table:table-row table:style-name="ro3">
          <table:table-cell table:formula="oooc:=[.A16]+1" office:value-type="float" office:value="2024">
            <text:p>2024</text:p>
          </table:table-cell>
          <table:table-cell table:formula="oooc:=[.K17]" office:value-type="date" office:date-value="2024-03-31">
            <text:p>3/31/2024</text:p>
          </table:table-cell>
          <table:table-cell table:formula="oooc:=MOD([.A17];19)" office:value-type="float" office:value="10">
            <text:p>10</text:p>
          </table:table-cell>
          <table:table-cell table:formula="oooc:=MOD([.A17];4)" office:value-type="float" office:value="0">
            <text:p>0</text:p>
          </table:table-cell>
          <table:table-cell table:formula="oooc:=MOD([.A17];7)" office:value-type="float" office:value="1">
            <text:p>1</text:p>
          </table:table-cell>
          <table:table-cell table:formula="oooc:=MOD((19*[.C17]+[.H17]);30)" office:value-type="float" office:value="4">
            <text:p>4</text:p>
          </table:table-cell>
          <table:table-cell table:formula="oooc:=MOD((2*[.D17]+4*[.E17]+6*[.F17]+[.I17]);7)" office:value-type="float" office:value="5">
            <text:p>5</text:p>
          </table:table-cell>
          <table:table-cell table:formula="oooc:=IF([.A17]&lt;1700;22;IF([.A17]&lt;1900;23;IF([.A17]&lt;2200;24;25)))" office:value-type="float" office:value="24">
            <text:p>24</text:p>
          </table:table-cell>
          <table:table-cell table:formula="oooc:=IF([.A17]&lt;1700;2;IF([.A17]&lt;1800;3;IF([.A17]&lt;1900;4;IF([.A17]&lt;2100;5;IF([.A17]&lt;2200;6;0)))))" office:value-type="float" office:value="5">
            <text:p>5</text:p>
          </table:table-cell>
          <table:table-cell table:formula="oooc:=IF([.F17]+[.G17]=35;28;IF(AND([.F17]=28;[.G17]=6;[.C17]&gt;10);27;[.F17]+[.G17]))" office:value-type="float" office:value="9">
            <text:p>9</text:p>
          </table:table-cell>
          <table:table-cell table:formula="oooc:=DATE([.A17];3;22)+[.J17]" office:value-type="date" office:date-value="2024-03-31">
            <text:p>3/31/2024</text:p>
          </table:table-cell>
        </table:table-row>
        <table:table-row table:style-name="ro3">
          <table:table-cell table:formula="oooc:=[.A17]+1" office:value-type="float" office:value="2025">
            <text:p>2025</text:p>
          </table:table-cell>
          <table:table-cell table:formula="oooc:=[.K18]" office:value-type="date" office:date-value="2025-04-20">
            <text:p>4/20/2025</text:p>
          </table:table-cell>
          <table:table-cell table:formula="oooc:=MOD([.A18];19)" office:value-type="float" office:value="11">
            <text:p>11</text:p>
          </table:table-cell>
          <table:table-cell table:formula="oooc:=MOD([.A18];4)" office:value-type="float" office:value="1">
            <text:p>1</text:p>
          </table:table-cell>
          <table:table-cell table:formula="oooc:=MOD([.A18];7)" office:value-type="float" office:value="2">
            <text:p>2</text:p>
          </table:table-cell>
          <table:table-cell table:formula="oooc:=MOD((19*[.C18]+[.H18]);30)" office:value-type="float" office:value="23">
            <text:p>23</text:p>
          </table:table-cell>
          <table:table-cell table:formula="oooc:=MOD((2*[.D18]+4*[.E18]+6*[.F18]+[.I18]);7)" office:value-type="float" office:value="6">
            <text:p>6</text:p>
          </table:table-cell>
          <table:table-cell table:formula="oooc:=IF([.A18]&lt;1700;22;IF([.A18]&lt;1900;23;IF([.A18]&lt;2200;24;25)))" office:value-type="float" office:value="24">
            <text:p>24</text:p>
          </table:table-cell>
          <table:table-cell table:formula="oooc:=IF([.A18]&lt;1700;2;IF([.A18]&lt;1800;3;IF([.A18]&lt;1900;4;IF([.A18]&lt;2100;5;IF([.A18]&lt;2200;6;0)))))" office:value-type="float" office:value="5">
            <text:p>5</text:p>
          </table:table-cell>
          <table:table-cell table:formula="oooc:=IF([.F18]+[.G18]=35;28;IF(AND([.F18]=28;[.G18]=6;[.C18]&gt;10);27;[.F18]+[.G18]))" office:value-type="float" office:value="29">
            <text:p>29</text:p>
          </table:table-cell>
          <table:table-cell table:formula="oooc:=DATE([.A18];3;22)+[.J18]" office:value-type="date" office:date-value="2025-04-20">
            <text:p>4/20/2025</text:p>
          </table:table-cell>
        </table:table-row>
        <table:table-row table:style-name="ro3">
          <table:table-cell table:formula="oooc:=[.A18]+1" office:value-type="float" office:value="2026">
            <text:p>2026</text:p>
          </table:table-cell>
          <table:table-cell table:formula="oooc:=[.K19]" office:value-type="date" office:date-value="2026-04-05">
            <text:p>4/5/2026</text:p>
          </table:table-cell>
          <table:table-cell table:formula="oooc:=MOD([.A19];19)" office:value-type="float" office:value="12">
            <text:p>12</text:p>
          </table:table-cell>
          <table:table-cell table:formula="oooc:=MOD([.A19];4)" office:value-type="float" office:value="2">
            <text:p>2</text:p>
          </table:table-cell>
          <table:table-cell table:formula="oooc:=MOD([.A19];7)" office:value-type="float" office:value="3">
            <text:p>3</text:p>
          </table:table-cell>
          <table:table-cell table:formula="oooc:=MOD((19*[.C19]+[.H19]);30)" office:value-type="float" office:value="12">
            <text:p>12</text:p>
          </table:table-cell>
          <table:table-cell table:formula="oooc:=MOD((2*[.D19]+4*[.E19]+6*[.F19]+[.I19]);7)" office:value-type="float" office:value="2">
            <text:p>2</text:p>
          </table:table-cell>
          <table:table-cell table:formula="oooc:=IF([.A19]&lt;1700;22;IF([.A19]&lt;1900;23;IF([.A19]&lt;2200;24;25)))" office:value-type="float" office:value="24">
            <text:p>24</text:p>
          </table:table-cell>
          <table:table-cell table:formula="oooc:=IF([.A19]&lt;1700;2;IF([.A19]&lt;1800;3;IF([.A19]&lt;1900;4;IF([.A19]&lt;2100;5;IF([.A19]&lt;2200;6;0)))))" office:value-type="float" office:value="5">
            <text:p>5</text:p>
          </table:table-cell>
          <table:table-cell table:formula="oooc:=IF([.F19]+[.G19]=35;28;IF(AND([.F19]=28;[.G19]=6;[.C19]&gt;10);27;[.F19]+[.G19]))" office:value-type="float" office:value="14">
            <text:p>14</text:p>
          </table:table-cell>
          <table:table-cell table:formula="oooc:=DATE([.A19];3;22)+[.J19]" office:value-type="date" office:date-value="2026-04-05">
            <text:p>4/5/2026</text:p>
          </table:table-cell>
        </table:table-row>
        <table:table-row table:style-name="ro3">
          <table:table-cell table:formula="oooc:=[.A19]+1" office:value-type="float" office:value="2027">
            <text:p>2027</text:p>
          </table:table-cell>
          <table:table-cell table:formula="oooc:=[.K20]" office:value-type="date" office:date-value="2027-03-28">
            <text:p>3/28/2027</text:p>
          </table:table-cell>
          <table:table-cell table:formula="oooc:=MOD([.A20];19)" office:value-type="float" office:value="13">
            <text:p>13</text:p>
          </table:table-cell>
          <table:table-cell table:formula="oooc:=MOD([.A20];4)" office:value-type="float" office:value="3">
            <text:p>3</text:p>
          </table:table-cell>
          <table:table-cell table:formula="oooc:=MOD([.A20];7)" office:value-type="float" office:value="4">
            <text:p>4</text:p>
          </table:table-cell>
          <table:table-cell table:formula="oooc:=MOD((19*[.C20]+[.H20]);30)" office:value-type="float" office:value="1">
            <text:p>1</text:p>
          </table:table-cell>
          <table:table-cell table:formula="oooc:=MOD((2*[.D20]+4*[.E20]+6*[.F20]+[.I20]);7)" office:value-type="float" office:value="5">
            <text:p>5</text:p>
          </table:table-cell>
          <table:table-cell table:formula="oooc:=IF([.A20]&lt;1700;22;IF([.A20]&lt;1900;23;IF([.A20]&lt;2200;24;25)))" office:value-type="float" office:value="24">
            <text:p>24</text:p>
          </table:table-cell>
          <table:table-cell table:formula="oooc:=IF([.A20]&lt;1700;2;IF([.A20]&lt;1800;3;IF([.A20]&lt;1900;4;IF([.A20]&lt;2100;5;IF([.A20]&lt;2200;6;0)))))" office:value-type="float" office:value="5">
            <text:p>5</text:p>
          </table:table-cell>
          <table:table-cell table:formula="oooc:=IF([.F20]+[.G20]=35;28;IF(AND([.F20]=28;[.G20]=6;[.C20]&gt;10);27;[.F20]+[.G20]))" office:value-type="float" office:value="6">
            <text:p>6</text:p>
          </table:table-cell>
          <table:table-cell table:formula="oooc:=DATE([.A20];3;22)+[.J20]" office:value-type="date" office:date-value="2027-03-28">
            <text:p>3/28/2027</text:p>
          </table:table-cell>
        </table:table-row>
        <table:table-row table:style-name="ro3">
          <table:table-cell table:formula="oooc:=[.A20]+1" office:value-type="float" office:value="2028">
            <text:p>2028</text:p>
          </table:table-cell>
          <table:table-cell table:formula="oooc:=[.K21]" office:value-type="date" office:date-value="2028-04-16">
            <text:p>4/16/2028</text:p>
          </table:table-cell>
          <table:table-cell table:formula="oooc:=MOD([.A21];19)" office:value-type="float" office:value="14">
            <text:p>14</text:p>
          </table:table-cell>
          <table:table-cell table:formula="oooc:=MOD([.A21];4)" office:value-type="float" office:value="0">
            <text:p>0</text:p>
          </table:table-cell>
          <table:table-cell table:formula="oooc:=MOD([.A21];7)" office:value-type="float" office:value="5">
            <text:p>5</text:p>
          </table:table-cell>
          <table:table-cell table:formula="oooc:=MOD((19*[.C21]+[.H21]);30)" office:value-type="float" office:value="20">
            <text:p>20</text:p>
          </table:table-cell>
          <table:table-cell table:formula="oooc:=MOD((2*[.D21]+4*[.E21]+6*[.F21]+[.I21]);7)" office:value-type="float" office:value="5">
            <text:p>5</text:p>
          </table:table-cell>
          <table:table-cell table:formula="oooc:=IF([.A21]&lt;1700;22;IF([.A21]&lt;1900;23;IF([.A21]&lt;2200;24;25)))" office:value-type="float" office:value="24">
            <text:p>24</text:p>
          </table:table-cell>
          <table:table-cell table:formula="oooc:=IF([.A21]&lt;1700;2;IF([.A21]&lt;1800;3;IF([.A21]&lt;1900;4;IF([.A21]&lt;2100;5;IF([.A21]&lt;2200;6;0)))))" office:value-type="float" office:value="5">
            <text:p>5</text:p>
          </table:table-cell>
          <table:table-cell table:formula="oooc:=IF([.F21]+[.G21]=35;28;IF(AND([.F21]=28;[.G21]=6;[.C21]&gt;10);27;[.F21]+[.G21]))" office:value-type="float" office:value="25">
            <text:p>25</text:p>
          </table:table-cell>
          <table:table-cell table:formula="oooc:=DATE([.A21];3;22)+[.J21]" office:value-type="date" office:date-value="2028-04-16">
            <text:p>4/16/2028</text:p>
          </table:table-cell>
        </table:table-row>
        <table:table-row table:style-name="ro3">
          <table:table-cell table:formula="oooc:=[.A21]+1" office:value-type="float" office:value="2029">
            <text:p>2029</text:p>
          </table:table-cell>
          <table:table-cell table:formula="oooc:=[.K22]" office:value-type="date" office:date-value="2029-04-01">
            <text:p>4/1/2029</text:p>
          </table:table-cell>
          <table:table-cell table:formula="oooc:=MOD([.A22];19)" office:value-type="float" office:value="15">
            <text:p>15</text:p>
          </table:table-cell>
          <table:table-cell table:formula="oooc:=MOD([.A22];4)" office:value-type="float" office:value="1">
            <text:p>1</text:p>
          </table:table-cell>
          <table:table-cell table:formula="oooc:=MOD([.A22];7)" office:value-type="float" office:value="6">
            <text:p>6</text:p>
          </table:table-cell>
          <table:table-cell table:formula="oooc:=MOD((19*[.C22]+[.H22]);30)" office:value-type="float" office:value="9">
            <text:p>9</text:p>
          </table:table-cell>
          <table:table-cell table:formula="oooc:=MOD((2*[.D22]+4*[.E22]+6*[.F22]+[.I22]);7)" office:value-type="float" office:value="1">
            <text:p>1</text:p>
          </table:table-cell>
          <table:table-cell table:formula="oooc:=IF([.A22]&lt;1700;22;IF([.A22]&lt;1900;23;IF([.A22]&lt;2200;24;25)))" office:value-type="float" office:value="24">
            <text:p>24</text:p>
          </table:table-cell>
          <table:table-cell table:formula="oooc:=IF([.A22]&lt;1700;2;IF([.A22]&lt;1800;3;IF([.A22]&lt;1900;4;IF([.A22]&lt;2100;5;IF([.A22]&lt;2200;6;0)))))" office:value-type="float" office:value="5">
            <text:p>5</text:p>
          </table:table-cell>
          <table:table-cell table:formula="oooc:=IF([.F22]+[.G22]=35;28;IF(AND([.F22]=28;[.G22]=6;[.C22]&gt;10);27;[.F22]+[.G22]))" office:value-type="float" office:value="10">
            <text:p>10</text:p>
          </table:table-cell>
          <table:table-cell table:formula="oooc:=DATE([.A22];3;22)+[.J22]" office:value-type="date" office:date-value="2029-04-01">
            <text:p>4/1/2029</text:p>
          </table:table-cell>
        </table:table-row>
        <table:table-row table:style-name="ro3">
          <table:table-cell table:formula="oooc:=[.A22]+1" office:value-type="float" office:value="2030">
            <text:p>2030</text:p>
          </table:table-cell>
          <table:table-cell table:formula="oooc:=[.K23]" office:value-type="date" office:date-value="2030-04-21">
            <text:p>4/21/2030</text:p>
          </table:table-cell>
          <table:table-cell table:formula="oooc:=MOD([.A23];19)" office:value-type="float" office:value="16">
            <text:p>16</text:p>
          </table:table-cell>
          <table:table-cell table:formula="oooc:=MOD([.A23];4)" office:value-type="float" office:value="2">
            <text:p>2</text:p>
          </table:table-cell>
          <table:table-cell table:formula="oooc:=MOD([.A23];7)" office:value-type="float" office:value="0">
            <text:p>0</text:p>
          </table:table-cell>
          <table:table-cell table:formula="oooc:=MOD((19*[.C23]+[.H23]);30)" office:value-type="float" office:value="28">
            <text:p>28</text:p>
          </table:table-cell>
          <table:table-cell table:formula="oooc:=MOD((2*[.D23]+4*[.E23]+6*[.F23]+[.I23]);7)" office:value-type="float" office:value="2">
            <text:p>2</text:p>
          </table:table-cell>
          <table:table-cell table:formula="oooc:=IF([.A23]&lt;1700;22;IF([.A23]&lt;1900;23;IF([.A23]&lt;2200;24;25)))" office:value-type="float" office:value="24">
            <text:p>24</text:p>
          </table:table-cell>
          <table:table-cell table:formula="oooc:=IF([.A23]&lt;1700;2;IF([.A23]&lt;1800;3;IF([.A23]&lt;1900;4;IF([.A23]&lt;2100;5;IF([.A23]&lt;2200;6;0)))))" office:value-type="float" office:value="5">
            <text:p>5</text:p>
          </table:table-cell>
          <table:table-cell table:formula="oooc:=IF([.F23]+[.G23]=35;28;IF(AND([.F23]=28;[.G23]=6;[.C23]&gt;10);27;[.F23]+[.G23]))" office:value-type="float" office:value="30">
            <text:p>30</text:p>
          </table:table-cell>
          <table:table-cell table:formula="oooc:=DATE([.A23];3;22)+[.J23]" office:value-type="date" office:date-value="2030-04-21">
            <text:p>4/21/2030</text:p>
          </table:table-cell>
        </table:table-row>
        <table:table-row table:style-name="ro3">
          <table:table-cell table:formula="oooc:=[.A23]+1" office:value-type="float" office:value="2031">
            <text:p>2031</text:p>
          </table:table-cell>
          <table:table-cell table:formula="oooc:=[.K24]" office:value-type="date" office:date-value="2031-04-13">
            <text:p>4/13/2031</text:p>
          </table:table-cell>
          <table:table-cell table:formula="oooc:=MOD([.A24];19)" office:value-type="float" office:value="17">
            <text:p>17</text:p>
          </table:table-cell>
          <table:table-cell table:formula="oooc:=MOD([.A24];4)" office:value-type="float" office:value="3">
            <text:p>3</text:p>
          </table:table-cell>
          <table:table-cell table:formula="oooc:=MOD([.A24];7)" office:value-type="float" office:value="1">
            <text:p>1</text:p>
          </table:table-cell>
          <table:table-cell table:formula="oooc:=MOD((19*[.C24]+[.H24]);30)" office:value-type="float" office:value="17">
            <text:p>17</text:p>
          </table:table-cell>
          <table:table-cell table:formula="oooc:=MOD((2*[.D24]+4*[.E24]+6*[.F24]+[.I24]);7)" office:value-type="float" office:value="5">
            <text:p>5</text:p>
          </table:table-cell>
          <table:table-cell table:formula="oooc:=IF([.A24]&lt;1700;22;IF([.A24]&lt;1900;23;IF([.A24]&lt;2200;24;25)))" office:value-type="float" office:value="24">
            <text:p>24</text:p>
          </table:table-cell>
          <table:table-cell table:formula="oooc:=IF([.A24]&lt;1700;2;IF([.A24]&lt;1800;3;IF([.A24]&lt;1900;4;IF([.A24]&lt;2100;5;IF([.A24]&lt;2200;6;0)))))" office:value-type="float" office:value="5">
            <text:p>5</text:p>
          </table:table-cell>
          <table:table-cell table:formula="oooc:=IF([.F24]+[.G24]=35;28;IF(AND([.F24]=28;[.G24]=6;[.C24]&gt;10);27;[.F24]+[.G24]))" office:value-type="float" office:value="22">
            <text:p>22</text:p>
          </table:table-cell>
          <table:table-cell table:formula="oooc:=DATE([.A24];3;22)+[.J24]" office:value-type="date" office:date-value="2031-04-13">
            <text:p>4/13/2031</text:p>
          </table:table-cell>
        </table:table-row>
        <table:table-row table:style-name="ro3">
          <table:table-cell table:formula="oooc:=[.A24]+1" office:value-type="float" office:value="2032">
            <text:p>2032</text:p>
          </table:table-cell>
          <table:table-cell table:formula="oooc:=[.K25]" office:value-type="date" office:date-value="2032-03-28">
            <text:p>3/28/2032</text:p>
          </table:table-cell>
          <table:table-cell table:formula="oooc:=MOD([.A25];19)" office:value-type="float" office:value="18">
            <text:p>18</text:p>
          </table:table-cell>
          <table:table-cell table:formula="oooc:=MOD([.A25];4)" office:value-type="float" office:value="0">
            <text:p>0</text:p>
          </table:table-cell>
          <table:table-cell table:formula="oooc:=MOD([.A25];7)" office:value-type="float" office:value="2">
            <text:p>2</text:p>
          </table:table-cell>
          <table:table-cell table:formula="oooc:=MOD((19*[.C25]+[.H25]);30)" office:value-type="float" office:value="6">
            <text:p>6</text:p>
          </table:table-cell>
          <table:table-cell table:formula="oooc:=MOD((2*[.D25]+4*[.E25]+6*[.F25]+[.I25]);7)" office:value-type="float" office:value="0">
            <text:p>0</text:p>
          </table:table-cell>
          <table:table-cell table:formula="oooc:=IF([.A25]&lt;1700;22;IF([.A25]&lt;1900;23;IF([.A25]&lt;2200;24;25)))" office:value-type="float" office:value="24">
            <text:p>24</text:p>
          </table:table-cell>
          <table:table-cell table:formula="oooc:=IF([.A25]&lt;1700;2;IF([.A25]&lt;1800;3;IF([.A25]&lt;1900;4;IF([.A25]&lt;2100;5;IF([.A25]&lt;2200;6;0)))))" office:value-type="float" office:value="5">
            <text:p>5</text:p>
          </table:table-cell>
          <table:table-cell table:formula="oooc:=IF([.F25]+[.G25]=35;28;IF(AND([.F25]=28;[.G25]=6;[.C25]&gt;10);27;[.F25]+[.G25]))" office:value-type="float" office:value="6">
            <text:p>6</text:p>
          </table:table-cell>
          <table:table-cell table:formula="oooc:=DATE([.A25];3;22)+[.J25]" office:value-type="date" office:date-value="2032-03-28">
            <text:p>3/28/2032</text:p>
          </table:table-cell>
        </table:table-row>
        <table:table-row table:style-name="ro3">
          <table:table-cell table:formula="oooc:=[.A25]+1" office:value-type="float" office:value="2033">
            <text:p>2033</text:p>
          </table:table-cell>
          <table:table-cell table:formula="oooc:=[.K26]" office:value-type="date" office:date-value="2033-04-17">
            <text:p>4/17/2033</text:p>
          </table:table-cell>
          <table:table-cell table:formula="oooc:=MOD([.A26];19)" office:value-type="float" office:value="0">
            <text:p>0</text:p>
          </table:table-cell>
          <table:table-cell table:formula="oooc:=MOD([.A26];4)" office:value-type="float" office:value="1">
            <text:p>1</text:p>
          </table:table-cell>
          <table:table-cell table:formula="oooc:=MOD([.A26];7)" office:value-type="float" office:value="3">
            <text:p>3</text:p>
          </table:table-cell>
          <table:table-cell table:formula="oooc:=MOD((19*[.C26]+[.H26]);30)" office:value-type="float" office:value="24">
            <text:p>24</text:p>
          </table:table-cell>
          <table:table-cell table:formula="oooc:=MOD((2*[.D26]+4*[.E26]+6*[.F26]+[.I26]);7)" office:value-type="float" office:value="2">
            <text:p>2</text:p>
          </table:table-cell>
          <table:table-cell table:formula="oooc:=IF([.A26]&lt;1700;22;IF([.A26]&lt;1900;23;IF([.A26]&lt;2200;24;25)))" office:value-type="float" office:value="24">
            <text:p>24</text:p>
          </table:table-cell>
          <table:table-cell table:formula="oooc:=IF([.A26]&lt;1700;2;IF([.A26]&lt;1800;3;IF([.A26]&lt;1900;4;IF([.A26]&lt;2100;5;IF([.A26]&lt;2200;6;0)))))" office:value-type="float" office:value="5">
            <text:p>5</text:p>
          </table:table-cell>
          <table:table-cell table:formula="oooc:=IF([.F26]+[.G26]=35;28;IF(AND([.F26]=28;[.G26]=6;[.C26]&gt;10);27;[.F26]+[.G26]))" office:value-type="float" office:value="26">
            <text:p>26</text:p>
          </table:table-cell>
          <table:table-cell table:formula="oooc:=DATE([.A26];3;22)+[.J26]" office:value-type="date" office:date-value="2033-04-17">
            <text:p>4/17/2033</text:p>
          </table:table-cell>
        </table:table-row>
        <table:table-row table:style-name="ro3">
          <table:table-cell table:formula="oooc:=[.A26]+1" office:value-type="float" office:value="2034">
            <text:p>2034</text:p>
          </table:table-cell>
          <table:table-cell table:formula="oooc:=[.K27]" office:value-type="date" office:date-value="2034-04-09">
            <text:p>4/9/2034</text:p>
          </table:table-cell>
          <table:table-cell table:formula="oooc:=MOD([.A27];19)" office:value-type="float" office:value="1">
            <text:p>1</text:p>
          </table:table-cell>
          <table:table-cell table:formula="oooc:=MOD([.A27];4)" office:value-type="float" office:value="2">
            <text:p>2</text:p>
          </table:table-cell>
          <table:table-cell table:formula="oooc:=MOD([.A27];7)" office:value-type="float" office:value="4">
            <text:p>4</text:p>
          </table:table-cell>
          <table:table-cell table:formula="oooc:=MOD((19*[.C27]+[.H27]);30)" office:value-type="float" office:value="13">
            <text:p>13</text:p>
          </table:table-cell>
          <table:table-cell table:formula="oooc:=MOD((2*[.D27]+4*[.E27]+6*[.F27]+[.I27]);7)" office:value-type="float" office:value="5">
            <text:p>5</text:p>
          </table:table-cell>
          <table:table-cell table:formula="oooc:=IF([.A27]&lt;1700;22;IF([.A27]&lt;1900;23;IF([.A27]&lt;2200;24;25)))" office:value-type="float" office:value="24">
            <text:p>24</text:p>
          </table:table-cell>
          <table:table-cell table:formula="oooc:=IF([.A27]&lt;1700;2;IF([.A27]&lt;1800;3;IF([.A27]&lt;1900;4;IF([.A27]&lt;2100;5;IF([.A27]&lt;2200;6;0)))))" office:value-type="float" office:value="5">
            <text:p>5</text:p>
          </table:table-cell>
          <table:table-cell table:formula="oooc:=IF([.F27]+[.G27]=35;28;IF(AND([.F27]=28;[.G27]=6;[.C27]&gt;10);27;[.F27]+[.G27]))" office:value-type="float" office:value="18">
            <text:p>18</text:p>
          </table:table-cell>
          <table:table-cell table:formula="oooc:=DATE([.A27];3;22)+[.J27]" office:value-type="date" office:date-value="2034-04-09">
            <text:p>4/9/2034</text:p>
          </table:table-cell>
        </table:table-row>
        <table:table-row table:style-name="ro3">
          <table:table-cell table:formula="oooc:=[.A27]+1" office:value-type="float" office:value="2035">
            <text:p>2035</text:p>
          </table:table-cell>
          <table:table-cell table:formula="oooc:=[.K28]" office:value-type="date" office:date-value="2035-03-25">
            <text:p>3/25/2035</text:p>
          </table:table-cell>
          <table:table-cell table:formula="oooc:=MOD([.A28];19)" office:value-type="float" office:value="2">
            <text:p>2</text:p>
          </table:table-cell>
          <table:table-cell table:formula="oooc:=MOD([.A28];4)" office:value-type="float" office:value="3">
            <text:p>3</text:p>
          </table:table-cell>
          <table:table-cell table:formula="oooc:=MOD([.A28];7)" office:value-type="float" office:value="5">
            <text:p>5</text:p>
          </table:table-cell>
          <table:table-cell table:formula="oooc:=MOD((19*[.C28]+[.H28]);30)" office:value-type="float" office:value="2">
            <text:p>2</text:p>
          </table:table-cell>
          <table:table-cell table:formula="oooc:=MOD((2*[.D28]+4*[.E28]+6*[.F28]+[.I28]);7)" office:value-type="float" office:value="1">
            <text:p>1</text:p>
          </table:table-cell>
          <table:table-cell table:formula="oooc:=IF([.A28]&lt;1700;22;IF([.A28]&lt;1900;23;IF([.A28]&lt;2200;24;25)))" office:value-type="float" office:value="24">
            <text:p>24</text:p>
          </table:table-cell>
          <table:table-cell table:formula="oooc:=IF([.A28]&lt;1700;2;IF([.A28]&lt;1800;3;IF([.A28]&lt;1900;4;IF([.A28]&lt;2100;5;IF([.A28]&lt;2200;6;0)))))" office:value-type="float" office:value="5">
            <text:p>5</text:p>
          </table:table-cell>
          <table:table-cell table:formula="oooc:=IF([.F28]+[.G28]=35;28;IF(AND([.F28]=28;[.G28]=6;[.C28]&gt;10);27;[.F28]+[.G28]))" office:value-type="float" office:value="3">
            <text:p>3</text:p>
          </table:table-cell>
          <table:table-cell table:formula="oooc:=DATE([.A28];3;22)+[.J28]" office:value-type="date" office:date-value="2035-03-25">
            <text:p>3/25/2035</text:p>
          </table:table-cell>
        </table:table-row>
        <table:table-row table:style-name="ro3">
          <table:table-cell table:formula="oooc:=[.A28]+1" office:value-type="float" office:value="2036">
            <text:p>2036</text:p>
          </table:table-cell>
          <table:table-cell table:formula="oooc:=[.K29]" office:value-type="date" office:date-value="2036-04-13">
            <text:p>4/13/2036</text:p>
          </table:table-cell>
          <table:table-cell table:formula="oooc:=MOD([.A29];19)" office:value-type="float" office:value="3">
            <text:p>3</text:p>
          </table:table-cell>
          <table:table-cell table:formula="oooc:=MOD([.A29];4)" office:value-type="float" office:value="0">
            <text:p>0</text:p>
          </table:table-cell>
          <table:table-cell table:formula="oooc:=MOD([.A29];7)" office:value-type="float" office:value="6">
            <text:p>6</text:p>
          </table:table-cell>
          <table:table-cell table:formula="oooc:=MOD((19*[.C29]+[.H29]);30)" office:value-type="float" office:value="21">
            <text:p>21</text:p>
          </table:table-cell>
          <table:table-cell table:formula="oooc:=MOD((2*[.D29]+4*[.E29]+6*[.F29]+[.I29]);7)" office:value-type="float" office:value="1">
            <text:p>1</text:p>
          </table:table-cell>
          <table:table-cell table:formula="oooc:=IF([.A29]&lt;1700;22;IF([.A29]&lt;1900;23;IF([.A29]&lt;2200;24;25)))" office:value-type="float" office:value="24">
            <text:p>24</text:p>
          </table:table-cell>
          <table:table-cell table:formula="oooc:=IF([.A29]&lt;1700;2;IF([.A29]&lt;1800;3;IF([.A29]&lt;1900;4;IF([.A29]&lt;2100;5;IF([.A29]&lt;2200;6;0)))))" office:value-type="float" office:value="5">
            <text:p>5</text:p>
          </table:table-cell>
          <table:table-cell table:formula="oooc:=IF([.F29]+[.G29]=35;28;IF(AND([.F29]=28;[.G29]=6;[.C29]&gt;10);27;[.F29]+[.G29]))" office:value-type="float" office:value="22">
            <text:p>22</text:p>
          </table:table-cell>
          <table:table-cell table:formula="oooc:=DATE([.A29];3;22)+[.J29]" office:value-type="date" office:date-value="2036-04-13">
            <text:p>4/13/2036</text:p>
          </table:table-cell>
        </table:table-row>
        <table:table-row table:style-name="ro3">
          <table:table-cell table:formula="oooc:=[.A29]+1" office:value-type="float" office:value="2037">
            <text:p>2037</text:p>
          </table:table-cell>
          <table:table-cell table:formula="oooc:=[.K30]" office:value-type="date" office:date-value="2037-04-05">
            <text:p>4/5/2037</text:p>
          </table:table-cell>
          <table:table-cell table:formula="oooc:=MOD([.A30];19)" office:value-type="float" office:value="4">
            <text:p>4</text:p>
          </table:table-cell>
          <table:table-cell table:formula="oooc:=MOD([.A30];4)" office:value-type="float" office:value="1">
            <text:p>1</text:p>
          </table:table-cell>
          <table:table-cell table:formula="oooc:=MOD([.A30];7)" office:value-type="float" office:value="0">
            <text:p>0</text:p>
          </table:table-cell>
          <table:table-cell table:formula="oooc:=MOD((19*[.C30]+[.H30]);30)" office:value-type="float" office:value="10">
            <text:p>10</text:p>
          </table:table-cell>
          <table:table-cell table:formula="oooc:=MOD((2*[.D30]+4*[.E30]+6*[.F30]+[.I30]);7)" office:value-type="float" office:value="4">
            <text:p>4</text:p>
          </table:table-cell>
          <table:table-cell table:formula="oooc:=IF([.A30]&lt;1700;22;IF([.A30]&lt;1900;23;IF([.A30]&lt;2200;24;25)))" office:value-type="float" office:value="24">
            <text:p>24</text:p>
          </table:table-cell>
          <table:table-cell table:formula="oooc:=IF([.A30]&lt;1700;2;IF([.A30]&lt;1800;3;IF([.A30]&lt;1900;4;IF([.A30]&lt;2100;5;IF([.A30]&lt;2200;6;0)))))" office:value-type="float" office:value="5">
            <text:p>5</text:p>
          </table:table-cell>
          <table:table-cell table:formula="oooc:=IF([.F30]+[.G30]=35;28;IF(AND([.F30]=28;[.G30]=6;[.C30]&gt;10);27;[.F30]+[.G30]))" office:value-type="float" office:value="14">
            <text:p>14</text:p>
          </table:table-cell>
          <table:table-cell table:formula="oooc:=DATE([.A30];3;22)+[.J30]" office:value-type="date" office:date-value="2037-04-05">
            <text:p>4/5/2037</text:p>
          </table:table-cell>
        </table:table-row>
        <table:table-row table:style-name="ro3">
          <table:table-cell table:formula="oooc:=[.A30]+1" office:value-type="float" office:value="2038">
            <text:p>2038</text:p>
          </table:table-cell>
          <table:table-cell table:formula="oooc:=[.K31]" office:value-type="date" office:date-value="2038-04-25">
            <text:p>4/25/2038</text:p>
          </table:table-cell>
          <table:table-cell table:formula="oooc:=MOD([.A31];19)" office:value-type="float" office:value="5">
            <text:p>5</text:p>
          </table:table-cell>
          <table:table-cell table:formula="oooc:=MOD([.A31];4)" office:value-type="float" office:value="2">
            <text:p>2</text:p>
          </table:table-cell>
          <table:table-cell table:formula="oooc:=MOD([.A31];7)" office:value-type="float" office:value="1">
            <text:p>1</text:p>
          </table:table-cell>
          <table:table-cell table:formula="oooc:=MOD((19*[.C31]+[.H31]);30)" office:value-type="float" office:value="29">
            <text:p>29</text:p>
          </table:table-cell>
          <table:table-cell table:formula="oooc:=MOD((2*[.D31]+4*[.E31]+6*[.F31]+[.I31]);7)" office:value-type="float" office:value="5">
            <text:p>5</text:p>
          </table:table-cell>
          <table:table-cell table:formula="oooc:=IF([.A31]&lt;1700;22;IF([.A31]&lt;1900;23;IF([.A31]&lt;2200;24;25)))" office:value-type="float" office:value="24">
            <text:p>24</text:p>
          </table:table-cell>
          <table:table-cell table:formula="oooc:=IF([.A31]&lt;1700;2;IF([.A31]&lt;1800;3;IF([.A31]&lt;1900;4;IF([.A31]&lt;2100;5;IF([.A31]&lt;2200;6;0)))))" office:value-type="float" office:value="5">
            <text:p>5</text:p>
          </table:table-cell>
          <table:table-cell table:formula="oooc:=IF([.F31]+[.G31]=35;28;IF(AND([.F31]=28;[.G31]=6;[.C31]&gt;10);27;[.F31]+[.G31]))" office:value-type="float" office:value="34">
            <text:p>34</text:p>
          </table:table-cell>
          <table:table-cell table:formula="oooc:=DATE([.A31];3;22)+[.J31]" office:value-type="date" office:date-value="2038-04-25">
            <text:p>4/25/2038</text:p>
          </table:table-cell>
        </table:table-row>
        <table:table-row table:style-name="ro3">
          <table:table-cell table:formula="oooc:=[.A31]+1" office:value-type="float" office:value="2039">
            <text:p>2039</text:p>
          </table:table-cell>
          <table:table-cell table:formula="oooc:=[.K32]" office:value-type="date" office:date-value="2039-04-10">
            <text:p>4/10/2039</text:p>
          </table:table-cell>
          <table:table-cell table:formula="oooc:=MOD([.A32];19)" office:value-type="float" office:value="6">
            <text:p>6</text:p>
          </table:table-cell>
          <table:table-cell table:formula="oooc:=MOD([.A32];4)" office:value-type="float" office:value="3">
            <text:p>3</text:p>
          </table:table-cell>
          <table:table-cell table:formula="oooc:=MOD([.A32];7)" office:value-type="float" office:value="2">
            <text:p>2</text:p>
          </table:table-cell>
          <table:table-cell table:formula="oooc:=MOD((19*[.C32]+[.H32]);30)" office:value-type="float" office:value="18">
            <text:p>18</text:p>
          </table:table-cell>
          <table:table-cell table:formula="oooc:=MOD((2*[.D32]+4*[.E32]+6*[.F32]+[.I32]);7)" office:value-type="float" office:value="1">
            <text:p>1</text:p>
          </table:table-cell>
          <table:table-cell table:formula="oooc:=IF([.A32]&lt;1700;22;IF([.A32]&lt;1900;23;IF([.A32]&lt;2200;24;25)))" office:value-type="float" office:value="24">
            <text:p>24</text:p>
          </table:table-cell>
          <table:table-cell table:formula="oooc:=IF([.A32]&lt;1700;2;IF([.A32]&lt;1800;3;IF([.A32]&lt;1900;4;IF([.A32]&lt;2100;5;IF([.A32]&lt;2200;6;0)))))" office:value-type="float" office:value="5">
            <text:p>5</text:p>
          </table:table-cell>
          <table:table-cell table:formula="oooc:=IF([.F32]+[.G32]=35;28;IF(AND([.F32]=28;[.G32]=6;[.C32]&gt;10);27;[.F32]+[.G32]))" office:value-type="float" office:value="19">
            <text:p>19</text:p>
          </table:table-cell>
          <table:table-cell table:formula="oooc:=DATE([.A32];3;22)+[.J32]" office:value-type="date" office:date-value="2039-04-10">
            <text:p>4/10/2039</text:p>
          </table:table-cell>
        </table:table-row>
        <table:table-row table:style-name="ro3">
          <table:table-cell table:formula="oooc:=[.A32]+1" office:value-type="float" office:value="2040">
            <text:p>2040</text:p>
          </table:table-cell>
          <table:table-cell table:formula="oooc:=[.K33]" office:value-type="date" office:date-value="2040-04-01">
            <text:p>4/1/2040</text:p>
          </table:table-cell>
          <table:table-cell table:formula="oooc:=MOD([.A33];19)" office:value-type="float" office:value="7">
            <text:p>7</text:p>
          </table:table-cell>
          <table:table-cell table:formula="oooc:=MOD([.A33];4)" office:value-type="float" office:value="0">
            <text:p>0</text:p>
          </table:table-cell>
          <table:table-cell table:formula="oooc:=MOD([.A33];7)" office:value-type="float" office:value="3">
            <text:p>3</text:p>
          </table:table-cell>
          <table:table-cell table:formula="oooc:=MOD((19*[.C33]+[.H33]);30)" office:value-type="float" office:value="7">
            <text:p>7</text:p>
          </table:table-cell>
          <table:table-cell table:formula="oooc:=MOD((2*[.D33]+4*[.E33]+6*[.F33]+[.I33]);7)" office:value-type="float" office:value="3">
            <text:p>3</text:p>
          </table:table-cell>
          <table:table-cell table:formula="oooc:=IF([.A33]&lt;1700;22;IF([.A33]&lt;1900;23;IF([.A33]&lt;2200;24;25)))" office:value-type="float" office:value="24">
            <text:p>24</text:p>
          </table:table-cell>
          <table:table-cell table:formula="oooc:=IF([.A33]&lt;1700;2;IF([.A33]&lt;1800;3;IF([.A33]&lt;1900;4;IF([.A33]&lt;2100;5;IF([.A33]&lt;2200;6;0)))))" office:value-type="float" office:value="5">
            <text:p>5</text:p>
          </table:table-cell>
          <table:table-cell table:formula="oooc:=IF([.F33]+[.G33]=35;28;IF(AND([.F33]=28;[.G33]=6;[.C33]&gt;10);27;[.F33]+[.G33]))" office:value-type="float" office:value="10">
            <text:p>10</text:p>
          </table:table-cell>
          <table:table-cell table:formula="oooc:=DATE([.A33];3;22)+[.J33]" office:value-type="date" office:date-value="2040-04-01">
            <text:p>4/1/2040</text:p>
          </table:table-cell>
        </table:table-row>
        <table:table-row table:style-name="ro3">
          <table:table-cell table:formula="oooc:=[.A33]+1" office:value-type="float" office:value="2041">
            <text:p>2041</text:p>
          </table:table-cell>
          <table:table-cell table:formula="oooc:=[.K34]" office:value-type="date" office:date-value="2041-04-21">
            <text:p>4/21/2041</text:p>
          </table:table-cell>
          <table:table-cell table:formula="oooc:=MOD([.A34];19)" office:value-type="float" office:value="8">
            <text:p>8</text:p>
          </table:table-cell>
          <table:table-cell table:formula="oooc:=MOD([.A34];4)" office:value-type="float" office:value="1">
            <text:p>1</text:p>
          </table:table-cell>
          <table:table-cell table:formula="oooc:=MOD([.A34];7)" office:value-type="float" office:value="4">
            <text:p>4</text:p>
          </table:table-cell>
          <table:table-cell table:formula="oooc:=MOD((19*[.C34]+[.H34]);30)" office:value-type="float" office:value="26">
            <text:p>26</text:p>
          </table:table-cell>
          <table:table-cell table:formula="oooc:=MOD((2*[.D34]+4*[.E34]+6*[.F34]+[.I34]);7)" office:value-type="float" office:value="4">
            <text:p>4</text:p>
          </table:table-cell>
          <table:table-cell table:formula="oooc:=IF([.A34]&lt;1700;22;IF([.A34]&lt;1900;23;IF([.A34]&lt;2200;24;25)))" office:value-type="float" office:value="24">
            <text:p>24</text:p>
          </table:table-cell>
          <table:table-cell table:formula="oooc:=IF([.A34]&lt;1700;2;IF([.A34]&lt;1800;3;IF([.A34]&lt;1900;4;IF([.A34]&lt;2100;5;IF([.A34]&lt;2200;6;0)))))" office:value-type="float" office:value="5">
            <text:p>5</text:p>
          </table:table-cell>
          <table:table-cell table:formula="oooc:=IF([.F34]+[.G34]=35;28;IF(AND([.F34]=28;[.G34]=6;[.C34]&gt;10);27;[.F34]+[.G34]))" office:value-type="float" office:value="30">
            <text:p>30</text:p>
          </table:table-cell>
          <table:table-cell table:formula="oooc:=DATE([.A34];3;22)+[.J34]" office:value-type="date" office:date-value="2041-04-21">
            <text:p>4/21/2041</text:p>
          </table:table-cell>
        </table:table-row>
        <table:table-row table:style-name="ro3">
          <table:table-cell table:formula="oooc:=[.A34]+1" office:value-type="float" office:value="2042">
            <text:p>2042</text:p>
          </table:table-cell>
          <table:table-cell table:formula="oooc:=[.K35]" office:value-type="date" office:date-value="2042-04-06">
            <text:p>4/6/2042</text:p>
          </table:table-cell>
          <table:table-cell table:formula="oooc:=MOD([.A35];19)" office:value-type="float" office:value="9">
            <text:p>9</text:p>
          </table:table-cell>
          <table:table-cell table:formula="oooc:=MOD([.A35];4)" office:value-type="float" office:value="2">
            <text:p>2</text:p>
          </table:table-cell>
          <table:table-cell table:formula="oooc:=MOD([.A35];7)" office:value-type="float" office:value="5">
            <text:p>5</text:p>
          </table:table-cell>
          <table:table-cell table:formula="oooc:=MOD((19*[.C35]+[.H35]);30)" office:value-type="float" office:value="15">
            <text:p>15</text:p>
          </table:table-cell>
          <table:table-cell table:formula="oooc:=MOD((2*[.D35]+4*[.E35]+6*[.F35]+[.I35]);7)" office:value-type="float" office:value="0">
            <text:p>0</text:p>
          </table:table-cell>
          <table:table-cell table:formula="oooc:=IF([.A35]&lt;1700;22;IF([.A35]&lt;1900;23;IF([.A35]&lt;2200;24;25)))" office:value-type="float" office:value="24">
            <text:p>24</text:p>
          </table:table-cell>
          <table:table-cell table:formula="oooc:=IF([.A35]&lt;1700;2;IF([.A35]&lt;1800;3;IF([.A35]&lt;1900;4;IF([.A35]&lt;2100;5;IF([.A35]&lt;2200;6;0)))))" office:value-type="float" office:value="5">
            <text:p>5</text:p>
          </table:table-cell>
          <table:table-cell table:formula="oooc:=IF([.F35]+[.G35]=35;28;IF(AND([.F35]=28;[.G35]=6;[.C35]&gt;10);27;[.F35]+[.G35]))" office:value-type="float" office:value="15">
            <text:p>15</text:p>
          </table:table-cell>
          <table:table-cell table:formula="oooc:=DATE([.A35];3;22)+[.J35]" office:value-type="date" office:date-value="2042-04-06">
            <text:p>4/6/2042</text:p>
          </table:table-cell>
        </table:table-row>
        <table:table-row table:style-name="ro3">
          <table:table-cell table:formula="oooc:=[.A35]+1" office:value-type="float" office:value="2043">
            <text:p>2043</text:p>
          </table:table-cell>
          <table:table-cell table:formula="oooc:=[.K36]" office:value-type="date" office:date-value="2043-03-29">
            <text:p>3/29/2043</text:p>
          </table:table-cell>
          <table:table-cell table:formula="oooc:=MOD([.A36];19)" office:value-type="float" office:value="10">
            <text:p>10</text:p>
          </table:table-cell>
          <table:table-cell table:formula="oooc:=MOD([.A36];4)" office:value-type="float" office:value="3">
            <text:p>3</text:p>
          </table:table-cell>
          <table:table-cell table:formula="oooc:=MOD([.A36];7)" office:value-type="float" office:value="6">
            <text:p>6</text:p>
          </table:table-cell>
          <table:table-cell table:formula="oooc:=MOD((19*[.C36]+[.H36]);30)" office:value-type="float" office:value="4">
            <text:p>4</text:p>
          </table:table-cell>
          <table:table-cell table:formula="oooc:=MOD((2*[.D36]+4*[.E36]+6*[.F36]+[.I36]);7)" office:value-type="float" office:value="3">
            <text:p>3</text:p>
          </table:table-cell>
          <table:table-cell table:formula="oooc:=IF([.A36]&lt;1700;22;IF([.A36]&lt;1900;23;IF([.A36]&lt;2200;24;25)))" office:value-type="float" office:value="24">
            <text:p>24</text:p>
          </table:table-cell>
          <table:table-cell table:formula="oooc:=IF([.A36]&lt;1700;2;IF([.A36]&lt;1800;3;IF([.A36]&lt;1900;4;IF([.A36]&lt;2100;5;IF([.A36]&lt;2200;6;0)))))" office:value-type="float" office:value="5">
            <text:p>5</text:p>
          </table:table-cell>
          <table:table-cell table:formula="oooc:=IF([.F36]+[.G36]=35;28;IF(AND([.F36]=28;[.G36]=6;[.C36]&gt;10);27;[.F36]+[.G36]))" office:value-type="float" office:value="7">
            <text:p>7</text:p>
          </table:table-cell>
          <table:table-cell table:formula="oooc:=DATE([.A36];3;22)+[.J36]" office:value-type="date" office:date-value="2043-03-29">
            <text:p>3/29/2043</text:p>
          </table:table-cell>
        </table:table-row>
        <table:table-row table:style-name="ro3">
          <table:table-cell table:formula="oooc:=[.A36]+1" office:value-type="float" office:value="2044">
            <text:p>2044</text:p>
          </table:table-cell>
          <table:table-cell table:formula="oooc:=[.K37]" office:value-type="date" office:date-value="2044-04-17">
            <text:p>4/17/2044</text:p>
          </table:table-cell>
          <table:table-cell table:formula="oooc:=MOD([.A37];19)" office:value-type="float" office:value="11">
            <text:p>11</text:p>
          </table:table-cell>
          <table:table-cell table:formula="oooc:=MOD([.A37];4)" office:value-type="float" office:value="0">
            <text:p>0</text:p>
          </table:table-cell>
          <table:table-cell table:formula="oooc:=MOD([.A37];7)" office:value-type="float" office:value="0">
            <text:p>0</text:p>
          </table:table-cell>
          <table:table-cell table:formula="oooc:=MOD((19*[.C37]+[.H37]);30)" office:value-type="float" office:value="23">
            <text:p>23</text:p>
          </table:table-cell>
          <table:table-cell table:formula="oooc:=MOD((2*[.D37]+4*[.E37]+6*[.F37]+[.I37]);7)" office:value-type="float" office:value="3">
            <text:p>3</text:p>
          </table:table-cell>
          <table:table-cell table:formula="oooc:=IF([.A37]&lt;1700;22;IF([.A37]&lt;1900;23;IF([.A37]&lt;2200;24;25)))" office:value-type="float" office:value="24">
            <text:p>24</text:p>
          </table:table-cell>
          <table:table-cell table:formula="oooc:=IF([.A37]&lt;1700;2;IF([.A37]&lt;1800;3;IF([.A37]&lt;1900;4;IF([.A37]&lt;2100;5;IF([.A37]&lt;2200;6;0)))))" office:value-type="float" office:value="5">
            <text:p>5</text:p>
          </table:table-cell>
          <table:table-cell table:formula="oooc:=IF([.F37]+[.G37]=35;28;IF(AND([.F37]=28;[.G37]=6;[.C37]&gt;10);27;[.F37]+[.G37]))" office:value-type="float" office:value="26">
            <text:p>26</text:p>
          </table:table-cell>
          <table:table-cell table:formula="oooc:=DATE([.A37];3;22)+[.J37]" office:value-type="date" office:date-value="2044-04-17">
            <text:p>4/17/2044</text:p>
          </table:table-cell>
        </table:table-row>
        <table:table-row table:style-name="ro3">
          <table:table-cell table:formula="oooc:=[.A37]+1" office:value-type="float" office:value="2045">
            <text:p>2045</text:p>
          </table:table-cell>
          <table:table-cell table:formula="oooc:=[.K38]" office:value-type="date" office:date-value="2045-04-09">
            <text:p>4/9/2045</text:p>
          </table:table-cell>
          <table:table-cell table:formula="oooc:=MOD([.A38];19)" office:value-type="float" office:value="12">
            <text:p>12</text:p>
          </table:table-cell>
          <table:table-cell table:formula="oooc:=MOD([.A38];4)" office:value-type="float" office:value="1">
            <text:p>1</text:p>
          </table:table-cell>
          <table:table-cell table:formula="oooc:=MOD([.A38];7)" office:value-type="float" office:value="1">
            <text:p>1</text:p>
          </table:table-cell>
          <table:table-cell table:formula="oooc:=MOD((19*[.C38]+[.H38]);30)" office:value-type="float" office:value="12">
            <text:p>12</text:p>
          </table:table-cell>
          <table:table-cell table:formula="oooc:=MOD((2*[.D38]+4*[.E38]+6*[.F38]+[.I38]);7)" office:value-type="float" office:value="6">
            <text:p>6</text:p>
          </table:table-cell>
          <table:table-cell table:formula="oooc:=IF([.A38]&lt;1700;22;IF([.A38]&lt;1900;23;IF([.A38]&lt;2200;24;25)))" office:value-type="float" office:value="24">
            <text:p>24</text:p>
          </table:table-cell>
          <table:table-cell table:formula="oooc:=IF([.A38]&lt;1700;2;IF([.A38]&lt;1800;3;IF([.A38]&lt;1900;4;IF([.A38]&lt;2100;5;IF([.A38]&lt;2200;6;0)))))" office:value-type="float" office:value="5">
            <text:p>5</text:p>
          </table:table-cell>
          <table:table-cell table:formula="oooc:=IF([.F38]+[.G38]=35;28;IF(AND([.F38]=28;[.G38]=6;[.C38]&gt;10);27;[.F38]+[.G38]))" office:value-type="float" office:value="18">
            <text:p>18</text:p>
          </table:table-cell>
          <table:table-cell table:formula="oooc:=DATE([.A38];3;22)+[.J38]" office:value-type="date" office:date-value="2045-04-09">
            <text:p>4/9/2045</text:p>
          </table:table-cell>
        </table:table-row>
        <table:table-row table:style-name="ro3">
          <table:table-cell table:formula="oooc:=[.A38]+1" office:value-type="float" office:value="2046">
            <text:p>2046</text:p>
          </table:table-cell>
          <table:table-cell table:formula="oooc:=[.K39]" office:value-type="date" office:date-value="2046-03-25">
            <text:p>3/25/2046</text:p>
          </table:table-cell>
          <table:table-cell table:formula="oooc:=MOD([.A39];19)" office:value-type="float" office:value="13">
            <text:p>13</text:p>
          </table:table-cell>
          <table:table-cell table:formula="oooc:=MOD([.A39];4)" office:value-type="float" office:value="2">
            <text:p>2</text:p>
          </table:table-cell>
          <table:table-cell table:formula="oooc:=MOD([.A39];7)" office:value-type="float" office:value="2">
            <text:p>2</text:p>
          </table:table-cell>
          <table:table-cell table:formula="oooc:=MOD((19*[.C39]+[.H39]);30)" office:value-type="float" office:value="1">
            <text:p>1</text:p>
          </table:table-cell>
          <table:table-cell table:formula="oooc:=MOD((2*[.D39]+4*[.E39]+6*[.F39]+[.I39]);7)" office:value-type="float" office:value="2">
            <text:p>2</text:p>
          </table:table-cell>
          <table:table-cell table:formula="oooc:=IF([.A39]&lt;1700;22;IF([.A39]&lt;1900;23;IF([.A39]&lt;2200;24;25)))" office:value-type="float" office:value="24">
            <text:p>24</text:p>
          </table:table-cell>
          <table:table-cell table:formula="oooc:=IF([.A39]&lt;1700;2;IF([.A39]&lt;1800;3;IF([.A39]&lt;1900;4;IF([.A39]&lt;2100;5;IF([.A39]&lt;2200;6;0)))))" office:value-type="float" office:value="5">
            <text:p>5</text:p>
          </table:table-cell>
          <table:table-cell table:formula="oooc:=IF([.F39]+[.G39]=35;28;IF(AND([.F39]=28;[.G39]=6;[.C39]&gt;10);27;[.F39]+[.G39]))" office:value-type="float" office:value="3">
            <text:p>3</text:p>
          </table:table-cell>
          <table:table-cell table:formula="oooc:=DATE([.A39];3;22)+[.J39]" office:value-type="date" office:date-value="2046-03-25">
            <text:p>3/25/2046</text:p>
          </table:table-cell>
        </table:table-row>
        <table:table-row table:style-name="ro3">
          <table:table-cell table:formula="oooc:=[.A39]+1" office:value-type="float" office:value="2047">
            <text:p>2047</text:p>
          </table:table-cell>
          <table:table-cell table:formula="oooc:=[.K40]" office:value-type="date" office:date-value="2047-04-14">
            <text:p>4/14/2047</text:p>
          </table:table-cell>
          <table:table-cell table:formula="oooc:=MOD([.A40];19)" office:value-type="float" office:value="14">
            <text:p>14</text:p>
          </table:table-cell>
          <table:table-cell table:formula="oooc:=MOD([.A40];4)" office:value-type="float" office:value="3">
            <text:p>3</text:p>
          </table:table-cell>
          <table:table-cell table:formula="oooc:=MOD([.A40];7)" office:value-type="float" office:value="3">
            <text:p>3</text:p>
          </table:table-cell>
          <table:table-cell table:formula="oooc:=MOD((19*[.C40]+[.H40]);30)" office:value-type="float" office:value="20">
            <text:p>20</text:p>
          </table:table-cell>
          <table:table-cell table:formula="oooc:=MOD((2*[.D40]+4*[.E40]+6*[.F40]+[.I40]);7)" office:value-type="float" office:value="3">
            <text:p>3</text:p>
          </table:table-cell>
          <table:table-cell table:formula="oooc:=IF([.A40]&lt;1700;22;IF([.A40]&lt;1900;23;IF([.A40]&lt;2200;24;25)))" office:value-type="float" office:value="24">
            <text:p>24</text:p>
          </table:table-cell>
          <table:table-cell table:formula="oooc:=IF([.A40]&lt;1700;2;IF([.A40]&lt;1800;3;IF([.A40]&lt;1900;4;IF([.A40]&lt;2100;5;IF([.A40]&lt;2200;6;0)))))" office:value-type="float" office:value="5">
            <text:p>5</text:p>
          </table:table-cell>
          <table:table-cell table:formula="oooc:=IF([.F40]+[.G40]=35;28;IF(AND([.F40]=28;[.G40]=6;[.C40]&gt;10);27;[.F40]+[.G40]))" office:value-type="float" office:value="23">
            <text:p>23</text:p>
          </table:table-cell>
          <table:table-cell table:formula="oooc:=DATE([.A40];3;22)+[.J40]" office:value-type="date" office:date-value="2047-04-14">
            <text:p>4/14/2047</text:p>
          </table:table-cell>
        </table:table-row>
        <table:table-row table:style-name="ro3">
          <table:table-cell table:formula="oooc:=[.A40]+1" office:value-type="float" office:value="2048">
            <text:p>2048</text:p>
          </table:table-cell>
          <table:table-cell table:formula="oooc:=[.K41]" office:value-type="date" office:date-value="2048-04-05">
            <text:p>4/5/2048</text:p>
          </table:table-cell>
          <table:table-cell table:formula="oooc:=MOD([.A41];19)" office:value-type="float" office:value="15">
            <text:p>15</text:p>
          </table:table-cell>
          <table:table-cell table:formula="oooc:=MOD([.A41];4)" office:value-type="float" office:value="0">
            <text:p>0</text:p>
          </table:table-cell>
          <table:table-cell table:formula="oooc:=MOD([.A41];7)" office:value-type="float" office:value="4">
            <text:p>4</text:p>
          </table:table-cell>
          <table:table-cell table:formula="oooc:=MOD((19*[.C41]+[.H41]);30)" office:value-type="float" office:value="9">
            <text:p>9</text:p>
          </table:table-cell>
          <table:table-cell table:formula="oooc:=MOD((2*[.D41]+4*[.E41]+6*[.F41]+[.I41]);7)" office:value-type="float" office:value="5">
            <text:p>5</text:p>
          </table:table-cell>
          <table:table-cell table:formula="oooc:=IF([.A41]&lt;1700;22;IF([.A41]&lt;1900;23;IF([.A41]&lt;2200;24;25)))" office:value-type="float" office:value="24">
            <text:p>24</text:p>
          </table:table-cell>
          <table:table-cell table:formula="oooc:=IF([.A41]&lt;1700;2;IF([.A41]&lt;1800;3;IF([.A41]&lt;1900;4;IF([.A41]&lt;2100;5;IF([.A41]&lt;2200;6;0)))))" office:value-type="float" office:value="5">
            <text:p>5</text:p>
          </table:table-cell>
          <table:table-cell table:formula="oooc:=IF([.F41]+[.G41]=35;28;IF(AND([.F41]=28;[.G41]=6;[.C41]&gt;10);27;[.F41]+[.G41]))" office:value-type="float" office:value="14">
            <text:p>14</text:p>
          </table:table-cell>
          <table:table-cell table:formula="oooc:=DATE([.A41];3;22)+[.J41]" office:value-type="date" office:date-value="2048-04-05">
            <text:p>4/5/2048</text:p>
          </table:table-cell>
        </table:table-row>
      </table:table>
      <table:table table:name="Sheet3" table:style-name="ta1" table:print="false">
        <office:forms form:automatic-focus="false" form:apply-design-mode="false"/>
        <table:table-column table:style-name="co5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date-style style:name="N120">
      <number:month/>
      <number:text>/</number:text>
      <number:day/>
      <number:text>/</number:text>
      <number:year number:style="long"/>
    </number:date-style>
    <number:date-style style:name="N121">
      <number:day number:style="long"/>
      <number:text> </number:text>
      <number:month number:textual="true"/>
    </number:date-style>
    <number:date-style style:name="N122">
      <number:day-of-week number:style="long"/>
    </number:date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4.25in" fo:page-height="6.75in" fo:margin-top="0.25in" fo:margin-bottom="0.25in" fo:margin-left="0.25in" fo:margin-right="0.25in" style:shadow="non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08">11/08/2008</text:date>, <text:time>01:22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
  </meta:generator>
    <meta:initial-creator>David Siefker</meta:initial-creator>
    <meta:creation-date>2008-11-07T23:06:46</meta:creation-date>
    <dc:creator>David Siefker</dc:creator>
    <dc:date>2008-11-08T01:22:31</dc:date>
    <meta:editing-cycles>2</meta:editing-cycles>
    <meta:editing-duration>PT1H27M42S</meta:editing-duration>
    <meta:user-defined meta:name="Info 1"/>
    <meta:user-defined meta:name="Info 2"/>
    <meta:user-defined meta:name="Info 3"/>
    <meta:user-defined meta:name="Info 4"/>
    <meta:document-statistic meta:table-count="3" meta:cell-count="1127"/>
  </office:meta>
</office:document-meta>
</file>